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3" svg:font-family="'Noto Mono'" style:font-adornments="Regular" style:font-pitch="fixed"/>
    <style:font-face style:name="Noto Mono2" svg:font-family="'Noto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" svg:font-family="'Noto Mono'" style:font-family-generic="roman" style:font-pitch="variable"/>
    <style:font-face style:name="Noto Mono1" svg:font-family="'Noto Mono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textarea-horizontal-align="center" draw:auto-grow-height="true" draw:auto-grow-width="false" fo:max-height="0cm" fo:min-height="1.491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draw:textarea-horizontal-align="center" draw:auto-grow-height="true" draw:auto-grow-width="false" fo:max-height="0cm" fo:min-height="0.75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19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9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981cm"/>
      <style:paragraph-properties style:writing-mode="lr-tb"/>
    </style:style>
    <style:style style:name="gr12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574cm"/>
      <style:paragraph-properties style:writing-mode="lr-tb"/>
    </style:style>
    <style:style style:name="gr14" style:family="graphic" style:parent-style-name="objectwithoutfill">
      <style:graphic-properties svg:stroke-color="#333333" draw:marker-end="Arrow" draw:marker-end-width="0.3cm"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726cm"/>
      <style:paragraph-properties style:writing-mode="lr-tb"/>
    </style:style>
    <style:style style:name="gr1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7" style:family="graphic" style:parent-style-name="standard">
      <style:graphic-properties draw:stroke="solid" svg:stroke-color="#ff0000" draw:fill="none" draw:fill-color="#ffffff" draw:textarea-horizontal-align="center" draw:auto-grow-height="true" draw:auto-grow-width="false" fo:max-height="0cm" fo:min-height="0.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.1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96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color="#ff0000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ff0000"/>
    </style:style>
    <style:style style:name="P11" style:family="paragraph">
      <style:text-properties style:use-window-font-color="true" fo:font-size="18pt" style:font-size-asian="18pt" style:font-size-complex="18pt"/>
    </style:style>
    <style:style style:name="P12" style:family="paragraph">
      <loext:graphic-properties draw:fill="none" draw:fill-color="#ffffff"/>
      <style:paragraph-properties style:writing-mode="lr-tb"/>
      <style:text-properties style:use-window-font-color="true" fo:font-size="18pt" style:font-size-asian="18pt" style:font-size-complex="18pt"/>
    </style:style>
    <style:style style:name="P13" style:family="paragraph">
      <loext:graphic-properties draw:fill="none" draw:fill-color="#ffffff"/>
      <style:text-properties style:use-window-font-color="true" fo:font-size="18pt" style:font-size-asian="18pt" style:font-size-complex="18pt"/>
    </style:style>
    <style:style style:name="P14" style:family="paragraph">
      <style:text-properties fo:color="#ff0000" fo:font-size="18pt" style:font-size-asian="18pt" style:font-size-complex="18pt"/>
    </style:style>
    <style:style style:name="P15" style:family="paragraph">
      <loext:graphic-properties draw:fill="none" draw:fill-color="#ffffff"/>
      <style:text-properties fo:color="#ff0000" fo:font-size="18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color="#ff0000" style:text-line-through-style="solid" style:text-line-through-type="singl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style:use-window-font-color="true"/>
    </style:style>
    <style:style style:name="T4" style:family="text">
      <style:text-properties fo:color="#000000"/>
    </style:style>
    <style:style style:name="T5" style:family="text">
      <style:text-properties style:use-window-font-color="true" fo:font-size="18pt" style:font-size-asian="18pt" style:font-size-complex="18pt"/>
    </style:style>
    <style:style style:name="T6" style:family="text">
      <style:text-properties fo:color="#ff0000" fo:font-size="18pt" style:font-size-asian="18pt" style:font-size-complex="18pt"/>
    </style:style>
    <style:style style:name="T7" style:family="text">
      <style:text-properties fo:color="#ff0000"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inked structures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node</text:p>
          </draw:text-box>
        </draw:frame>
        <draw:frame draw:style-name="gr2" draw:text-style-name="P3" draw:layer="layout" svg:width="19cm" svg:height="1.741cm" svg:x="2.4cm" svg:y="5.4cm">
          <draw:text-box>
            <text:p>{Waarde} | {geheugenadres volgende node}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.4cm" svg:height="1cm" svg:x="13cm" svg:y="5.4cm">
          <draw:text-box>
            <text:p>79</text:p>
          </draw:text-box>
        </draw:frame>
        <draw:frame draw:style-name="gr3" draw:text-style-name="P3" xml:id="id2" draw:id="id2" draw:layer="layout" svg:width="1.4cm" svg:height="1cm" svg:x="17cm" svg:y="7cm">
          <draw:text-box>
            <text:p>58</text:p>
          </draw:text-box>
        </draw:frame>
        <draw:frame draw:style-name="gr3" draw:text-style-name="P3" xml:id="id1" draw:id="id1" draw:layer="layout" svg:width="1.4cm" svg:height="1cm" svg:x="13cm" svg:y="5.4cm">
          <draw:text-box>
            <text:p>79</text:p>
          </draw:text-box>
        </draw:frame>
        <draw:frame draw:style-name="gr3" draw:text-style-name="P3" xml:id="id6" draw:id="id6" draw:layer="layout" svg:width="1.4cm" svg:height="1cm" svg:x="24.8cm" svg:y="4.6cm">
          <draw:text-box>
            <text:p>95</text:p>
          </draw:text-box>
        </draw:frame>
        <draw:frame draw:style-name="gr3" draw:text-style-name="P3" xml:id="id5" draw:id="id5" draw:layer="layout" svg:width="1.4cm" svg:height="1cm" svg:x="21.6cm" svg:y="4.6cm">
          <draw:text-box>
            <text:p>78</text:p>
          </draw:text-box>
        </draw:frame>
        <draw:frame draw:style-name="gr3" draw:text-style-name="P3" xml:id="id3" draw:id="id3" draw:layer="layout" svg:width="1.4cm" svg:height="1cm" svg:x="16.2cm" svg:y="10.8cm">
          <draw:text-box>
            <text:p>70</text:p>
          </draw:text-box>
        </draw:frame>
        <draw:connector draw:style-name="gr4" draw:text-style-name="P5" draw:layer="layout" draw:type="curve" svg:x1="14.4cm" svg:y1="5.9cm" svg:x2="17cm" svg:y2="7.5cm" draw:start-shape="id1" draw:start-glue-point="1" draw:end-shape="id2" draw:end-glue-point="3" svg:d="M14400 5900c1950 0 650 1600 2600 1600" svg:viewBox="0 0 2601 1601">
          <text:p/>
        </draw:connector>
        <draw:connector draw:style-name="gr4" draw:text-style-name="P5" draw:layer="layout" draw:type="curve" svg:x1="18.4cm" svg:y1="7.5cm" svg:x2="16.2cm" svg:y2="11.3cm" draw:start-shape="id2" draw:start-glue-point="1" draw:end-shape="id3" draw:end-glue-point="3" svg:d="M18400 7500c751 0 501 1900-1100 1900s-1851 1900-1100 1900" svg:viewBox="0 0 3013 3801">
          <text:p/>
        </draw:connector>
        <draw:frame draw:style-name="gr3" draw:text-style-name="P3" xml:id="id4" draw:id="id4" draw:layer="layout" svg:width="1.4cm" svg:height="1cm" svg:x="23.8cm" svg:y="8.4cm">
          <draw:text-box>
            <text:p>12</text:p>
          </draw:text-box>
        </draw:frame>
        <draw:connector draw:style-name="gr4" draw:text-style-name="P5" draw:layer="layout" draw:type="curve" svg:x1="17.6cm" svg:y1="11.3cm" svg:x2="23.8cm" svg:y2="8.9cm" draw:start-shape="id3" draw:start-glue-point="1" draw:end-shape="id4" draw:end-glue-point="3" svg:d="M17600 11300c4650 0 1550-2400 6200-2400" svg:viewBox="0 0 6201 2401">
          <text:p/>
        </draw:connector>
        <draw:connector draw:style-name="gr4" draw:text-style-name="P5" draw:layer="layout" draw:type="curve" svg:x1="25.2cm" svg:y1="8.9cm" svg:x2="21.6cm" svg:y2="5.1cm" draw:start-shape="id4" draw:start-glue-point="1" draw:end-shape="id5" draw:end-glue-point="3" svg:d="M25200 8900c751 0 501-1900-1800-1900s-2551-1900-1800-1900" svg:viewBox="0 0 4359 3801">
          <text:p/>
        </draw:connector>
        <draw:connector draw:style-name="gr4" draw:text-style-name="P5" draw:layer="layout" draw:type="curve" svg:x1="23cm" svg:y1="5.1cm" svg:x2="24.8cm" svg:y2="5.1cm" draw:start-shape="id5" draw:start-glue-point="1" draw:end-shape="id6" draw:end-glue-point="3" svg:d="M23000 5100h1800" svg:viewBox="0 0 1801 1">
          <text:p/>
        </draw:connector>
        <draw:line draw:style-name="gr5" draw:text-style-name="P5" draw:layer="layout" svg:x1="7.4cm" svg:y1="2.2cm" svg:x2="7.4cm" svg:y2="13.4cm">
          <text:p/>
        </draw:line>
        <draw:frame draw:style-name="gr6" draw:text-style-name="P7" xml:id="id7" draw:id="id7" draw:layer="layout" svg:width="1.6cm" svg:height="0.996cm" svg:x="2.6cm" svg:y="3.2cm">
          <draw:text-box>
            <text:p text:style-name="P6">L</text:p>
          </draw:text-box>
        </draw:frame>
        <draw:connector draw:style-name="gr4" draw:text-style-name="P5" draw:layer="layout" draw:type="curve" svg:x1="4.2cm" svg:y1="3.698cm" svg:x2="13cm" svg:y2="5.9cm" draw:start-shape="id7" draw:start-glue-point="1" draw:end-shape="id1" draw:end-glue-point="3" svg:d="M4200 3698c6600 0 2200 2202 8800 2202" svg:viewBox="0 0 8801 2203">
          <text:p/>
        </draw:connector>
        <draw:frame draw:style-name="gr6" draw:text-style-name="P8" draw:layer="layout" svg:width="3.6cm" svg:height="0.996cm" svg:x="1.6cm" svg:y="1.2cm">
          <draw:text-box>
            <text:p><text:span text:style-name="T1">stack</text:span></text:p>
          </draw:text-box>
        </draw:frame>
        <draw:frame draw:style-name="gr6" draw:text-style-name="P8" draw:layer="layout" svg:width="3.6cm" svg:height="0.996cm" svg:x="14cm" svg:y="1.2cm">
          <draw:text-box>
            <text:p><text:span text:style-name="T1">heap</text:span></text:p>
          </draw:text-box>
        </draw:frame>
        <draw:frame draw:style-name="gr3" draw:text-style-name="P3" draw:layer="layout" svg:width="1.4cm" svg:height="1cm" svg:x="26.2cm" svg:y="4.6cm">
          <draw:text-box>
            <text:p>ø</text:p>
          </draw:text-box>
        </draw:frame>
        <draw:frame draw:style-name="gr7" draw:text-style-name="P9" draw:layer="layout" svg:width="2.2cm" svg:height="1.4cm" svg:x="12.6cm" svg:y="6.4cm">
          <draw:text-box>
            <text:p><text:span text:style-name="T2">head</text:span></text:p>
          </draw:text-box>
        </draw:frame>
        <draw:frame draw:style-name="gr8" draw:text-style-name="P9" draw:layer="layout" svg:width="2.2cm" svg:height="1cm" svg:x="25.2cm" svg:y="5.6cm">
          <draw:text-box>
            <text:p><text:span text:style-name="T2">tai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.4cm" svg:height="1cm" svg:x="13cm" svg:y="5.4cm">
          <draw:text-box>
            <text:p>79</text:p>
          </draw:text-box>
        </draw:frame>
        <draw:frame draw:style-name="gr3" draw:text-style-name="P3" xml:id="id9" draw:id="id9" draw:layer="layout" svg:width="1.4cm" svg:height="1cm" svg:x="17cm" svg:y="7cm">
          <draw:text-box>
            <text:p>58</text:p>
          </draw:text-box>
        </draw:frame>
        <draw:frame draw:style-name="gr3" draw:text-style-name="P3" xml:id="id8" draw:id="id8" draw:layer="layout" svg:width="1.4cm" svg:height="1cm" svg:x="13cm" svg:y="5.4cm">
          <draw:text-box>
            <text:p>79</text:p>
          </draw:text-box>
        </draw:frame>
        <draw:frame draw:style-name="gr3" draw:text-style-name="P3" xml:id="id13" draw:id="id13" draw:layer="layout" svg:width="1.4cm" svg:height="1cm" svg:x="24.8cm" svg:y="4.6cm">
          <draw:text-box>
            <text:p>95</text:p>
          </draw:text-box>
        </draw:frame>
        <draw:frame draw:style-name="gr3" draw:text-style-name="P3" xml:id="id12" draw:id="id12" draw:layer="layout" svg:width="1.4cm" svg:height="1cm" svg:x="21.6cm" svg:y="4.6cm">
          <draw:text-box>
            <text:p>78</text:p>
          </draw:text-box>
        </draw:frame>
        <draw:frame draw:style-name="gr3" draw:text-style-name="P3" xml:id="id10" draw:id="id10" draw:layer="layout" svg:width="1.4cm" svg:height="1cm" svg:x="16.2cm" svg:y="10.8cm">
          <draw:text-box>
            <text:p>70</text:p>
          </draw:text-box>
        </draw:frame>
        <draw:connector draw:style-name="gr4" draw:text-style-name="P5" draw:layer="layout" draw:type="curve" svg:x1="14.4cm" svg:y1="5.9cm" svg:x2="17cm" svg:y2="7.5cm" draw:start-shape="id8" draw:start-glue-point="1" draw:end-shape="id9" draw:end-glue-point="3" svg:d="M14400 5900c1950 0 650 1600 2600 1600" svg:viewBox="0 0 2601 1601">
          <text:p/>
        </draw:connector>
        <draw:connector draw:style-name="gr4" draw:text-style-name="P5" draw:layer="layout" draw:type="curve" svg:x1="18.4cm" svg:y1="7.5cm" svg:x2="16.2cm" svg:y2="11.3cm" draw:start-shape="id9" draw:start-glue-point="1" draw:end-shape="id10" draw:end-glue-point="3" svg:d="M18400 7500c751 0 501 1900-1100 1900s-1851 1900-1100 1900" svg:viewBox="0 0 3013 3801">
          <text:p/>
        </draw:connector>
        <draw:frame draw:style-name="gr3" draw:text-style-name="P3" xml:id="id11" draw:id="id11" draw:layer="layout" svg:width="1.4cm" svg:height="1cm" svg:x="23.8cm" svg:y="8.4cm">
          <draw:text-box>
            <text:p>12</text:p>
          </draw:text-box>
        </draw:frame>
        <draw:connector draw:style-name="gr4" draw:text-style-name="P5" draw:layer="layout" draw:type="curve" svg:x1="17.6cm" svg:y1="11.3cm" svg:x2="23.8cm" svg:y2="8.9cm" draw:start-shape="id10" draw:start-glue-point="1" draw:end-shape="id11" draw:end-glue-point="3" svg:d="M17600 11300c4650 0 1550-2400 6200-2400" svg:viewBox="0 0 6201 2401">
          <text:p/>
        </draw:connector>
        <draw:connector draw:style-name="gr4" draw:text-style-name="P5" draw:layer="layout" draw:type="curve" svg:x1="25.2cm" svg:y1="8.9cm" svg:x2="21.6cm" svg:y2="5.1cm" draw:start-shape="id11" draw:start-glue-point="1" draw:end-shape="id12" draw:end-glue-point="3" svg:d="M25200 8900c751 0 501-1900-1800-1900s-2551-1900-1800-1900" svg:viewBox="0 0 4359 3801">
          <text:p/>
        </draw:connector>
        <draw:connector draw:style-name="gr4" draw:text-style-name="P5" draw:layer="layout" draw:type="curve" svg:x1="23cm" svg:y1="5.1cm" svg:x2="24.8cm" svg:y2="5.1cm" draw:start-shape="id12" draw:start-glue-point="1" draw:end-shape="id13" draw:end-glue-point="3" svg:d="M23000 5100h1800" svg:viewBox="0 0 1801 1">
          <text:p/>
        </draw:connector>
        <draw:line draw:style-name="gr5" draw:text-style-name="P5" draw:layer="layout" svg:x1="7.4cm" svg:y1="2.2cm" svg:x2="7.4cm" svg:y2="13.4cm">
          <text:p/>
        </draw:line>
        <draw:frame draw:style-name="gr6" draw:text-style-name="P7" xml:id="id14" draw:id="id14" draw:layer="layout" svg:width="1.6cm" svg:height="0.996cm" svg:x="2.6cm" svg:y="3.2cm">
          <draw:text-box>
            <text:p text:style-name="P6">L</text:p>
          </draw:text-box>
        </draw:frame>
        <draw:connector draw:style-name="gr4" draw:text-style-name="P5" draw:layer="layout" draw:type="curve" svg:x1="4.2cm" svg:y1="3.698cm" svg:x2="13cm" svg:y2="5.9cm" draw:start-shape="id14" draw:start-glue-point="1" draw:end-shape="id8" draw:end-glue-point="3" svg:d="M4200 3698c6600 0 2200 2202 8800 2202" svg:viewBox="0 0 8801 2203">
          <text:p/>
        </draw:connector>
        <draw:frame draw:style-name="gr6" draw:text-style-name="P8" draw:layer="layout" svg:width="3.6cm" svg:height="0.996cm" svg:x="1.6cm" svg:y="1.2cm">
          <draw:text-box>
            <text:p><text:span text:style-name="T1">stack</text:span></text:p>
          </draw:text-box>
        </draw:frame>
        <draw:frame draw:style-name="gr6" draw:text-style-name="P8" draw:layer="layout" svg:width="3.6cm" svg:height="0.996cm" svg:x="14cm" svg:y="1.2cm">
          <draw:text-box>
            <text:p><text:span text:style-name="T1">heap</text:span></text:p>
          </draw:text-box>
        </draw:frame>
        <draw:frame draw:style-name="gr3" draw:text-style-name="P3" draw:layer="layout" svg:width="1.4cm" svg:height="1cm" svg:x="10.2cm" svg:y="7.2cm">
          <draw:text-box>
            <text:p>ø</text:p>
          </draw:text-box>
        </draw:frame>
        <draw:frame draw:style-name="gr6" draw:text-style-name="P8" draw:layer="layout" svg:width="8.4cm" svg:height="0.996cm" svg:x="9cm" svg:y="0.4cm">
          <draw:text-box>
            <text:p><text:span text:style-name="T1">APPEND</text:span></text:p>
          </draw:text-box>
        </draw:frame>
        <draw:frame draw:style-name="gr6" draw:text-style-name="P3" xml:id="id15" draw:id="id15" draw:layer="layout" svg:width="3.401cm" svg:height="0.996cm" svg:x="1.4cm" svg:y="7.4cm">
          <draw:text-box>
            <text:p>newNode</text:p>
          </draw:text-box>
        </draw:frame>
        <draw:frame draw:style-name="gr3" draw:text-style-name="P3" xml:id="id16" draw:id="id16" draw:layer="layout" svg:width="1.4cm" svg:height="1cm" svg:x="8.8cm" svg:y="7.2cm">
          <draw:text-box>
            <text:p>23</text:p>
          </draw:text-box>
        </draw:frame>
        <draw:connector draw:style-name="gr4" draw:text-style-name="P5" draw:layer="layout" draw:type="curve" svg:x1="4.801cm" svg:y1="7.898cm" svg:x2="8.8cm" svg:y2="7.7cm" draw:start-shape="id15" draw:start-glue-point="1" draw:end-shape="id16" draw:end-glue-point="3" svg:d="M4801 7898c2998 0 999-198 3999-198" svg:viewBox="0 0 4000 199">
          <text:p/>
        </draw:connector>
        <draw:frame draw:style-name="gr3" draw:text-style-name="P3" draw:layer="layout" svg:width="1.4cm" svg:height="1cm" svg:x="26.2cm" svg:y="4.6cm">
          <draw:text-box>
            <text:p>ø</text:p>
          </draw:text-box>
        </draw:frame>
        <draw:frame draw:style-name="gr9" draw:text-style-name="P3" xml:id="id17" draw:id="id17" draw:layer="layout" svg:width="4.693cm" svg:height="0.996cm" svg:x="1.8cm" svg:y="9.8cm">
          <draw:text-box>
            <text:p>currentNode</text:p>
          </draw:text-box>
        </draw:frame>
        <draw:frame draw:style-name="gr3" draw:text-style-name="P3" xml:id="id18" draw:id="id18" draw:layer="layout" svg:width="1.4cm" svg:height="1cm" svg:x="8.6cm" svg:y="9.8cm">
          <draw:text-box>
            <text:p>ø</text:p>
          </draw:text-box>
        </draw:frame>
        <draw:connector draw:style-name="gr4" draw:text-style-name="P5" draw:layer="layout" draw:type="curve" svg:x1="6.493cm" svg:y1="10.298cm" svg:x2="8.6cm" svg:y2="10.3cm" draw:start-shape="id17" draw:start-glue-point="1" draw:end-shape="id18" draw:end-glue-point="3" svg:d="M6493 10298c1579 0 526 2 2107 2" svg:viewBox="0 0 2108 3">
          <text:p/>
        </draw:connector>
        <draw:frame draw:style-name="gr6" draw:text-style-name="P3" draw:layer="layout" svg:width="11cm" svg:height="0.996cm" svg:x="9cm" svg:y="13.4cm">
          <draw:text-box>
            <text:p text:style-name="P6">currentNode = L.firstNode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.4cm" svg:height="1cm" svg:x="13cm" svg:y="5.4cm">
          <draw:text-box>
            <text:p>79</text:p>
          </draw:text-box>
        </draw:frame>
        <draw:frame draw:style-name="gr3" draw:text-style-name="P3" xml:id="id20" draw:id="id20" draw:layer="layout" svg:width="1.4cm" svg:height="1cm" svg:x="17cm" svg:y="7cm">
          <draw:text-box>
            <text:p>58</text:p>
          </draw:text-box>
        </draw:frame>
        <draw:frame draw:style-name="gr3" draw:text-style-name="P3" xml:id="id19" draw:id="id19" draw:layer="layout" svg:width="1.4cm" svg:height="1cm" svg:x="13cm" svg:y="5.4cm">
          <draw:text-box>
            <text:p>79</text:p>
          </draw:text-box>
        </draw:frame>
        <draw:frame draw:style-name="gr3" draw:text-style-name="P3" xml:id="id24" draw:id="id24" draw:layer="layout" svg:width="1.4cm" svg:height="1cm" svg:x="24.8cm" svg:y="4.6cm">
          <draw:text-box>
            <text:p>95</text:p>
          </draw:text-box>
        </draw:frame>
        <draw:frame draw:style-name="gr3" draw:text-style-name="P3" xml:id="id23" draw:id="id23" draw:layer="layout" svg:width="1.4cm" svg:height="1cm" svg:x="21.6cm" svg:y="4.6cm">
          <draw:text-box>
            <text:p>78</text:p>
          </draw:text-box>
        </draw:frame>
        <draw:frame draw:style-name="gr3" draw:text-style-name="P3" xml:id="id21" draw:id="id21" draw:layer="layout" svg:width="1.4cm" svg:height="1cm" svg:x="16.2cm" svg:y="10.8cm">
          <draw:text-box>
            <text:p>70</text:p>
          </draw:text-box>
        </draw:frame>
        <draw:connector draw:style-name="gr4" draw:text-style-name="P5" draw:layer="layout" draw:type="curve" svg:x1="14.4cm" svg:y1="5.9cm" svg:x2="17cm" svg:y2="7.5cm" draw:start-shape="id19" draw:start-glue-point="1" draw:end-shape="id20" draw:end-glue-point="3" svg:d="M14400 5900c1950 0 650 1600 2600 1600" svg:viewBox="0 0 2601 1601">
          <text:p/>
        </draw:connector>
        <draw:connector draw:style-name="gr4" draw:text-style-name="P5" draw:layer="layout" draw:type="curve" svg:x1="18.4cm" svg:y1="7.5cm" svg:x2="16.2cm" svg:y2="11.3cm" draw:start-shape="id20" draw:start-glue-point="1" draw:end-shape="id21" draw:end-glue-point="3" svg:d="M18400 7500c751 0 501 1900-1100 1900s-1851 1900-1100 1900" svg:viewBox="0 0 3013 3801">
          <text:p/>
        </draw:connector>
        <draw:frame draw:style-name="gr3" draw:text-style-name="P3" xml:id="id22" draw:id="id22" draw:layer="layout" svg:width="1.4cm" svg:height="1cm" svg:x="23.8cm" svg:y="8.4cm">
          <draw:text-box>
            <text:p>12</text:p>
          </draw:text-box>
        </draw:frame>
        <draw:connector draw:style-name="gr4" draw:text-style-name="P5" draw:layer="layout" draw:type="curve" svg:x1="17.6cm" svg:y1="11.3cm" svg:x2="23.8cm" svg:y2="8.9cm" draw:start-shape="id21" draw:start-glue-point="1" draw:end-shape="id22" draw:end-glue-point="3" svg:d="M17600 11300c4650 0 1550-2400 6200-2400" svg:viewBox="0 0 6201 2401">
          <text:p/>
        </draw:connector>
        <draw:connector draw:style-name="gr4" draw:text-style-name="P5" draw:layer="layout" draw:type="curve" svg:x1="25.2cm" svg:y1="8.9cm" svg:x2="21.6cm" svg:y2="5.1cm" draw:start-shape="id22" draw:start-glue-point="1" draw:end-shape="id23" draw:end-glue-point="3" svg:d="M25200 8900c751 0 501-1900-1800-1900s-2551-1900-1800-1900" svg:viewBox="0 0 4359 3801">
          <text:p/>
        </draw:connector>
        <draw:connector draw:style-name="gr4" draw:text-style-name="P5" draw:layer="layout" draw:type="curve" svg:x1="23cm" svg:y1="5.1cm" svg:x2="24.8cm" svg:y2="5.1cm" draw:start-shape="id23" draw:start-glue-point="1" draw:end-shape="id24" draw:end-glue-point="3" svg:d="M23000 5100h1800" svg:viewBox="0 0 1801 1">
          <text:p/>
        </draw:connector>
        <draw:line draw:style-name="gr5" draw:text-style-name="P5" draw:layer="layout" svg:x1="7.4cm" svg:y1="2.2cm" svg:x2="7.4cm" svg:y2="13.4cm">
          <text:p/>
        </draw:line>
        <draw:frame draw:style-name="gr6" draw:text-style-name="P7" xml:id="id25" draw:id="id25" draw:layer="layout" svg:width="1.6cm" svg:height="0.996cm" svg:x="2.6cm" svg:y="3.2cm">
          <draw:text-box>
            <text:p text:style-name="P6">L</text:p>
          </draw:text-box>
        </draw:frame>
        <draw:connector draw:style-name="gr4" draw:text-style-name="P5" draw:layer="layout" draw:type="curve" svg:x1="4.2cm" svg:y1="3.698cm" svg:x2="13cm" svg:y2="5.9cm" draw:start-shape="id25" draw:start-glue-point="1" draw:end-shape="id19" draw:end-glue-point="3" svg:d="M4200 3698c6600 0 2200 2202 8800 2202" svg:viewBox="0 0 8801 2203">
          <text:p/>
        </draw:connector>
        <draw:frame draw:style-name="gr6" draw:text-style-name="P8" draw:layer="layout" svg:width="3.6cm" svg:height="0.996cm" svg:x="1.6cm" svg:y="1.2cm">
          <draw:text-box>
            <text:p><text:span text:style-name="T1">stack</text:span></text:p>
          </draw:text-box>
        </draw:frame>
        <draw:frame draw:style-name="gr6" draw:text-style-name="P8" draw:layer="layout" svg:width="3.6cm" svg:height="0.996cm" svg:x="14cm" svg:y="1.2cm">
          <draw:text-box>
            <text:p><text:span text:style-name="T1">heap</text:span></text:p>
          </draw:text-box>
        </draw:frame>
        <draw:frame draw:style-name="gr3" draw:text-style-name="P3" draw:layer="layout" svg:width="1.4cm" svg:height="1cm" svg:x="10.2cm" svg:y="7.2cm">
          <draw:text-box>
            <text:p>ø</text:p>
          </draw:text-box>
        </draw:frame>
        <draw:frame draw:style-name="gr6" draw:text-style-name="P8" draw:layer="layout" svg:width="8.4cm" svg:height="0.996cm" svg:x="9cm" svg:y="0.4cm">
          <draw:text-box>
            <text:p><text:span text:style-name="T1">APPEND</text:span></text:p>
          </draw:text-box>
        </draw:frame>
        <draw:frame draw:style-name="gr6" draw:text-style-name="P3" xml:id="id26" draw:id="id26" draw:layer="layout" svg:width="3.401cm" svg:height="0.996cm" svg:x="1.4cm" svg:y="7.4cm">
          <draw:text-box>
            <text:p>newNode</text:p>
          </draw:text-box>
        </draw:frame>
        <draw:frame draw:style-name="gr3" draw:text-style-name="P3" xml:id="id27" draw:id="id27" draw:layer="layout" svg:width="1.4cm" svg:height="1cm" svg:x="8.8cm" svg:y="7.2cm">
          <draw:text-box>
            <text:p>23</text:p>
          </draw:text-box>
        </draw:frame>
        <draw:connector draw:style-name="gr4" draw:text-style-name="P5" draw:layer="layout" draw:type="curve" svg:x1="4.801cm" svg:y1="7.898cm" svg:x2="8.8cm" svg:y2="7.7cm" draw:start-shape="id26" draw:start-glue-point="1" draw:end-shape="id27" draw:end-glue-point="3" svg:d="M4801 7898c2998 0 999-198 3999-198" svg:viewBox="0 0 4000 199">
          <text:p/>
        </draw:connector>
        <draw:frame draw:style-name="gr3" draw:text-style-name="P3" draw:layer="layout" svg:width="1.4cm" svg:height="1cm" svg:x="26.2cm" svg:y="4.6cm">
          <draw:text-box>
            <text:p>ø</text:p>
          </draw:text-box>
        </draw:frame>
        <draw:frame draw:style-name="gr9" draw:text-style-name="P3" xml:id="id28" draw:id="id28" draw:layer="layout" svg:width="4.693cm" svg:height="0.996cm" svg:x="1.8cm" svg:y="9.8cm">
          <draw:text-box>
            <text:p>currentNode</text:p>
          </draw:text-box>
        </draw:frame>
        <draw:connector draw:style-name="gr4" draw:text-style-name="P5" draw:layer="layout" draw:type="curve" svg:x1="6.493cm" svg:y1="10.298cm" svg:x2="13.7cm" svg:y2="6.4cm" draw:start-shape="id28" draw:start-glue-point="1" draw:end-shape="id19" draw:end-glue-point="2" svg:d="M6493 10298c4805 0 7207-1299 7207-3898" svg:viewBox="0 0 7208 3899">
          <text:p/>
        </draw:connecto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.4cm" svg:height="1cm" svg:x="13cm" svg:y="5.4cm">
          <draw:text-box>
            <text:p>79</text:p>
          </draw:text-box>
        </draw:frame>
        <draw:frame draw:style-name="gr3" draw:text-style-name="P3" xml:id="id30" draw:id="id30" draw:layer="layout" svg:width="1.4cm" svg:height="1cm" svg:x="17cm" svg:y="7cm">
          <draw:text-box>
            <text:p>58</text:p>
          </draw:text-box>
        </draw:frame>
        <draw:frame draw:style-name="gr3" draw:text-style-name="P3" xml:id="id29" draw:id="id29" draw:layer="layout" svg:width="1.4cm" svg:height="1cm" svg:x="13cm" svg:y="5.4cm">
          <draw:text-box>
            <text:p>79</text:p>
          </draw:text-box>
        </draw:frame>
        <draw:frame draw:style-name="gr3" draw:text-style-name="P3" xml:id="id34" draw:id="id34" draw:layer="layout" svg:width="1.4cm" svg:height="1cm" svg:x="24.8cm" svg:y="4.6cm">
          <draw:text-box>
            <text:p>95</text:p>
          </draw:text-box>
        </draw:frame>
        <draw:frame draw:style-name="gr3" draw:text-style-name="P3" xml:id="id33" draw:id="id33" draw:layer="layout" svg:width="1.4cm" svg:height="1cm" svg:x="21.6cm" svg:y="4.6cm">
          <draw:text-box>
            <text:p>78</text:p>
          </draw:text-box>
        </draw:frame>
        <draw:frame draw:style-name="gr3" draw:text-style-name="P3" xml:id="id31" draw:id="id31" draw:layer="layout" svg:width="1.4cm" svg:height="1cm" svg:x="16.2cm" svg:y="10.8cm">
          <draw:text-box>
            <text:p>70</text:p>
          </draw:text-box>
        </draw:frame>
        <draw:connector draw:style-name="gr4" draw:text-style-name="P5" draw:layer="layout" draw:type="curve" svg:x1="14.4cm" svg:y1="5.9cm" svg:x2="17cm" svg:y2="7.5cm" draw:start-shape="id29" draw:start-glue-point="1" draw:end-shape="id30" draw:end-glue-point="3" svg:d="M14400 5900c1950 0 650 1600 2600 1600" svg:viewBox="0 0 2601 1601">
          <text:p/>
        </draw:connector>
        <draw:connector draw:style-name="gr4" draw:text-style-name="P5" draw:layer="layout" draw:type="curve" svg:x1="18.4cm" svg:y1="7.5cm" svg:x2="16.2cm" svg:y2="11.3cm" draw:start-shape="id30" draw:start-glue-point="1" draw:end-shape="id31" draw:end-glue-point="3" svg:d="M18400 7500c751 0 501 1900-1100 1900s-1851 1900-1100 1900" svg:viewBox="0 0 3013 3801">
          <text:p/>
        </draw:connector>
        <draw:frame draw:style-name="gr3" draw:text-style-name="P3" xml:id="id32" draw:id="id32" draw:layer="layout" svg:width="1.4cm" svg:height="1cm" svg:x="23.8cm" svg:y="8.4cm">
          <draw:text-box>
            <text:p>12</text:p>
          </draw:text-box>
        </draw:frame>
        <draw:connector draw:style-name="gr4" draw:text-style-name="P5" draw:layer="layout" draw:type="curve" svg:x1="17.6cm" svg:y1="11.3cm" svg:x2="23.8cm" svg:y2="8.9cm" draw:start-shape="id31" draw:start-glue-point="1" draw:end-shape="id32" draw:end-glue-point="3" svg:d="M17600 11300c4650 0 1550-2400 6200-2400" svg:viewBox="0 0 6201 2401">
          <text:p/>
        </draw:connector>
        <draw:connector draw:style-name="gr4" draw:text-style-name="P5" draw:layer="layout" draw:type="curve" svg:x1="25.2cm" svg:y1="8.9cm" svg:x2="21.6cm" svg:y2="5.1cm" draw:start-shape="id32" draw:start-glue-point="1" draw:end-shape="id33" draw:end-glue-point="3" svg:d="M25200 8900c751 0 501-1900-1800-1900s-2551-1900-1800-1900" svg:viewBox="0 0 4359 3801">
          <text:p/>
        </draw:connector>
        <draw:connector draw:style-name="gr4" draw:text-style-name="P5" draw:layer="layout" draw:type="curve" svg:x1="23cm" svg:y1="5.1cm" svg:x2="24.8cm" svg:y2="5.1cm" draw:start-shape="id33" draw:start-glue-point="1" draw:end-shape="id34" draw:end-glue-point="3" svg:d="M23000 5100h1800" svg:viewBox="0 0 1801 1">
          <text:p/>
        </draw:connector>
        <draw:line draw:style-name="gr5" draw:text-style-name="P5" draw:layer="layout" svg:x1="7.4cm" svg:y1="2.2cm" svg:x2="7.4cm" svg:y2="13.4cm">
          <text:p/>
        </draw:line>
        <draw:frame draw:style-name="gr6" draw:text-style-name="P7" xml:id="id35" draw:id="id35" draw:layer="layout" svg:width="1.6cm" svg:height="0.996cm" svg:x="2.6cm" svg:y="3.2cm">
          <draw:text-box>
            <text:p text:style-name="P6">L</text:p>
          </draw:text-box>
        </draw:frame>
        <draw:connector draw:style-name="gr4" draw:text-style-name="P5" draw:layer="layout" draw:type="curve" svg:x1="4.2cm" svg:y1="3.698cm" svg:x2="13cm" svg:y2="5.9cm" draw:start-shape="id35" draw:start-glue-point="1" draw:end-shape="id29" draw:end-glue-point="3" svg:d="M4200 3698c6600 0 2200 2202 8800 2202" svg:viewBox="0 0 8801 2203">
          <text:p/>
        </draw:connector>
        <draw:frame draw:style-name="gr6" draw:text-style-name="P8" draw:layer="layout" svg:width="3.6cm" svg:height="0.996cm" svg:x="1.6cm" svg:y="1.2cm">
          <draw:text-box>
            <text:p><text:span text:style-name="T1">stack</text:span></text:p>
          </draw:text-box>
        </draw:frame>
        <draw:frame draw:style-name="gr6" draw:text-style-name="P8" draw:layer="layout" svg:width="3.6cm" svg:height="0.996cm" svg:x="14cm" svg:y="1.2cm">
          <draw:text-box>
            <text:p><text:span text:style-name="T1">heap</text:span></text:p>
          </draw:text-box>
        </draw:frame>
        <draw:frame draw:style-name="gr3" draw:text-style-name="P3" draw:layer="layout" svg:width="1.4cm" svg:height="1cm" svg:x="10.2cm" svg:y="7.2cm">
          <draw:text-box>
            <text:p>ø</text:p>
          </draw:text-box>
        </draw:frame>
        <draw:frame draw:style-name="gr6" draw:text-style-name="P8" draw:layer="layout" svg:width="8.4cm" svg:height="0.996cm" svg:x="9cm" svg:y="0.4cm">
          <draw:text-box>
            <text:p><text:span text:style-name="T1">APPEND</text:span></text:p>
          </draw:text-box>
        </draw:frame>
        <draw:frame draw:style-name="gr6" draw:text-style-name="P3" xml:id="id36" draw:id="id36" draw:layer="layout" svg:width="3.401cm" svg:height="0.996cm" svg:x="1.4cm" svg:y="7.4cm">
          <draw:text-box>
            <text:p>newNode</text:p>
          </draw:text-box>
        </draw:frame>
        <draw:frame draw:style-name="gr3" draw:text-style-name="P3" xml:id="id37" draw:id="id37" draw:layer="layout" svg:width="1.4cm" svg:height="1cm" svg:x="8.8cm" svg:y="7.2cm">
          <draw:text-box>
            <text:p>23</text:p>
          </draw:text-box>
        </draw:frame>
        <draw:connector draw:style-name="gr4" draw:text-style-name="P5" draw:layer="layout" draw:type="curve" svg:x1="4.801cm" svg:y1="7.898cm" svg:x2="8.8cm" svg:y2="7.7cm" draw:start-shape="id36" draw:start-glue-point="1" draw:end-shape="id37" draw:end-glue-point="3" svg:d="M4801 7898c2998 0 999-198 3999-198" svg:viewBox="0 0 4000 199">
          <text:p/>
        </draw:connector>
        <draw:frame draw:style-name="gr3" draw:text-style-name="P3" draw:layer="layout" svg:width="1.4cm" svg:height="1cm" svg:x="26.2cm" svg:y="4.6cm">
          <draw:text-box>
            <text:p>ø</text:p>
          </draw:text-box>
        </draw:frame>
        <draw:frame draw:style-name="gr9" draw:text-style-name="P3" xml:id="id38" draw:id="id38" draw:layer="layout" svg:width="4.693cm" svg:height="0.996cm" svg:x="1.8cm" svg:y="9.8cm">
          <draw:text-box>
            <text:p>currentNode</text:p>
          </draw:text-box>
        </draw:frame>
        <draw:connector draw:style-name="gr4" draw:text-style-name="P5" draw:layer="layout" draw:type="curve" svg:x1="6.493cm" svg:y1="10.298cm" svg:x2="25.5cm" svg:y2="5.6cm" draw:start-shape="id38" draw:start-glue-point="1" draw:end-shape="id34" draw:end-glue-point="2" svg:d="M6493 10298c12672 0 19007-1566 19007-4698" svg:viewBox="0 0 19008 4699">
          <text:p/>
        </draw:connector>
        <draw:frame draw:style-name="gr10" draw:text-style-name="P3" draw:layer="layout" svg:width="16.8cm" svg:height="1.741cm" svg:x="8.6cm" svg:y="12.2cm">
          <draw:text-box>
            <text:p>While currentNode.nextNode not null:</text:p>
            <text:p><text:s text:c="4"/><text:tab/>currentNode = currentNode.nextNode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.4cm" svg:height="1cm" svg:x="13cm" svg:y="5.4cm">
          <draw:text-box>
            <text:p>79</text:p>
          </draw:text-box>
        </draw:frame>
        <draw:frame draw:style-name="gr3" draw:text-style-name="P3" xml:id="id40" draw:id="id40" draw:layer="layout" svg:width="1.4cm" svg:height="1cm" svg:x="17cm" svg:y="7cm">
          <draw:text-box>
            <text:p>58</text:p>
          </draw:text-box>
        </draw:frame>
        <draw:frame draw:style-name="gr3" draw:text-style-name="P3" xml:id="id39" draw:id="id39" draw:layer="layout" svg:width="1.4cm" svg:height="1cm" svg:x="13cm" svg:y="5.4cm">
          <draw:text-box>
            <text:p>79</text:p>
          </draw:text-box>
        </draw:frame>
        <draw:frame draw:style-name="gr3" draw:text-style-name="P3" xml:id="id44" draw:id="id44" draw:layer="layout" svg:width="1.4cm" svg:height="1cm" svg:x="24.8cm" svg:y="4.6cm">
          <draw:text-box>
            <text:p>95</text:p>
          </draw:text-box>
        </draw:frame>
        <draw:frame draw:style-name="gr3" draw:text-style-name="P3" xml:id="id43" draw:id="id43" draw:layer="layout" svg:width="1.4cm" svg:height="1cm" svg:x="21.6cm" svg:y="4.6cm">
          <draw:text-box>
            <text:p>78</text:p>
          </draw:text-box>
        </draw:frame>
        <draw:frame draw:style-name="gr3" draw:text-style-name="P3" xml:id="id41" draw:id="id41" draw:layer="layout" svg:width="1.4cm" svg:height="1cm" svg:x="16.2cm" svg:y="10.8cm">
          <draw:text-box>
            <text:p>70</text:p>
          </draw:text-box>
        </draw:frame>
        <draw:connector draw:style-name="gr4" draw:text-style-name="P5" draw:layer="layout" draw:type="curve" svg:x1="14.4cm" svg:y1="5.9cm" svg:x2="17cm" svg:y2="7.5cm" draw:start-shape="id39" draw:start-glue-point="1" draw:end-shape="id40" draw:end-glue-point="3" svg:d="M14400 5900c1950 0 650 1600 2600 1600" svg:viewBox="0 0 2601 1601">
          <text:p/>
        </draw:connector>
        <draw:connector draw:style-name="gr4" draw:text-style-name="P5" draw:layer="layout" draw:type="curve" svg:x1="18.4cm" svg:y1="7.5cm" svg:x2="16.2cm" svg:y2="11.3cm" draw:start-shape="id40" draw:start-glue-point="1" draw:end-shape="id41" draw:end-glue-point="3" svg:d="M18400 7500c751 0 501 1900-1100 1900s-1851 1900-1100 1900" svg:viewBox="0 0 3013 3801">
          <text:p/>
        </draw:connector>
        <draw:frame draw:style-name="gr3" draw:text-style-name="P3" xml:id="id42" draw:id="id42" draw:layer="layout" svg:width="1.4cm" svg:height="1cm" svg:x="23.8cm" svg:y="8.4cm">
          <draw:text-box>
            <text:p>12</text:p>
          </draw:text-box>
        </draw:frame>
        <draw:connector draw:style-name="gr4" draw:text-style-name="P5" draw:layer="layout" draw:type="curve" svg:x1="17.6cm" svg:y1="11.3cm" svg:x2="23.8cm" svg:y2="8.9cm" draw:start-shape="id41" draw:start-glue-point="1" draw:end-shape="id42" draw:end-glue-point="3" svg:d="M17600 11300c4650 0 1550-2400 6200-2400" svg:viewBox="0 0 6201 2401">
          <text:p/>
        </draw:connector>
        <draw:connector draw:style-name="gr4" draw:text-style-name="P5" draw:layer="layout" draw:type="curve" svg:x1="25.2cm" svg:y1="8.9cm" svg:x2="21.6cm" svg:y2="5.1cm" draw:start-shape="id42" draw:start-glue-point="1" draw:end-shape="id43" draw:end-glue-point="3" svg:d="M25200 8900c751 0 501-1900-1800-1900s-2551-1900-1800-1900" svg:viewBox="0 0 4359 3801">
          <text:p/>
        </draw:connector>
        <draw:connector draw:style-name="gr4" draw:text-style-name="P5" draw:layer="layout" draw:type="curve" svg:x1="23cm" svg:y1="5.1cm" svg:x2="24.8cm" svg:y2="5.1cm" draw:start-shape="id43" draw:start-glue-point="1" draw:end-shape="id44" draw:end-glue-point="3" svg:d="M23000 5100h1800" svg:viewBox="0 0 1801 1">
          <text:p/>
        </draw:connector>
        <draw:line draw:style-name="gr5" draw:text-style-name="P5" draw:layer="layout" svg:x1="7.4cm" svg:y1="2.2cm" svg:x2="7.4cm" svg:y2="13.4cm">
          <text:p/>
        </draw:line>
        <draw:frame draw:style-name="gr6" draw:text-style-name="P7" xml:id="id45" draw:id="id45" draw:layer="layout" svg:width="1.6cm" svg:height="0.996cm" svg:x="2.6cm" svg:y="3.2cm">
          <draw:text-box>
            <text:p text:style-name="P6">L</text:p>
          </draw:text-box>
        </draw:frame>
        <draw:connector draw:style-name="gr4" draw:text-style-name="P5" draw:layer="layout" draw:type="curve" svg:x1="4.2cm" svg:y1="3.698cm" svg:x2="13cm" svg:y2="5.9cm" draw:start-shape="id45" draw:start-glue-point="1" draw:end-shape="id39" draw:end-glue-point="3" svg:d="M4200 3698c6600 0 2200 2202 8800 2202" svg:viewBox="0 0 8801 2203">
          <text:p/>
        </draw:connector>
        <draw:frame draw:style-name="gr6" draw:text-style-name="P8" draw:layer="layout" svg:width="3.6cm" svg:height="0.996cm" svg:x="1.6cm" svg:y="1.2cm">
          <draw:text-box>
            <text:p><text:span text:style-name="T1">stack</text:span></text:p>
          </draw:text-box>
        </draw:frame>
        <draw:frame draw:style-name="gr6" draw:text-style-name="P8" draw:layer="layout" svg:width="3.6cm" svg:height="0.996cm" svg:x="14cm" svg:y="1.2cm">
          <draw:text-box>
            <text:p><text:span text:style-name="T1">heap</text:span></text:p>
          </draw:text-box>
        </draw:frame>
        <draw:frame draw:style-name="gr3" draw:text-style-name="P3" draw:layer="layout" svg:width="1.4cm" svg:height="1cm" svg:x="10.2cm" svg:y="7.2cm">
          <draw:text-box>
            <text:p>ø</text:p>
          </draw:text-box>
        </draw:frame>
        <draw:frame draw:style-name="gr6" draw:text-style-name="P8" draw:layer="layout" svg:width="8.4cm" svg:height="0.996cm" svg:x="9cm" svg:y="0.4cm">
          <draw:text-box>
            <text:p><text:span text:style-name="T1">APPEND</text:span></text:p>
          </draw:text-box>
        </draw:frame>
        <draw:frame draw:style-name="gr6" draw:text-style-name="P3" xml:id="id46" draw:id="id46" draw:layer="layout" svg:width="3.401cm" svg:height="0.996cm" svg:x="1.4cm" svg:y="7.4cm">
          <draw:text-box>
            <text:p>newNode</text:p>
          </draw:text-box>
        </draw:frame>
        <draw:frame draw:style-name="gr3" draw:text-style-name="P3" xml:id="id47" draw:id="id47" draw:layer="layout" svg:width="1.4cm" svg:height="1cm" svg:x="8.8cm" svg:y="7.2cm">
          <draw:text-box>
            <text:p>23</text:p>
          </draw:text-box>
        </draw:frame>
        <draw:connector draw:style-name="gr4" draw:text-style-name="P5" draw:layer="layout" draw:type="curve" svg:x1="4.801cm" svg:y1="7.898cm" svg:x2="8.8cm" svg:y2="7.7cm" draw:start-shape="id46" draw:start-glue-point="1" draw:end-shape="id47" draw:end-glue-point="3" svg:d="M4801 7898c2998 0 999-198 3999-198" svg:viewBox="0 0 4000 199">
          <text:p/>
        </draw:connector>
        <draw:frame draw:style-name="gr9" draw:text-style-name="P3" xml:id="id48" draw:id="id48" draw:layer="layout" svg:width="4.693cm" svg:height="0.996cm" svg:x="1.8cm" svg:y="9.8cm">
          <draw:text-box>
            <text:p>currentNode</text:p>
          </draw:text-box>
        </draw:frame>
        <draw:connector draw:style-name="gr4" draw:text-style-name="P5" draw:layer="layout" draw:type="curve" svg:x1="6.493cm" svg:y1="10.298cm" svg:x2="25.5cm" svg:y2="5.6cm" draw:start-shape="id48" draw:start-glue-point="1" draw:end-shape="id44" draw:end-glue-point="2" svg:d="M6493 10298c12672 0 19007-1566 19007-4698" svg:viewBox="0 0 19008 4699">
          <text:p/>
        </draw:connector>
        <draw:connector draw:style-name="gr4" draw:text-style-name="P5" draw:layer="layout" draw:type="curve" svg:x1="26.2cm" svg:y1="5.1cm" svg:x2="9.5cm" svg:y2="7.2cm" draw:start-shape="id44" draw:start-glue-point="1" draw:end-shape="id47" draw:end-glue-point="0" svg:d="M26200 5100c751 0 627 650-3736 875s-12964 25-12964 1225" svg:viewBox="0 0 17052 2101">
          <text:p/>
        </draw:connector>
        <draw:frame draw:style-name="gr10" draw:text-style-name="P3" draw:layer="layout" svg:width="16.8cm" svg:height="1.741cm" svg:x="8.6cm" svg:y="12.2cm">
          <draw:text-box>
            <text:p>currentNode.NextNode = newNode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.4cm" svg:height="1cm" svg:x="13cm" svg:y="5.4cm">
          <draw:text-box>
            <text:p>79</text:p>
          </draw:text-box>
        </draw:frame>
        <draw:frame draw:style-name="gr3" draw:text-style-name="P3" xml:id="id50" draw:id="id50" draw:layer="layout" svg:width="1.4cm" svg:height="1cm" svg:x="17cm" svg:y="7cm">
          <draw:text-box>
            <text:p>58</text:p>
          </draw:text-box>
        </draw:frame>
        <draw:frame draw:style-name="gr3" draw:text-style-name="P3" xml:id="id49" draw:id="id49" draw:layer="layout" svg:width="1.4cm" svg:height="1cm" svg:x="13cm" svg:y="5.4cm">
          <draw:text-box>
            <text:p>79</text:p>
          </draw:text-box>
        </draw:frame>
        <draw:frame draw:style-name="gr3" draw:text-style-name="P3" xml:id="id54" draw:id="id54" draw:layer="layout" svg:width="1.4cm" svg:height="1cm" svg:x="24.8cm" svg:y="4.6cm">
          <draw:text-box>
            <text:p>95</text:p>
          </draw:text-box>
        </draw:frame>
        <draw:frame draw:style-name="gr3" draw:text-style-name="P3" xml:id="id53" draw:id="id53" draw:layer="layout" svg:width="1.4cm" svg:height="1cm" svg:x="21.6cm" svg:y="4.6cm">
          <draw:text-box>
            <text:p>78</text:p>
          </draw:text-box>
        </draw:frame>
        <draw:frame draw:style-name="gr3" draw:text-style-name="P3" xml:id="id51" draw:id="id51" draw:layer="layout" svg:width="1.4cm" svg:height="1cm" svg:x="16.2cm" svg:y="10.8cm">
          <draw:text-box>
            <text:p>70</text:p>
          </draw:text-box>
        </draw:frame>
        <draw:connector draw:style-name="gr4" draw:text-style-name="P5" draw:layer="layout" draw:type="curve" svg:x1="14.4cm" svg:y1="5.9cm" svg:x2="17cm" svg:y2="7.5cm" draw:start-shape="id49" draw:start-glue-point="1" draw:end-shape="id50" draw:end-glue-point="3" svg:d="M14400 5900c1950 0 650 1600 2600 1600" svg:viewBox="0 0 2601 1601">
          <text:p/>
        </draw:connector>
        <draw:connector draw:style-name="gr4" draw:text-style-name="P5" draw:layer="layout" draw:type="curve" svg:x1="18.4cm" svg:y1="7.5cm" svg:x2="16.2cm" svg:y2="11.3cm" draw:start-shape="id50" draw:start-glue-point="1" draw:end-shape="id51" draw:end-glue-point="3" svg:d="M18400 7500c751 0 501 1900-1100 1900s-1851 1900-1100 1900" svg:viewBox="0 0 3013 3801">
          <text:p/>
        </draw:connector>
        <draw:frame draw:style-name="gr3" draw:text-style-name="P3" xml:id="id52" draw:id="id52" draw:layer="layout" svg:width="1.4cm" svg:height="1cm" svg:x="23.8cm" svg:y="8.4cm">
          <draw:text-box>
            <text:p>12</text:p>
          </draw:text-box>
        </draw:frame>
        <draw:connector draw:style-name="gr4" draw:text-style-name="P5" draw:layer="layout" draw:type="curve" svg:x1="17.6cm" svg:y1="11.3cm" svg:x2="23.8cm" svg:y2="8.9cm" draw:start-shape="id51" draw:start-glue-point="1" draw:end-shape="id52" draw:end-glue-point="3" svg:d="M17600 11300c4650 0 1550-2400 6200-2400" svg:viewBox="0 0 6201 2401">
          <text:p/>
        </draw:connector>
        <draw:connector draw:style-name="gr4" draw:text-style-name="P5" draw:layer="layout" draw:type="curve" svg:x1="25.2cm" svg:y1="8.9cm" svg:x2="21.6cm" svg:y2="5.1cm" draw:start-shape="id52" draw:start-glue-point="1" draw:end-shape="id53" draw:end-glue-point="3" svg:d="M25200 8900c751 0 501-1900-1800-1900s-2551-1900-1800-1900" svg:viewBox="0 0 4359 3801">
          <text:p/>
        </draw:connector>
        <draw:connector draw:style-name="gr4" draw:text-style-name="P5" draw:layer="layout" draw:type="curve" svg:x1="23cm" svg:y1="5.1cm" svg:x2="24.8cm" svg:y2="5.1cm" draw:start-shape="id53" draw:start-glue-point="1" draw:end-shape="id54" draw:end-glue-point="3" svg:d="M23000 5100h1800" svg:viewBox="0 0 1801 1">
          <text:p/>
        </draw:connector>
        <draw:line draw:style-name="gr5" draw:text-style-name="P5" draw:layer="layout" svg:x1="7.4cm" svg:y1="2.2cm" svg:x2="7.4cm" svg:y2="13.4cm">
          <text:p/>
        </draw:line>
        <draw:frame draw:style-name="gr6" draw:text-style-name="P7" xml:id="id55" draw:id="id55" draw:layer="layout" svg:width="1.6cm" svg:height="0.996cm" svg:x="2.4cm" svg:y="3.2cm">
          <draw:text-box>
            <text:p text:style-name="P6">L</text:p>
          </draw:text-box>
        </draw:frame>
        <draw:connector draw:style-name="gr4" draw:text-style-name="P5" draw:layer="layout" draw:type="curve" svg:x1="4cm" svg:y1="3.698cm" svg:x2="13cm" svg:y2="5.9cm" draw:start-shape="id55" draw:start-glue-point="1" draw:end-shape="id49" draw:end-glue-point="3" svg:d="M4000 3698c6750 0 2250 2202 9000 2202" svg:viewBox="0 0 9001 2203">
          <text:p/>
        </draw:connector>
        <draw:frame draw:style-name="gr6" draw:text-style-name="P8" draw:layer="layout" svg:width="3.6cm" svg:height="0.996cm" svg:x="1.6cm" svg:y="1.2cm">
          <draw:text-box>
            <text:p><text:span text:style-name="T1">stack</text:span></text:p>
          </draw:text-box>
        </draw:frame>
        <draw:frame draw:style-name="gr6" draw:text-style-name="P8" draw:layer="layout" svg:width="3.6cm" svg:height="0.996cm" svg:x="14cm" svg:y="1.2cm">
          <draw:text-box>
            <text:p><text:span text:style-name="T1">heap</text:span></text:p>
          </draw:text-box>
        </draw:frame>
        <draw:frame draw:style-name="gr3" draw:text-style-name="P3" draw:layer="layout" svg:width="1.4cm" svg:height="1cm" svg:x="10.2cm" svg:y="7.2cm">
          <draw:text-box>
            <text:p>ø</text:p>
          </draw:text-box>
        </draw:frame>
        <draw:frame draw:style-name="gr6" draw:text-style-name="P8" draw:layer="layout" svg:width="8.4cm" svg:height="0.996cm" svg:x="9cm" svg:y="0.4cm">
          <draw:text-box>
            <text:p><text:span text:style-name="T1">APPEND</text:span></text:p>
          </draw:text-box>
        </draw:frame>
        <draw:frame draw:style-name="gr3" draw:text-style-name="P3" xml:id="id56" draw:id="id56" draw:layer="layout" svg:width="1.4cm" svg:height="1cm" svg:x="8.8cm" svg:y="7.2cm">
          <draw:text-box>
            <text:p>23</text:p>
          </draw:text-box>
        </draw:frame>
        <draw:connector draw:style-name="gr4" draw:text-style-name="P5" draw:layer="layout" draw:type="curve" draw:line-skew="0.512cm 3.712cm" svg:x1="26.2cm" svg:y1="5.1cm" svg:x2="9.5cm" svg:y2="8.2cm" draw:start-shape="id54" draw:start-glue-point="1" draw:end-shape="id56" draw:end-glue-point="2" svg:d="M26200 5100c1519 0 1267 3657-3288 6012s-13412 3407-13412-2912" svg:viewBox="0 0 17537 7848">
          <text:p/>
        </draw:connecto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.4cm" svg:height="1cm" svg:x="13cm" svg:y="5.4cm">
          <draw:text-box>
            <text:p>79</text:p>
          </draw:text-box>
        </draw:frame>
        <draw:frame draw:style-name="gr3" draw:text-style-name="P3" xml:id="id58" draw:id="id58" draw:layer="layout" svg:width="1.4cm" svg:height="1cm" svg:x="17cm" svg:y="7cm">
          <draw:text-box>
            <text:p>58</text:p>
          </draw:text-box>
        </draw:frame>
        <draw:frame draw:style-name="gr3" draw:text-style-name="P3" xml:id="id57" draw:id="id57" draw:layer="layout" svg:width="1.4cm" svg:height="1cm" svg:x="13cm" svg:y="5.4cm">
          <draw:text-box>
            <text:p>79</text:p>
          </draw:text-box>
        </draw:frame>
        <draw:frame draw:style-name="gr3" draw:text-style-name="P3" xml:id="id62" draw:id="id62" draw:layer="layout" svg:width="1.4cm" svg:height="1cm" svg:x="24.8cm" svg:y="4.6cm">
          <draw:text-box>
            <text:p>95</text:p>
          </draw:text-box>
        </draw:frame>
        <draw:frame draw:style-name="gr3" draw:text-style-name="P3" xml:id="id61" draw:id="id61" draw:layer="layout" svg:width="1.4cm" svg:height="1cm" svg:x="21.6cm" svg:y="4.6cm">
          <draw:text-box>
            <text:p>78</text:p>
          </draw:text-box>
        </draw:frame>
        <draw:frame draw:style-name="gr3" draw:text-style-name="P3" xml:id="id59" draw:id="id59" draw:layer="layout" svg:width="1.4cm" svg:height="1cm" svg:x="16.2cm" svg:y="10.8cm">
          <draw:text-box>
            <text:p>70</text:p>
          </draw:text-box>
        </draw:frame>
        <draw:connector draw:style-name="gr4" draw:text-style-name="P5" draw:layer="layout" draw:type="curve" svg:x1="14.4cm" svg:y1="5.9cm" svg:x2="17cm" svg:y2="7.5cm" draw:start-shape="id57" draw:start-glue-point="1" draw:end-shape="id58" draw:end-glue-point="3" svg:d="M14400 5900c1950 0 650 1600 2600 1600" svg:viewBox="0 0 2601 1601">
          <text:p/>
        </draw:connector>
        <draw:connector draw:style-name="gr4" draw:text-style-name="P5" draw:layer="layout" draw:type="curve" svg:x1="18.4cm" svg:y1="7.5cm" svg:x2="16.2cm" svg:y2="11.3cm" draw:start-shape="id58" draw:start-glue-point="1" draw:end-shape="id59" draw:end-glue-point="3" svg:d="M18400 7500c751 0 501 1900-1100 1900s-1851 1900-1100 1900" svg:viewBox="0 0 3013 3801">
          <text:p/>
        </draw:connector>
        <draw:frame draw:style-name="gr3" draw:text-style-name="P3" xml:id="id60" draw:id="id60" draw:layer="layout" svg:width="1.4cm" svg:height="1cm" svg:x="23.8cm" svg:y="8.4cm">
          <draw:text-box>
            <text:p>12</text:p>
          </draw:text-box>
        </draw:frame>
        <draw:connector draw:style-name="gr4" draw:text-style-name="P5" draw:layer="layout" draw:type="curve" svg:x1="17.6cm" svg:y1="11.3cm" svg:x2="23.8cm" svg:y2="8.9cm" draw:start-shape="id59" draw:start-glue-point="1" draw:end-shape="id60" draw:end-glue-point="3" svg:d="M17600 11300c4650 0 1550-2400 6200-2400" svg:viewBox="0 0 6201 2401">
          <text:p/>
        </draw:connector>
        <draw:connector draw:style-name="gr4" draw:text-style-name="P5" draw:layer="layout" draw:type="curve" svg:x1="25.2cm" svg:y1="8.9cm" svg:x2="21.6cm" svg:y2="5.1cm" draw:start-shape="id60" draw:start-glue-point="1" draw:end-shape="id61" draw:end-glue-point="3" svg:d="M25200 8900c751 0 501-1900-1800-1900s-2551-1900-1800-1900" svg:viewBox="0 0 4359 3801">
          <text:p/>
        </draw:connector>
        <draw:connector draw:style-name="gr4" draw:text-style-name="P5" draw:layer="layout" draw:type="curve" svg:x1="23cm" svg:y1="5.1cm" svg:x2="24.8cm" svg:y2="5.1cm" draw:start-shape="id61" draw:start-glue-point="1" draw:end-shape="id62" draw:end-glue-point="3" svg:d="M23000 5100h1800" svg:viewBox="0 0 1801 1">
          <text:p/>
        </draw:connector>
        <draw:line draw:style-name="gr5" draw:text-style-name="P5" draw:layer="layout" svg:x1="7.4cm" svg:y1="2.2cm" svg:x2="7.4cm" svg:y2="13.4cm">
          <text:p/>
        </draw:line>
        <draw:frame draw:style-name="gr6" draw:text-style-name="P7" xml:id="id63" draw:id="id63" draw:layer="layout" svg:width="1.6cm" svg:height="0.996cm" svg:x="2.6cm" svg:y="3.2cm">
          <draw:text-box>
            <text:p text:style-name="P6">L</text:p>
          </draw:text-box>
        </draw:frame>
        <draw:connector draw:style-name="gr4" draw:text-style-name="P5" draw:layer="layout" draw:type="curve" svg:x1="4.2cm" svg:y1="3.698cm" svg:x2="13cm" svg:y2="5.9cm" draw:start-shape="id63" draw:start-glue-point="1" draw:end-shape="id57" draw:end-glue-point="3" svg:d="M4200 3698c6600 0 2200 2202 8800 2202" svg:viewBox="0 0 8801 2203">
          <text:p/>
        </draw:connector>
        <draw:frame draw:style-name="gr6" draw:text-style-name="P8" draw:layer="layout" svg:width="3.6cm" svg:height="0.996cm" svg:x="1.6cm" svg:y="1.2cm">
          <draw:text-box>
            <text:p><text:span text:style-name="T1">stack</text:span></text:p>
          </draw:text-box>
        </draw:frame>
        <draw:frame draw:style-name="gr6" draw:text-style-name="P8" draw:layer="layout" svg:width="3.6cm" svg:height="0.996cm" svg:x="14cm" svg:y="1.2cm">
          <draw:text-box>
            <text:p><text:span text:style-name="T1">heap</text:span></text:p>
          </draw:text-box>
        </draw:frame>
        <draw:frame draw:style-name="gr3" draw:text-style-name="P3" draw:layer="layout" svg:width="1.4cm" svg:height="1cm" svg:x="10.2cm" svg:y="7.2cm">
          <draw:text-box>
            <text:p>ø</text:p>
          </draw:text-box>
        </draw:frame>
        <draw:frame draw:style-name="gr6" draw:text-style-name="P8" draw:layer="layout" svg:width="8.4cm" svg:height="0.996cm" svg:x="9cm" svg:y="0.4cm">
          <draw:text-box>
            <text:p><text:span text:style-name="T1">Insert at start</text:span></text:p>
          </draw:text-box>
        </draw:frame>
        <draw:frame draw:style-name="gr6" draw:text-style-name="P3" xml:id="id64" draw:id="id64" draw:layer="layout" svg:width="3.401cm" svg:height="0.996cm" svg:x="1.4cm" svg:y="7.4cm">
          <draw:text-box>
            <text:p>newNode</text:p>
          </draw:text-box>
        </draw:frame>
        <draw:frame draw:style-name="gr3" draw:text-style-name="P3" xml:id="id65" draw:id="id65" draw:layer="layout" svg:width="1.4cm" svg:height="1cm" svg:x="8.8cm" svg:y="7.2cm">
          <draw:text-box>
            <text:p>23</text:p>
          </draw:text-box>
        </draw:frame>
        <draw:connector draw:style-name="gr4" draw:text-style-name="P5" draw:layer="layout" draw:type="curve" svg:x1="4.801cm" svg:y1="7.898cm" svg:x2="8.8cm" svg:y2="7.7cm" draw:start-shape="id64" draw:start-glue-point="1" draw:end-shape="id65" draw:end-glue-point="3" svg:d="M4801 7898c2998 0 999-198 3999-198" svg:viewBox="0 0 4000 199">
          <text:p/>
        </draw:connector>
        <draw:frame draw:style-name="gr3" draw:text-style-name="P3" draw:layer="layout" svg:width="1.4cm" svg:height="1cm" svg:x="26.2cm" svg:y="4.6cm">
          <draw:text-box>
            <text:p>ø</text:p>
          </draw:text-box>
        </draw:frame>
        <draw:frame draw:style-name="gr9" draw:text-style-name="P3" xml:id="id66" draw:id="id66" draw:layer="layout" svg:width="4.693cm" svg:height="0.996cm" svg:x="1.8cm" svg:y="9.8cm">
          <draw:text-box>
            <text:p>currentNode</text:p>
          </draw:text-box>
        </draw:frame>
        <draw:frame draw:style-name="gr3" draw:text-style-name="P3" xml:id="id67" draw:id="id67" draw:layer="layout" svg:width="1.4cm" svg:height="1cm" svg:x="8.6cm" svg:y="9.8cm">
          <draw:text-box>
            <text:p>ø</text:p>
          </draw:text-box>
        </draw:frame>
        <draw:connector draw:style-name="gr4" draw:text-style-name="P5" draw:layer="layout" draw:type="curve" svg:x1="6.493cm" svg:y1="10.298cm" svg:x2="8.6cm" svg:y2="10.3cm" draw:start-shape="id66" draw:start-glue-point="1" draw:end-shape="id67" draw:end-glue-point="3" svg:d="M6493 10298c1579 0 526 2 2107 2" svg:viewBox="0 0 2108 3">
          <text:p/>
        </draw:connector>
        <draw:frame draw:style-name="gr10" draw:text-style-name="P7" draw:layer="layout" svg:width="14.8cm" svg:height="1.741cm" svg:x="9cm" svg:y="13.401cm">
          <draw:text-box>
            <text:p text:style-name="P6">NewNode.nextNode = L.firstNode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.4cm" svg:height="1cm" svg:x="13cm" svg:y="5.4cm">
          <draw:text-box>
            <text:p>79</text:p>
          </draw:text-box>
        </draw:frame>
        <draw:frame draw:style-name="gr3" draw:text-style-name="P3" xml:id="id69" draw:id="id69" draw:layer="layout" svg:width="1.4cm" svg:height="1cm" svg:x="17cm" svg:y="7cm">
          <draw:text-box>
            <text:p>58</text:p>
          </draw:text-box>
        </draw:frame>
        <draw:frame draw:style-name="gr3" draw:text-style-name="P3" xml:id="id68" draw:id="id68" draw:layer="layout" svg:width="1.4cm" svg:height="1cm" svg:x="13cm" svg:y="5.4cm">
          <draw:text-box>
            <text:p>79</text:p>
          </draw:text-box>
        </draw:frame>
        <draw:frame draw:style-name="gr3" draw:text-style-name="P3" xml:id="id73" draw:id="id73" draw:layer="layout" svg:width="1.4cm" svg:height="1cm" svg:x="24.8cm" svg:y="4.6cm">
          <draw:text-box>
            <text:p>95</text:p>
          </draw:text-box>
        </draw:frame>
        <draw:frame draw:style-name="gr3" draw:text-style-name="P3" xml:id="id72" draw:id="id72" draw:layer="layout" svg:width="1.4cm" svg:height="1cm" svg:x="21.6cm" svg:y="4.6cm">
          <draw:text-box>
            <text:p>78</text:p>
          </draw:text-box>
        </draw:frame>
        <draw:frame draw:style-name="gr3" draw:text-style-name="P3" xml:id="id70" draw:id="id70" draw:layer="layout" svg:width="1.4cm" svg:height="1cm" svg:x="16.2cm" svg:y="10.8cm">
          <draw:text-box>
            <text:p>70</text:p>
          </draw:text-box>
        </draw:frame>
        <draw:connector draw:style-name="gr4" draw:text-style-name="P5" draw:layer="layout" draw:type="curve" svg:x1="14.4cm" svg:y1="5.9cm" svg:x2="17cm" svg:y2="7.5cm" draw:start-shape="id68" draw:start-glue-point="1" draw:end-shape="id69" draw:end-glue-point="3" svg:d="M14400 5900c1950 0 650 1600 2600 1600" svg:viewBox="0 0 2601 1601">
          <text:p/>
        </draw:connector>
        <draw:connector draw:style-name="gr4" draw:text-style-name="P5" draw:layer="layout" draw:type="curve" svg:x1="18.4cm" svg:y1="7.5cm" svg:x2="16.2cm" svg:y2="11.3cm" draw:start-shape="id69" draw:start-glue-point="1" draw:end-shape="id70" draw:end-glue-point="3" svg:d="M18400 7500c751 0 501 1900-1100 1900s-1851 1900-1100 1900" svg:viewBox="0 0 3013 3801">
          <text:p/>
        </draw:connector>
        <draw:frame draw:style-name="gr3" draw:text-style-name="P3" xml:id="id71" draw:id="id71" draw:layer="layout" svg:width="1.4cm" svg:height="1cm" svg:x="23.8cm" svg:y="8.4cm">
          <draw:text-box>
            <text:p>12</text:p>
          </draw:text-box>
        </draw:frame>
        <draw:connector draw:style-name="gr4" draw:text-style-name="P5" draw:layer="layout" draw:type="curve" svg:x1="17.6cm" svg:y1="11.3cm" svg:x2="23.8cm" svg:y2="8.9cm" draw:start-shape="id70" draw:start-glue-point="1" draw:end-shape="id71" draw:end-glue-point="3" svg:d="M17600 11300c4650 0 1550-2400 6200-2400" svg:viewBox="0 0 6201 2401">
          <text:p/>
        </draw:connector>
        <draw:connector draw:style-name="gr4" draw:text-style-name="P5" draw:layer="layout" draw:type="curve" svg:x1="25.2cm" svg:y1="8.9cm" svg:x2="21.6cm" svg:y2="5.1cm" draw:start-shape="id71" draw:start-glue-point="1" draw:end-shape="id72" draw:end-glue-point="3" svg:d="M25200 8900c751 0 501-1900-1800-1900s-2551-1900-1800-1900" svg:viewBox="0 0 4359 3801">
          <text:p/>
        </draw:connector>
        <draw:connector draw:style-name="gr4" draw:text-style-name="P5" draw:layer="layout" draw:type="curve" svg:x1="23cm" svg:y1="5.1cm" svg:x2="24.8cm" svg:y2="5.1cm" draw:start-shape="id72" draw:start-glue-point="1" draw:end-shape="id73" draw:end-glue-point="3" svg:d="M23000 5100h1800" svg:viewBox="0 0 1801 1">
          <text:p/>
        </draw:connector>
        <draw:line draw:style-name="gr5" draw:text-style-name="P5" draw:layer="layout" svg:x1="7.4cm" svg:y1="2.2cm" svg:x2="7.4cm" svg:y2="13.4cm">
          <text:p/>
        </draw:line>
        <draw:frame draw:style-name="gr6" draw:text-style-name="P7" xml:id="id74" draw:id="id74" draw:layer="layout" svg:width="1.6cm" svg:height="0.996cm" svg:x="2.6cm" svg:y="3.2cm">
          <draw:text-box>
            <text:p text:style-name="P6">L</text:p>
          </draw:text-box>
        </draw:frame>
        <draw:connector draw:style-name="gr4" draw:text-style-name="P5" draw:layer="layout" draw:type="curve" svg:x1="4.2cm" svg:y1="3.698cm" svg:x2="13cm" svg:y2="5.9cm" draw:start-shape="id74" draw:start-glue-point="1" draw:end-shape="id68" draw:end-glue-point="3" svg:d="M4200 3698c6600 0 2200 2202 8800 2202" svg:viewBox="0 0 8801 2203">
          <text:p/>
        </draw:connector>
        <draw:frame draw:style-name="gr6" draw:text-style-name="P8" draw:layer="layout" svg:width="3.6cm" svg:height="0.996cm" svg:x="1.6cm" svg:y="1.2cm">
          <draw:text-box>
            <text:p><text:span text:style-name="T1">stack</text:span></text:p>
          </draw:text-box>
        </draw:frame>
        <draw:frame draw:style-name="gr6" draw:text-style-name="P8" draw:layer="layout" svg:width="3.6cm" svg:height="0.996cm" svg:x="14cm" svg:y="1.2cm">
          <draw:text-box>
            <text:p><text:span text:style-name="T1">heap</text:span></text:p>
          </draw:text-box>
        </draw:frame>
        <draw:frame draw:style-name="gr6" draw:text-style-name="P8" draw:layer="layout" svg:width="8.4cm" svg:height="0.996cm" svg:x="9cm" svg:y="0.4cm">
          <draw:text-box>
            <text:p><text:span text:style-name="T1">Insert </text:span><text:span text:style-name="T1">at start</text:span></text:p>
          </draw:text-box>
        </draw:frame>
        <draw:frame draw:style-name="gr6" draw:text-style-name="P3" xml:id="id75" draw:id="id75" draw:layer="layout" svg:width="3.401cm" svg:height="0.996cm" svg:x="1.4cm" svg:y="7.4cm">
          <draw:text-box>
            <text:p>newNode</text:p>
          </draw:text-box>
        </draw:frame>
        <draw:frame draw:style-name="gr3" draw:text-style-name="P3" xml:id="id76" draw:id="id76" draw:layer="layout" svg:width="1.4cm" svg:height="1cm" svg:x="8.8cm" svg:y="7.2cm">
          <draw:text-box>
            <text:p>23</text:p>
          </draw:text-box>
        </draw:frame>
        <draw:connector draw:style-name="gr4" draw:text-style-name="P5" draw:layer="layout" draw:type="curve" svg:x1="4.801cm" svg:y1="7.898cm" svg:x2="8.8cm" svg:y2="7.7cm" draw:start-shape="id75" draw:start-glue-point="1" draw:end-shape="id76" draw:end-glue-point="3" svg:d="M4801 7898c2998 0 999-198 3999-198" svg:viewBox="0 0 4000 199">
          <text:p/>
        </draw:connector>
        <draw:frame draw:style-name="gr3" draw:text-style-name="P3" draw:layer="layout" svg:width="1.4cm" svg:height="1cm" svg:x="26.2cm" svg:y="4.6cm">
          <draw:text-box>
            <text:p>ø</text:p>
          </draw:text-box>
        </draw:frame>
        <draw:connector draw:style-name="gr4" draw:text-style-name="P5" draw:layer="layout" draw:type="curve" svg:x1="10.2cm" svg:y1="7.7cm" svg:x2="13.7cm" svg:y2="6.4cm" draw:start-shape="id76" draw:start-glue-point="1" draw:end-shape="id68" draw:end-glue-point="2" svg:d="M10200 7700c2334 0 3500-433 3500-1300" svg:viewBox="0 0 3501 1301">
          <text:p/>
        </draw:connector>
        <draw:frame draw:style-name="gr10" draw:text-style-name="P7" draw:layer="layout" svg:width="14.8cm" svg:height="1.741cm" svg:x="9cm" svg:y="13.4cm">
          <draw:text-box>
            <text:p text:style-name="P6">NewNode.nextNode = L.firstNode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.4cm" svg:height="1cm" svg:x="13cm" svg:y="5.4cm">
          <draw:text-box>
            <text:p>79</text:p>
          </draw:text-box>
        </draw:frame>
        <draw:frame draw:style-name="gr3" draw:text-style-name="P3" xml:id="id78" draw:id="id78" draw:layer="layout" svg:width="1.4cm" svg:height="1cm" svg:x="17cm" svg:y="7cm">
          <draw:text-box>
            <text:p>58</text:p>
          </draw:text-box>
        </draw:frame>
        <draw:frame draw:style-name="gr3" draw:text-style-name="P3" xml:id="id77" draw:id="id77" draw:layer="layout" svg:width="1.4cm" svg:height="1cm" svg:x="13cm" svg:y="5.4cm">
          <draw:text-box>
            <text:p>79</text:p>
          </draw:text-box>
        </draw:frame>
        <draw:frame draw:style-name="gr3" draw:text-style-name="P3" xml:id="id82" draw:id="id82" draw:layer="layout" svg:width="1.4cm" svg:height="1cm" svg:x="24.8cm" svg:y="4.6cm">
          <draw:text-box>
            <text:p>95</text:p>
          </draw:text-box>
        </draw:frame>
        <draw:frame draw:style-name="gr3" draw:text-style-name="P3" xml:id="id81" draw:id="id81" draw:layer="layout" svg:width="1.4cm" svg:height="1cm" svg:x="21.6cm" svg:y="4.6cm">
          <draw:text-box>
            <text:p>78</text:p>
          </draw:text-box>
        </draw:frame>
        <draw:frame draw:style-name="gr3" draw:text-style-name="P3" xml:id="id79" draw:id="id79" draw:layer="layout" svg:width="1.4cm" svg:height="1cm" svg:x="16.2cm" svg:y="10.8cm">
          <draw:text-box>
            <text:p>70</text:p>
          </draw:text-box>
        </draw:frame>
        <draw:connector draw:style-name="gr4" draw:text-style-name="P5" draw:layer="layout" draw:type="curve" svg:x1="14.4cm" svg:y1="5.9cm" svg:x2="17cm" svg:y2="7.5cm" draw:start-shape="id77" draw:start-glue-point="1" draw:end-shape="id78" draw:end-glue-point="3" svg:d="M14400 5900c1950 0 650 1600 2600 1600" svg:viewBox="0 0 2601 1601">
          <text:p/>
        </draw:connector>
        <draw:connector draw:style-name="gr4" draw:text-style-name="P5" draw:layer="layout" draw:type="curve" svg:x1="18.4cm" svg:y1="7.5cm" svg:x2="16.2cm" svg:y2="11.3cm" draw:start-shape="id78" draw:start-glue-point="1" draw:end-shape="id79" draw:end-glue-point="3" svg:d="M18400 7500c751 0 501 1900-1100 1900s-1851 1900-1100 1900" svg:viewBox="0 0 3013 3801">
          <text:p/>
        </draw:connector>
        <draw:frame draw:style-name="gr3" draw:text-style-name="P3" xml:id="id80" draw:id="id80" draw:layer="layout" svg:width="1.4cm" svg:height="1cm" svg:x="23.8cm" svg:y="8.4cm">
          <draw:text-box>
            <text:p>12</text:p>
          </draw:text-box>
        </draw:frame>
        <draw:connector draw:style-name="gr4" draw:text-style-name="P5" draw:layer="layout" draw:type="curve" svg:x1="17.6cm" svg:y1="11.3cm" svg:x2="23.8cm" svg:y2="8.9cm" draw:start-shape="id79" draw:start-glue-point="1" draw:end-shape="id80" draw:end-glue-point="3" svg:d="M17600 11300c4650 0 1550-2400 6200-2400" svg:viewBox="0 0 6201 2401">
          <text:p/>
        </draw:connector>
        <draw:connector draw:style-name="gr4" draw:text-style-name="P5" draw:layer="layout" draw:type="curve" svg:x1="25.2cm" svg:y1="8.9cm" svg:x2="21.6cm" svg:y2="5.1cm" draw:start-shape="id80" draw:start-glue-point="1" draw:end-shape="id81" draw:end-glue-point="3" svg:d="M25200 8900c751 0 501-1900-1800-1900s-2551-1900-1800-1900" svg:viewBox="0 0 4359 3801">
          <text:p/>
        </draw:connector>
        <draw:connector draw:style-name="gr4" draw:text-style-name="P5" draw:layer="layout" draw:type="curve" svg:x1="23cm" svg:y1="5.1cm" svg:x2="24.8cm" svg:y2="5.1cm" draw:start-shape="id81" draw:start-glue-point="1" draw:end-shape="id82" draw:end-glue-point="3" svg:d="M23000 5100h1800" svg:viewBox="0 0 1801 1">
          <text:p/>
        </draw:connector>
        <draw:line draw:style-name="gr5" draw:text-style-name="P5" draw:layer="layout" svg:x1="7.4cm" svg:y1="2.2cm" svg:x2="7.4cm" svg:y2="13.4cm">
          <text:p/>
        </draw:line>
        <draw:frame draw:style-name="gr6" draw:text-style-name="P7" xml:id="id83" draw:id="id83" draw:layer="layout" svg:width="1.6cm" svg:height="0.996cm" svg:x="2.6cm" svg:y="3.2cm">
          <draw:text-box>
            <text:p text:style-name="P6">L</text:p>
          </draw:text-box>
        </draw:frame>
        <draw:connector draw:style-name="gr4" draw:text-style-name="P5" draw:layer="layout" draw:type="curve" svg:x1="4.2cm" svg:y1="3.698cm" svg:x2="9.5cm" svg:y2="7.2cm" draw:start-shape="id83" draw:start-glue-point="1" draw:end-shape="id84" draw:end-glue-point="0" svg:d="M4200 3698c3534 0 5300 1167 5300 3502" svg:viewBox="0 0 5301 3503">
          <text:p/>
        </draw:connector>
        <draw:frame draw:style-name="gr6" draw:text-style-name="P8" draw:layer="layout" svg:width="3.6cm" svg:height="0.996cm" svg:x="1.6cm" svg:y="1.2cm">
          <draw:text-box>
            <text:p><text:span text:style-name="T1">stack</text:span></text:p>
          </draw:text-box>
        </draw:frame>
        <draw:frame draw:style-name="gr6" draw:text-style-name="P8" draw:layer="layout" svg:width="3.6cm" svg:height="0.996cm" svg:x="14cm" svg:y="1.2cm">
          <draw:text-box>
            <text:p><text:span text:style-name="T1">heap</text:span></text:p>
          </draw:text-box>
        </draw:frame>
        <draw:frame draw:style-name="gr6" draw:text-style-name="P8" draw:layer="layout" svg:width="8.4cm" svg:height="0.996cm" svg:x="9cm" svg:y="0.4cm">
          <draw:text-box>
            <text:p><text:span text:style-name="T1">Insert at start</text:span></text:p>
          </draw:text-box>
        </draw:frame>
        <draw:frame draw:style-name="gr6" draw:text-style-name="P3" xml:id="id85" draw:id="id85" draw:layer="layout" svg:width="3.401cm" svg:height="0.996cm" svg:x="1.4cm" svg:y="7.4cm">
          <draw:text-box>
            <text:p>newNode</text:p>
          </draw:text-box>
        </draw:frame>
        <draw:frame draw:style-name="gr3" draw:text-style-name="P3" xml:id="id84" draw:id="id84" draw:layer="layout" svg:width="1.4cm" svg:height="1cm" svg:x="8.8cm" svg:y="7.2cm">
          <draw:text-box>
            <text:p>23</text:p>
          </draw:text-box>
        </draw:frame>
        <draw:connector draw:style-name="gr4" draw:text-style-name="P5" draw:layer="layout" draw:type="curve" svg:x1="4.801cm" svg:y1="7.898cm" svg:x2="8.8cm" svg:y2="7.7cm" draw:start-shape="id85" draw:start-glue-point="1" draw:end-shape="id84" draw:end-glue-point="3" svg:d="M4801 7898c2998 0 999-198 3999-198" svg:viewBox="0 0 4000 199">
          <text:p/>
        </draw:connector>
        <draw:frame draw:style-name="gr3" draw:text-style-name="P3" draw:layer="layout" svg:width="1.4cm" svg:height="1cm" svg:x="26.2cm" svg:y="4.6cm">
          <draw:text-box>
            <text:p>ø</text:p>
          </draw:text-box>
        </draw:frame>
        <draw:connector draw:style-name="gr4" draw:text-style-name="P5" draw:layer="layout" draw:type="curve" svg:x1="10.2cm" svg:y1="7.7cm" svg:x2="13.7cm" svg:y2="6.4cm" draw:start-shape="id84" draw:start-glue-point="1" draw:end-shape="id77" draw:end-glue-point="2" svg:d="M10200 7700c2334 0 3500-433 3500-1300" svg:viewBox="0 0 3501 1301">
          <text:p/>
        </draw:connector>
        <draw:frame draw:style-name="gr10" draw:text-style-name="P7" draw:layer="layout" svg:width="14.8cm" svg:height="1.741cm" svg:x="9cm" svg:y="13.4cm">
          <draw:text-box>
            <text:p text:style-name="P6">L.firstNode = newNode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.4cm" svg:height="1cm" svg:x="13cm" svg:y="5.4cm">
          <draw:text-box>
            <text:p>79</text:p>
          </draw:text-box>
        </draw:frame>
        <draw:frame draw:style-name="gr3" draw:text-style-name="P3" xml:id="id87" draw:id="id87" draw:layer="layout" svg:width="1.4cm" svg:height="1cm" svg:x="17cm" svg:y="7cm">
          <draw:text-box>
            <text:p>58</text:p>
          </draw:text-box>
        </draw:frame>
        <draw:frame draw:style-name="gr3" draw:text-style-name="P3" xml:id="id86" draw:id="id86" draw:layer="layout" svg:width="1.4cm" svg:height="1cm" svg:x="13cm" svg:y="5.4cm">
          <draw:text-box>
            <text:p>79</text:p>
          </draw:text-box>
        </draw:frame>
        <draw:frame draw:style-name="gr3" draw:text-style-name="P3" xml:id="id91" draw:id="id91" draw:layer="layout" svg:width="1.4cm" svg:height="1cm" svg:x="24.8cm" svg:y="4.6cm">
          <draw:text-box>
            <text:p>95</text:p>
          </draw:text-box>
        </draw:frame>
        <draw:frame draw:style-name="gr3" draw:text-style-name="P3" xml:id="id90" draw:id="id90" draw:layer="layout" svg:width="1.4cm" svg:height="1cm" svg:x="21.6cm" svg:y="4.6cm">
          <draw:text-box>
            <text:p>78</text:p>
          </draw:text-box>
        </draw:frame>
        <draw:frame draw:style-name="gr3" draw:text-style-name="P3" xml:id="id88" draw:id="id88" draw:layer="layout" svg:width="1.4cm" svg:height="1cm" svg:x="16.2cm" svg:y="10.8cm">
          <draw:text-box>
            <text:p>70</text:p>
          </draw:text-box>
        </draw:frame>
        <draw:connector draw:style-name="gr4" draw:text-style-name="P5" draw:layer="layout" draw:type="curve" svg:x1="14.4cm" svg:y1="5.9cm" svg:x2="17cm" svg:y2="7.5cm" draw:start-shape="id86" draw:start-glue-point="1" draw:end-shape="id87" draw:end-glue-point="3" svg:d="M14400 5900c1950 0 650 1600 2600 1600" svg:viewBox="0 0 2601 1601">
          <text:p/>
        </draw:connector>
        <draw:connector draw:style-name="gr4" draw:text-style-name="P5" draw:layer="layout" draw:type="curve" svg:x1="18.4cm" svg:y1="7.5cm" svg:x2="16.2cm" svg:y2="11.3cm" draw:start-shape="id87" draw:start-glue-point="1" draw:end-shape="id88" draw:end-glue-point="3" svg:d="M18400 7500c751 0 501 1900-1100 1900s-1851 1900-1100 1900" svg:viewBox="0 0 3013 3801">
          <text:p/>
        </draw:connector>
        <draw:frame draw:style-name="gr3" draw:text-style-name="P3" xml:id="id89" draw:id="id89" draw:layer="layout" svg:width="1.4cm" svg:height="1cm" svg:x="23.8cm" svg:y="8.4cm">
          <draw:text-box>
            <text:p>12</text:p>
          </draw:text-box>
        </draw:frame>
        <draw:connector draw:style-name="gr4" draw:text-style-name="P5" draw:layer="layout" draw:type="curve" svg:x1="17.6cm" svg:y1="11.3cm" svg:x2="23.8cm" svg:y2="8.9cm" draw:start-shape="id88" draw:start-glue-point="1" draw:end-shape="id89" draw:end-glue-point="3" svg:d="M17600 11300c4650 0 1550-2400 6200-2400" svg:viewBox="0 0 6201 2401">
          <text:p/>
        </draw:connector>
        <draw:connector draw:style-name="gr4" draw:text-style-name="P5" draw:layer="layout" draw:type="curve" svg:x1="25.2cm" svg:y1="8.9cm" svg:x2="21.6cm" svg:y2="5.1cm" draw:start-shape="id89" draw:start-glue-point="1" draw:end-shape="id90" draw:end-glue-point="3" svg:d="M25200 8900c751 0 501-1900-1800-1900s-2551-1900-1800-1900" svg:viewBox="0 0 4359 3801">
          <text:p/>
        </draw:connector>
        <draw:connector draw:style-name="gr4" draw:text-style-name="P5" draw:layer="layout" draw:type="curve" svg:x1="23cm" svg:y1="5.1cm" svg:x2="24.8cm" svg:y2="5.1cm" draw:start-shape="id90" draw:start-glue-point="1" draw:end-shape="id91" draw:end-glue-point="3" svg:d="M23000 5100h1800" svg:viewBox="0 0 1801 1">
          <text:p/>
        </draw:connector>
        <draw:line draw:style-name="gr5" draw:text-style-name="P5" draw:layer="layout" svg:x1="7.4cm" svg:y1="2.2cm" svg:x2="7.4cm" svg:y2="13.4cm">
          <text:p/>
        </draw:line>
        <draw:frame draw:style-name="gr6" draw:text-style-name="P7" xml:id="id92" draw:id="id92" draw:layer="layout" svg:width="1.6cm" svg:height="0.996cm" svg:x="2.6cm" svg:y="3.2cm">
          <draw:text-box>
            <text:p text:style-name="P6">L</text:p>
          </draw:text-box>
        </draw:frame>
        <draw:connector draw:style-name="gr4" draw:text-style-name="P5" draw:layer="layout" draw:type="curve" svg:x1="4.2cm" svg:y1="3.698cm" svg:x2="9.5cm" svg:y2="7.2cm" draw:start-shape="id92" draw:start-glue-point="1" draw:end-shape="id93" draw:end-glue-point="0" svg:d="M4200 3698c3534 0 5300 1167 5300 3502" svg:viewBox="0 0 5301 3503">
          <text:p/>
        </draw:connector>
        <draw:frame draw:style-name="gr6" draw:text-style-name="P8" draw:layer="layout" svg:width="3.6cm" svg:height="0.996cm" svg:x="1.6cm" svg:y="1.2cm">
          <draw:text-box>
            <text:p><text:span text:style-name="T1">stack</text:span></text:p>
          </draw:text-box>
        </draw:frame>
        <draw:frame draw:style-name="gr6" draw:text-style-name="P8" draw:layer="layout" svg:width="3.6cm" svg:height="0.996cm" svg:x="14cm" svg:y="1.2cm">
          <draw:text-box>
            <text:p><text:span text:style-name="T1">heap</text:span></text:p>
          </draw:text-box>
        </draw:frame>
        <draw:frame draw:style-name="gr6" draw:text-style-name="P8" draw:layer="layout" svg:width="8.4cm" svg:height="0.996cm" svg:x="9cm" svg:y="0.4cm">
          <draw:text-box>
            <text:p><text:span text:style-name="T1">Insert at start</text:span></text:p>
          </draw:text-box>
        </draw:frame>
        <draw:frame draw:style-name="gr3" draw:text-style-name="P3" xml:id="id93" draw:id="id93" draw:layer="layout" svg:width="1.4cm" svg:height="1cm" svg:x="8.8cm" svg:y="7.2cm">
          <draw:text-box>
            <text:p>23</text:p>
          </draw:text-box>
        </draw:frame>
        <draw:frame draw:style-name="gr3" draw:text-style-name="P3" draw:layer="layout" svg:width="1.4cm" svg:height="1cm" svg:x="26.2cm" svg:y="4.6cm">
          <draw:text-box>
            <text:p>ø</text:p>
          </draw:text-box>
        </draw:frame>
        <draw:connector draw:style-name="gr4" draw:text-style-name="P5" draw:layer="layout" draw:type="curve" svg:x1="10.2cm" svg:y1="7.7cm" svg:x2="13.7cm" svg:y2="6.4cm" draw:start-shape="id93" draw:start-glue-point="1" draw:end-shape="id86" draw:end-glue-point="2" svg:d="M10200 7700c2334 0 3500-433 3500-1300" svg:viewBox="0 0 3501 1301">
          <text:p/>
        </draw:connecto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3" draw:text-style-name="P3" xml:id="id101" draw:id="id101" draw:layer="layout" svg:width="1.4cm" svg:height="1cm" svg:x="13cm" svg:y="5.4cm">
          <draw:text-box>
            <text:p>23</text:p>
          </draw:text-box>
        </draw:frame>
        <draw:frame draw:style-name="gr3" draw:text-style-name="P3" xml:id="id94" draw:id="id94" draw:layer="layout" svg:width="1.4cm" svg:height="1cm" svg:x="17cm" svg:y="7cm">
          <draw:text-box>
            <text:p>58</text:p>
          </draw:text-box>
        </draw:frame>
        <draw:frame draw:style-name="gr3" draw:text-style-name="P3" xml:id="id98" draw:id="id98" draw:layer="layout" svg:width="1.4cm" svg:height="1cm" svg:x="24.8cm" svg:y="4.6cm">
          <draw:text-box>
            <text:p>95</text:p>
          </draw:text-box>
        </draw:frame>
        <draw:frame draw:style-name="gr3" draw:text-style-name="P3" xml:id="id97" draw:id="id97" draw:layer="layout" svg:width="1.4cm" svg:height="1cm" svg:x="21.6cm" svg:y="4.6cm">
          <draw:text-box>
            <text:p>79</text:p>
          </draw:text-box>
        </draw:frame>
        <draw:frame draw:style-name="gr3" draw:text-style-name="P3" xml:id="id95" draw:id="id95" draw:layer="layout" svg:width="1.4cm" svg:height="1cm" svg:x="16.2cm" svg:y="10.8cm">
          <draw:text-box>
            <text:p>70</text:p>
          </draw:text-box>
        </draw:frame>
        <draw:connector draw:style-name="gr4" draw:text-style-name="P5" draw:layer="layout" draw:type="curve" svg:x1="14.4cm" svg:y1="5.9cm" svg:x2="17cm" svg:y2="7.5cm" draw:end-shape="id94" draw:end-glue-point="3" svg:d="M14400 5900c1575 0 275 1600 2600 1600" svg:viewBox="0 0 2601 1601">
          <text:p/>
        </draw:connector>
        <draw:connector draw:style-name="gr4" draw:text-style-name="P5" draw:layer="layout" draw:type="curve" svg:x1="18.4cm" svg:y1="7.5cm" svg:x2="16.2cm" svg:y2="11.3cm" draw:start-shape="id94" draw:start-glue-point="1" draw:end-shape="id95" draw:end-glue-point="3" svg:d="M18400 7500c751 0 501 1900-1100 1900s-1851 1900-1100 1900" svg:viewBox="0 0 3013 3801">
          <text:p/>
        </draw:connector>
        <draw:frame draw:style-name="gr3" draw:text-style-name="P3" xml:id="id96" draw:id="id96" draw:layer="layout" svg:width="1.4cm" svg:height="1cm" svg:x="23.8cm" svg:y="8.4cm">
          <draw:text-box>
            <text:p>78</text:p>
          </draw:text-box>
        </draw:frame>
        <draw:connector draw:style-name="gr4" draw:text-style-name="P5" draw:layer="layout" draw:type="curve" svg:x1="17.6cm" svg:y1="11.3cm" svg:x2="23.8cm" svg:y2="8.9cm" draw:start-shape="id95" draw:start-glue-point="1" draw:end-shape="id96" draw:end-glue-point="3" svg:d="M17600 11300c4650 0 1550-2400 6200-2400" svg:viewBox="0 0 6201 2401">
          <text:p/>
        </draw:connector>
        <draw:connector draw:style-name="gr4" draw:text-style-name="P5" draw:layer="layout" draw:type="curve" svg:x1="25.2cm" svg:y1="8.9cm" svg:x2="21.6cm" svg:y2="5.1cm" draw:start-shape="id96" draw:start-glue-point="1" draw:end-shape="id97" draw:end-glue-point="3" svg:d="M25200 8900c751 0 501-1900-1800-1900s-2551-1900-1800-1900" svg:viewBox="0 0 4359 3801">
          <text:p/>
        </draw:connector>
        <draw:connector draw:style-name="gr4" draw:text-style-name="P5" draw:layer="layout" draw:type="curve" svg:x1="23cm" svg:y1="5.1cm" svg:x2="24.8cm" svg:y2="5.1cm" draw:start-shape="id97" draw:start-glue-point="1" draw:end-shape="id98" draw:end-glue-point="3" svg:d="M23000 5100h1800" svg:viewBox="0 0 1801 1">
          <text:p/>
        </draw:connector>
        <draw:line draw:style-name="gr5" draw:text-style-name="P5" draw:layer="layout" svg:x1="7.4cm" svg:y1="2.2cm" svg:x2="7.4cm" svg:y2="13.4cm">
          <text:p/>
        </draw:line>
        <draw:frame draw:style-name="gr6" draw:text-style-name="P7" xml:id="id99" draw:id="id99" draw:layer="layout" svg:width="1.6cm" svg:height="0.996cm" svg:x="2.6cm" svg:y="3.2cm">
          <draw:text-box>
            <text:p text:style-name="P6">L</text:p>
          </draw:text-box>
        </draw:frame>
        <draw:connector draw:style-name="gr4" draw:text-style-name="P5" draw:layer="layout" draw:type="curve" svg:x1="4.2cm" svg:y1="3.698cm" svg:x2="9.5cm" svg:y2="7.2cm" draw:start-shape="id99" draw:start-glue-point="1" draw:end-shape="id100" draw:end-glue-point="0" svg:d="M4200 3698c3534 0 5300 1167 5300 3502" svg:viewBox="0 0 5301 3503">
          <text:p/>
        </draw:connector>
        <draw:frame draw:style-name="gr6" draw:text-style-name="P8" draw:layer="layout" svg:width="3.6cm" svg:height="0.996cm" svg:x="1.6cm" svg:y="1.2cm">
          <draw:text-box>
            <text:p><text:span text:style-name="T1">stack</text:span></text:p>
          </draw:text-box>
        </draw:frame>
        <draw:frame draw:style-name="gr6" draw:text-style-name="P8" draw:layer="layout" svg:width="3.6cm" svg:height="0.996cm" svg:x="14cm" svg:y="1.2cm">
          <draw:text-box>
            <text:p><text:span text:style-name="T1">heap</text:span></text:p>
          </draw:text-box>
        </draw:frame>
        <draw:frame draw:style-name="gr6" draw:text-style-name="P8" draw:layer="layout" svg:width="8.4cm" svg:height="0.996cm" svg:x="9cm" svg:y="0.4cm">
          <draw:text-box>
            <text:p><text:span text:style-name="T1">Insert sorted</text:span></text:p>
          </draw:text-box>
        </draw:frame>
        <draw:frame draw:style-name="gr3" draw:text-style-name="P3" xml:id="id100" draw:id="id100" draw:layer="layout" svg:width="1.4cm" svg:height="1cm" svg:x="8.8cm" svg:y="7.2cm">
          <draw:text-box>
            <text:p>12</text:p>
          </draw:text-box>
        </draw:frame>
        <draw:frame draw:style-name="gr3" draw:text-style-name="P3" draw:layer="layout" svg:width="1.4cm" svg:height="1cm" svg:x="26.2cm" svg:y="4.6cm">
          <draw:text-box>
            <text:p>ø</text:p>
          </draw:text-box>
        </draw:frame>
        <draw:connector draw:style-name="gr4" draw:text-style-name="P5" draw:layer="layout" draw:type="curve" svg:x1="10.2cm" svg:y1="7.7cm" svg:x2="13.7cm" svg:y2="6.4cm" draw:start-shape="id100" draw:start-glue-point="1" draw:end-shape="id101" draw:end-glue-point="2" svg:d="M10200 7700c2334 0 3500-433 3500-1300" svg:viewBox="0 0 3501 1301">
          <text:p/>
        </draw:connector>
        <draw:frame draw:style-name="gr3" draw:text-style-name="P3" draw:layer="layout" svg:width="1.4cm" svg:height="1cm" svg:x="10.4cm" svg:y="9.404cm">
          <draw:text-box>
            <text:p>ø</text:p>
          </draw:text-box>
        </draw:frame>
        <draw:frame draw:style-name="gr6" draw:text-style-name="P3" xml:id="id102" draw:id="id102" draw:layer="layout" svg:width="3.401cm" svg:height="0.996cm" svg:x="1.6cm" svg:y="9.604cm">
          <draw:text-box>
            <text:p>newNode</text:p>
          </draw:text-box>
        </draw:frame>
        <draw:frame draw:style-name="gr3" draw:text-style-name="P3" xml:id="id103" draw:id="id103" draw:layer="layout" svg:width="1.4cm" svg:height="1cm" svg:x="9cm" svg:y="9.404cm">
          <draw:text-box>
            <text:p>13</text:p>
          </draw:text-box>
        </draw:frame>
        <draw:connector draw:style-name="gr4" draw:text-style-name="P5" draw:layer="layout" draw:type="curve" svg:x1="5.001cm" svg:y1="10.102cm" svg:x2="9cm" svg:y2="9.904cm" draw:start-shape="id102" draw:start-glue-point="1" draw:end-shape="id103" draw:end-glue-point="3" svg:d="M5001 10102c2998 0 999-198 3999-198" svg:viewBox="0 0 4000 199">
          <text:p/>
        </draw:connecto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3" draw:text-style-name="P3" xml:id="id111" draw:id="id111" draw:layer="layout" svg:width="1.4cm" svg:height="1cm" svg:x="13cm" svg:y="5.4cm">
          <draw:text-box>
            <text:p>23</text:p>
          </draw:text-box>
        </draw:frame>
        <draw:frame draw:style-name="gr3" draw:text-style-name="P3" xml:id="id104" draw:id="id104" draw:layer="layout" svg:width="1.4cm" svg:height="1cm" svg:x="17cm" svg:y="7cm">
          <draw:text-box>
            <text:p>58</text:p>
          </draw:text-box>
        </draw:frame>
        <draw:frame draw:style-name="gr3" draw:text-style-name="P3" xml:id="id108" draw:id="id108" draw:layer="layout" svg:width="1.4cm" svg:height="1cm" svg:x="24.8cm" svg:y="4.6cm">
          <draw:text-box>
            <text:p>95</text:p>
          </draw:text-box>
        </draw:frame>
        <draw:frame draw:style-name="gr3" draw:text-style-name="P3" xml:id="id107" draw:id="id107" draw:layer="layout" svg:width="1.4cm" svg:height="1cm" svg:x="21.6cm" svg:y="4.6cm">
          <draw:text-box>
            <text:p>79</text:p>
          </draw:text-box>
        </draw:frame>
        <draw:frame draw:style-name="gr3" draw:text-style-name="P3" xml:id="id105" draw:id="id105" draw:layer="layout" svg:width="1.4cm" svg:height="1cm" svg:x="16.2cm" svg:y="10.8cm">
          <draw:text-box>
            <text:p>70</text:p>
          </draw:text-box>
        </draw:frame>
        <draw:connector draw:style-name="gr4" draw:text-style-name="P5" draw:layer="layout" draw:type="curve" svg:x1="14.4cm" svg:y1="5.9cm" svg:x2="17cm" svg:y2="7.5cm" draw:end-shape="id104" draw:end-glue-point="3" svg:d="M14400 5900c1575 0 275 1600 2600 1600" svg:viewBox="0 0 2601 1601">
          <text:p/>
        </draw:connector>
        <draw:connector draw:style-name="gr4" draw:text-style-name="P5" draw:layer="layout" draw:type="curve" svg:x1="18.4cm" svg:y1="7.5cm" svg:x2="16.2cm" svg:y2="11.3cm" draw:start-shape="id104" draw:start-glue-point="1" draw:end-shape="id105" draw:end-glue-point="3" svg:d="M18400 7500c751 0 501 1900-1100 1900s-1851 1900-1100 1900" svg:viewBox="0 0 3013 3801">
          <text:p/>
        </draw:connector>
        <draw:frame draw:style-name="gr3" draw:text-style-name="P3" xml:id="id106" draw:id="id106" draw:layer="layout" svg:width="1.4cm" svg:height="1cm" svg:x="23.8cm" svg:y="8.4cm">
          <draw:text-box>
            <text:p>78</text:p>
          </draw:text-box>
        </draw:frame>
        <draw:connector draw:style-name="gr4" draw:text-style-name="P5" draw:layer="layout" draw:type="curve" svg:x1="17.6cm" svg:y1="11.3cm" svg:x2="23.8cm" svg:y2="8.9cm" draw:start-shape="id105" draw:start-glue-point="1" draw:end-shape="id106" draw:end-glue-point="3" svg:d="M17600 11300c4650 0 1550-2400 6200-2400" svg:viewBox="0 0 6201 2401">
          <text:p/>
        </draw:connector>
        <draw:connector draw:style-name="gr4" draw:text-style-name="P5" draw:layer="layout" draw:type="curve" svg:x1="25.2cm" svg:y1="8.9cm" svg:x2="21.6cm" svg:y2="5.1cm" draw:start-shape="id106" draw:start-glue-point="1" draw:end-shape="id107" draw:end-glue-point="3" svg:d="M25200 8900c751 0 501-1900-1800-1900s-2551-1900-1800-1900" svg:viewBox="0 0 4359 3801">
          <text:p/>
        </draw:connector>
        <draw:connector draw:style-name="gr4" draw:text-style-name="P5" draw:layer="layout" draw:type="curve" svg:x1="23cm" svg:y1="5.1cm" svg:x2="24.8cm" svg:y2="5.1cm" draw:start-shape="id107" draw:start-glue-point="1" draw:end-shape="id108" draw:end-glue-point="3" svg:d="M23000 5100h1800" svg:viewBox="0 0 1801 1">
          <text:p/>
        </draw:connector>
        <draw:line draw:style-name="gr5" draw:text-style-name="P5" draw:layer="layout" svg:x1="7.4cm" svg:y1="2.2cm" svg:x2="7.4cm" svg:y2="13.4cm">
          <text:p/>
        </draw:line>
        <draw:frame draw:style-name="gr6" draw:text-style-name="P7" xml:id="id109" draw:id="id109" draw:layer="layout" svg:width="1.6cm" svg:height="0.996cm" svg:x="2.6cm" svg:y="3.2cm">
          <draw:text-box>
            <text:p text:style-name="P6">L</text:p>
          </draw:text-box>
        </draw:frame>
        <draw:connector draw:style-name="gr4" draw:text-style-name="P5" draw:layer="layout" draw:type="curve" svg:x1="4.2cm" svg:y1="3.698cm" svg:x2="9.5cm" svg:y2="7.2cm" draw:start-shape="id109" draw:start-glue-point="1" draw:end-shape="id110" draw:end-glue-point="0" svg:d="M4200 3698c3534 0 5300 1167 5300 3502" svg:viewBox="0 0 5301 3503">
          <text:p/>
        </draw:connector>
        <draw:frame draw:style-name="gr6" draw:text-style-name="P8" draw:layer="layout" svg:width="3.6cm" svg:height="0.996cm" svg:x="1.6cm" svg:y="1.2cm">
          <draw:text-box>
            <text:p><text:span text:style-name="T1">stack</text:span></text:p>
          </draw:text-box>
        </draw:frame>
        <draw:frame draw:style-name="gr6" draw:text-style-name="P8" draw:layer="layout" svg:width="3.6cm" svg:height="0.996cm" svg:x="14cm" svg:y="1.2cm">
          <draw:text-box>
            <text:p><text:span text:style-name="T1">heap</text:span></text:p>
          </draw:text-box>
        </draw:frame>
        <draw:frame draw:style-name="gr6" draw:text-style-name="P8" draw:layer="layout" svg:width="8.4cm" svg:height="0.996cm" svg:x="9cm" svg:y="0.4cm">
          <draw:text-box>
            <text:p><text:span text:style-name="T1">Insert sorted</text:span></text:p>
          </draw:text-box>
        </draw:frame>
        <draw:frame draw:style-name="gr3" draw:text-style-name="P3" xml:id="id110" draw:id="id110" draw:layer="layout" svg:width="1.4cm" svg:height="1cm" svg:x="8.8cm" svg:y="7.2cm">
          <draw:text-box>
            <text:p>12</text:p>
          </draw:text-box>
        </draw:frame>
        <draw:frame draw:style-name="gr3" draw:text-style-name="P3" draw:layer="layout" svg:width="1.4cm" svg:height="1cm" svg:x="26.2cm" svg:y="4.6cm">
          <draw:text-box>
            <text:p>ø</text:p>
          </draw:text-box>
        </draw:frame>
        <draw:connector draw:style-name="gr4" draw:text-style-name="P5" draw:layer="layout" draw:type="curve" svg:x1="10.2cm" svg:y1="7.7cm" svg:x2="13.7cm" svg:y2="6.4cm" draw:start-shape="id110" draw:start-glue-point="1" draw:end-shape="id111" draw:end-glue-point="2" svg:d="M10200 7700c2334 0 3500-433 3500-1300" svg:viewBox="0 0 3501 1301">
          <text:p/>
        </draw:connector>
        <draw:frame draw:style-name="gr3" draw:text-style-name="P3" draw:layer="layout" svg:width="1.4cm" svg:height="1cm" svg:x="10.4cm" svg:y="9.404cm">
          <draw:text-box>
            <text:p>ø</text:p>
          </draw:text-box>
        </draw:frame>
        <draw:frame draw:style-name="gr6" draw:text-style-name="P3" xml:id="id112" draw:id="id112" draw:layer="layout" svg:width="3.401cm" svg:height="0.996cm" svg:x="1.6cm" svg:y="9.604cm">
          <draw:text-box>
            <text:p>newNode</text:p>
          </draw:text-box>
        </draw:frame>
        <draw:frame draw:style-name="gr3" draw:text-style-name="P3" xml:id="id113" draw:id="id113" draw:layer="layout" svg:width="1.4cm" svg:height="1cm" svg:x="9cm" svg:y="9.404cm">
          <draw:text-box>
            <text:p>13</text:p>
          </draw:text-box>
        </draw:frame>
        <draw:connector draw:style-name="gr4" draw:text-style-name="P5" draw:layer="layout" draw:type="curve" svg:x1="5.001cm" svg:y1="10.102cm" svg:x2="9cm" svg:y2="9.904cm" draw:start-shape="id112" draw:start-glue-point="1" draw:end-shape="id113" draw:end-glue-point="3" svg:d="M5001 10102c2998 0 999-198 3999-198" svg:viewBox="0 0 4000 199">
          <text:p/>
        </draw:connector>
        <draw:frame draw:style-name="gr9" draw:text-style-name="P3" xml:id="id114" draw:id="id114" draw:layer="layout" svg:width="4.693cm" svg:height="0.996cm" svg:x="1.507cm" svg:y="8cm">
          <draw:text-box>
            <text:p>currentNode</text:p>
          </draw:text-box>
        </draw:frame>
        <draw:connector draw:style-name="gr4" draw:text-style-name="P5" draw:layer="layout" draw:type="curve" svg:x1="6.2cm" svg:y1="8.498cm" svg:x2="8.8cm" svg:y2="7.7cm" draw:start-shape="id114" draw:start-glue-point="1" draw:end-shape="id110" draw:end-glue-point="3" svg:d="M6200 8498c1950 0 650-798 2600-798" svg:viewBox="0 0 2601 799">
          <text:p/>
        </draw:connector>
        <draw:frame draw:style-name="gr11" draw:text-style-name="P3" draw:layer="layout" svg:width="19.8cm" svg:height="3.231cm" svg:x="8.2cm" svg:y="12.26cm">
          <draw:text-box>
            <text:p>While currentNode.value &lt; newNode.value:</text:p>
            <text:p><text:tab/><text:span text:style-name="T2"><text:tab/></text:span><text:span text:style-name="T3">currentNode = currentNode.nextNode</text:span></text:p>
            <text:p><text:s text:c="3"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3" draw:text-style-name="P3" xml:id="id122" draw:id="id122" draw:layer="layout" svg:width="1.4cm" svg:height="1cm" svg:x="13cm" svg:y="5.4cm">
          <draw:text-box>
            <text:p>23</text:p>
          </draw:text-box>
        </draw:frame>
        <draw:frame draw:style-name="gr3" draw:text-style-name="P3" xml:id="id115" draw:id="id115" draw:layer="layout" svg:width="1.4cm" svg:height="1cm" svg:x="17cm" svg:y="7cm">
          <draw:text-box>
            <text:p>58</text:p>
          </draw:text-box>
        </draw:frame>
        <draw:frame draw:style-name="gr3" draw:text-style-name="P3" xml:id="id119" draw:id="id119" draw:layer="layout" svg:width="1.4cm" svg:height="1cm" svg:x="24.8cm" svg:y="4.6cm">
          <draw:text-box>
            <text:p>95</text:p>
          </draw:text-box>
        </draw:frame>
        <draw:frame draw:style-name="gr3" draw:text-style-name="P3" xml:id="id118" draw:id="id118" draw:layer="layout" svg:width="1.4cm" svg:height="1cm" svg:x="21.6cm" svg:y="4.6cm">
          <draw:text-box>
            <text:p>79</text:p>
          </draw:text-box>
        </draw:frame>
        <draw:frame draw:style-name="gr3" draw:text-style-name="P3" xml:id="id116" draw:id="id116" draw:layer="layout" svg:width="1.4cm" svg:height="1cm" svg:x="16.2cm" svg:y="10.8cm">
          <draw:text-box>
            <text:p>70</text:p>
          </draw:text-box>
        </draw:frame>
        <draw:connector draw:style-name="gr4" draw:text-style-name="P5" draw:layer="layout" draw:type="curve" svg:x1="14.4cm" svg:y1="5.9cm" svg:x2="17cm" svg:y2="7.5cm" draw:end-shape="id115" draw:end-glue-point="3" svg:d="M14400 5900c1575 0 275 1600 2600 1600" svg:viewBox="0 0 2601 1601">
          <text:p/>
        </draw:connector>
        <draw:connector draw:style-name="gr4" draw:text-style-name="P5" draw:layer="layout" draw:type="curve" svg:x1="18.4cm" svg:y1="7.5cm" svg:x2="16.2cm" svg:y2="11.3cm" draw:start-shape="id115" draw:start-glue-point="1" draw:end-shape="id116" draw:end-glue-point="3" svg:d="M18400 7500c751 0 501 1900-1100 1900s-1851 1900-1100 1900" svg:viewBox="0 0 3013 3801">
          <text:p/>
        </draw:connector>
        <draw:frame draw:style-name="gr3" draw:text-style-name="P3" xml:id="id117" draw:id="id117" draw:layer="layout" svg:width="1.4cm" svg:height="1cm" svg:x="23.8cm" svg:y="8.4cm">
          <draw:text-box>
            <text:p>78</text:p>
          </draw:text-box>
        </draw:frame>
        <draw:connector draw:style-name="gr4" draw:text-style-name="P5" draw:layer="layout" draw:type="curve" svg:x1="17.6cm" svg:y1="11.3cm" svg:x2="23.8cm" svg:y2="8.9cm" draw:start-shape="id116" draw:start-glue-point="1" draw:end-shape="id117" draw:end-glue-point="3" svg:d="M17600 11300c4650 0 1550-2400 6200-2400" svg:viewBox="0 0 6201 2401">
          <text:p/>
        </draw:connector>
        <draw:connector draw:style-name="gr4" draw:text-style-name="P5" draw:layer="layout" draw:type="curve" svg:x1="25.2cm" svg:y1="8.9cm" svg:x2="21.6cm" svg:y2="5.1cm" draw:start-shape="id117" draw:start-glue-point="1" draw:end-shape="id118" draw:end-glue-point="3" svg:d="M25200 8900c751 0 501-1900-1800-1900s-2551-1900-1800-1900" svg:viewBox="0 0 4359 3801">
          <text:p/>
        </draw:connector>
        <draw:connector draw:style-name="gr4" draw:text-style-name="P5" draw:layer="layout" draw:type="curve" svg:x1="23cm" svg:y1="5.1cm" svg:x2="24.8cm" svg:y2="5.1cm" draw:start-shape="id118" draw:start-glue-point="1" draw:end-shape="id119" draw:end-glue-point="3" svg:d="M23000 5100h1800" svg:viewBox="0 0 1801 1">
          <text:p/>
        </draw:connector>
        <draw:line draw:style-name="gr5" draw:text-style-name="P5" draw:layer="layout" svg:x1="7.4cm" svg:y1="2.2cm" svg:x2="7.4cm" svg:y2="13.4cm">
          <text:p/>
        </draw:line>
        <draw:frame draw:style-name="gr6" draw:text-style-name="P7" xml:id="id120" draw:id="id120" draw:layer="layout" svg:width="1.6cm" svg:height="0.996cm" svg:x="2.6cm" svg:y="3.2cm">
          <draw:text-box>
            <text:p text:style-name="P6">L</text:p>
          </draw:text-box>
        </draw:frame>
        <draw:connector draw:style-name="gr4" draw:text-style-name="P5" draw:layer="layout" draw:type="curve" svg:x1="4.2cm" svg:y1="3.698cm" svg:x2="8.6cm" svg:y2="7.1cm" draw:start-shape="id120" draw:start-glue-point="1" draw:end-shape="id121" draw:end-glue-point="3" svg:d="M4200 3698c3300 0 1100 3402 4400 3402" svg:viewBox="0 0 4401 3403">
          <text:p/>
        </draw:connector>
        <draw:frame draw:style-name="gr6" draw:text-style-name="P8" draw:layer="layout" svg:width="3.6cm" svg:height="0.996cm" svg:x="1.6cm" svg:y="1.2cm">
          <draw:text-box>
            <text:p><text:span text:style-name="T1">stack</text:span></text:p>
          </draw:text-box>
        </draw:frame>
        <draw:frame draw:style-name="gr6" draw:text-style-name="P8" draw:layer="layout" svg:width="3.6cm" svg:height="0.996cm" svg:x="14cm" svg:y="1.2cm">
          <draw:text-box>
            <text:p><text:span text:style-name="T1">heap</text:span></text:p>
          </draw:text-box>
        </draw:frame>
        <draw:frame draw:style-name="gr6" draw:text-style-name="P8" draw:layer="layout" svg:width="8.4cm" svg:height="0.996cm" svg:x="9cm" svg:y="0.4cm">
          <draw:text-box>
            <text:p><text:span text:style-name="T1">Insert sorted</text:span></text:p>
          </draw:text-box>
        </draw:frame>
        <draw:frame draw:style-name="gr3" draw:text-style-name="P3" xml:id="id121" draw:id="id121" draw:layer="layout" svg:width="1.4cm" svg:height="1cm" svg:x="8.6cm" svg:y="6.6cm">
          <draw:text-box>
            <text:p>12</text:p>
          </draw:text-box>
        </draw:frame>
        <draw:frame draw:style-name="gr3" draw:text-style-name="P3" draw:layer="layout" svg:width="1.4cm" svg:height="1cm" svg:x="26.2cm" svg:y="4.6cm">
          <draw:text-box>
            <text:p>ø</text:p>
          </draw:text-box>
        </draw:frame>
        <draw:connector draw:style-name="gr4" draw:text-style-name="P5" draw:layer="layout" draw:type="curve" svg:x1="10cm" svg:y1="7.1cm" svg:x2="13.7cm" svg:y2="6.4cm" draw:start-shape="id121" draw:start-glue-point="1" draw:end-shape="id122" draw:end-glue-point="2" svg:d="M10000 7100c2467 0 3700-233 3700-700" svg:viewBox="0 0 3701 701">
          <text:p/>
        </draw:connector>
        <draw:frame draw:style-name="gr3" draw:text-style-name="P3" draw:layer="layout" svg:width="1.4cm" svg:height="1cm" svg:x="10.4cm" svg:y="9.404cm">
          <draw:text-box>
            <text:p>ø</text:p>
          </draw:text-box>
        </draw:frame>
        <draw:frame draw:style-name="gr6" draw:text-style-name="P3" xml:id="id123" draw:id="id123" draw:layer="layout" svg:width="3.401cm" svg:height="0.996cm" svg:x="1.6cm" svg:y="9.604cm">
          <draw:text-box>
            <text:p>newNode</text:p>
          </draw:text-box>
        </draw:frame>
        <draw:frame draw:style-name="gr3" draw:text-style-name="P3" xml:id="id124" draw:id="id124" draw:layer="layout" svg:width="1.4cm" svg:height="1cm" svg:x="9cm" svg:y="9.404cm">
          <draw:text-box>
            <text:p>13</text:p>
          </draw:text-box>
        </draw:frame>
        <draw:connector draw:style-name="gr4" draw:text-style-name="P5" draw:layer="layout" draw:type="curve" svg:x1="5.001cm" svg:y1="10.102cm" svg:x2="9cm" svg:y2="9.904cm" draw:start-shape="id123" draw:start-glue-point="1" draw:end-shape="id124" draw:end-glue-point="3" svg:d="M5001 10102c2998 0 999-198 3999-198" svg:viewBox="0 0 4000 199">
          <text:p/>
        </draw:connector>
        <draw:frame draw:style-name="gr9" draw:text-style-name="P3" xml:id="id125" draw:id="id125" draw:layer="layout" svg:width="4.693cm" svg:height="0.996cm" svg:x="1.507cm" svg:y="8cm">
          <draw:text-box>
            <text:p>currentNode</text:p>
          </draw:text-box>
        </draw:frame>
        <draw:connector draw:style-name="gr4" draw:text-style-name="P5" draw:layer="layout" draw:type="curve" svg:x1="6.2cm" svg:y1="8.498cm" svg:x2="13.7cm" svg:y2="6.4cm" draw:start-shape="id125" draw:start-glue-point="1" draw:end-shape="id122" draw:end-glue-point="2" svg:d="M6200 8498c5000 0 7500-699 7500-2098" svg:viewBox="0 0 7501 2099">
          <text:p/>
        </draw:connector>
        <draw:frame draw:style-name="gr10" draw:text-style-name="P10" draw:layer="layout" svg:width="14.8cm" svg:height="1.741cm" svg:x="9cm" svg:y="13.401cm">
          <draw:text-box>
            <text:p xml:id="id225" text:id="id225" text:style-name="P6"><text:span text:style-name="T2">previousNode.nextNode = newNode <text:s/>???</text:span></text:p>
          </draw:text-box>
        </draw:frame>
        <draw:connector draw:style-name="gr12" draw:text-style-name="P5" xml:id="id224" draw:id="id224" draw:layer="layout" draw:type="curve" svg:x1="13cm" svg:y1="5.9cm" svg:x2="9.3cm" svg:y2="6.6cm" draw:start-shape="id122" draw:start-glue-point="3" draw:end-shape="id121" draw:end-glue-point="0" svg:d="M13000 5900c-2467 0-3700 233-3700 700" svg:viewBox="0 0 3701 70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3" draw:text-style-name="P3" xml:id="id133" draw:id="id133" draw:layer="layout" svg:width="1.4cm" svg:height="1cm" svg:x="13cm" svg:y="5.4cm">
          <draw:text-box>
            <text:p>23</text:p>
          </draw:text-box>
        </draw:frame>
        <draw:frame draw:style-name="gr3" draw:text-style-name="P3" xml:id="id126" draw:id="id126" draw:layer="layout" svg:width="1.4cm" svg:height="1cm" svg:x="17cm" svg:y="7cm">
          <draw:text-box>
            <text:p>58</text:p>
          </draw:text-box>
        </draw:frame>
        <draw:frame draw:style-name="gr3" draw:text-style-name="P3" xml:id="id130" draw:id="id130" draw:layer="layout" svg:width="1.4cm" svg:height="1cm" svg:x="24.8cm" svg:y="4.6cm">
          <draw:text-box>
            <text:p>95</text:p>
          </draw:text-box>
        </draw:frame>
        <draw:frame draw:style-name="gr3" draw:text-style-name="P3" xml:id="id129" draw:id="id129" draw:layer="layout" svg:width="1.4cm" svg:height="1cm" svg:x="21.6cm" svg:y="4.6cm">
          <draw:text-box>
            <text:p>79</text:p>
          </draw:text-box>
        </draw:frame>
        <draw:frame draw:style-name="gr3" draw:text-style-name="P3" xml:id="id127" draw:id="id127" draw:layer="layout" svg:width="1.4cm" svg:height="1cm" svg:x="16.2cm" svg:y="10.8cm">
          <draw:text-box>
            <text:p>70</text:p>
          </draw:text-box>
        </draw:frame>
        <draw:connector draw:style-name="gr4" draw:text-style-name="P5" draw:layer="layout" draw:type="curve" svg:x1="14.4cm" svg:y1="5.9cm" svg:x2="17cm" svg:y2="7.5cm" draw:end-shape="id126" draw:end-glue-point="3" svg:d="M14400 5900c1575 0 275 1600 2600 1600" svg:viewBox="0 0 2601 1601">
          <text:p/>
        </draw:connector>
        <draw:connector draw:style-name="gr4" draw:text-style-name="P5" draw:layer="layout" draw:type="curve" svg:x1="18.4cm" svg:y1="7.5cm" svg:x2="16.2cm" svg:y2="11.3cm" draw:start-shape="id126" draw:start-glue-point="1" draw:end-shape="id127" draw:end-glue-point="3" svg:d="M18400 7500c751 0 501 1900-1100 1900s-1851 1900-1100 1900" svg:viewBox="0 0 3013 3801">
          <text:p/>
        </draw:connector>
        <draw:frame draw:style-name="gr3" draw:text-style-name="P3" xml:id="id128" draw:id="id128" draw:layer="layout" svg:width="1.4cm" svg:height="1cm" svg:x="23.8cm" svg:y="8.4cm">
          <draw:text-box>
            <text:p>78</text:p>
          </draw:text-box>
        </draw:frame>
        <draw:connector draw:style-name="gr4" draw:text-style-name="P5" draw:layer="layout" draw:type="curve" svg:x1="17.6cm" svg:y1="11.3cm" svg:x2="23.8cm" svg:y2="8.9cm" draw:start-shape="id127" draw:start-glue-point="1" draw:end-shape="id128" draw:end-glue-point="3" svg:d="M17600 11300c4650 0 1550-2400 6200-2400" svg:viewBox="0 0 6201 2401">
          <text:p/>
        </draw:connector>
        <draw:connector draw:style-name="gr4" draw:text-style-name="P5" draw:layer="layout" draw:type="curve" svg:x1="25.2cm" svg:y1="8.9cm" svg:x2="21.6cm" svg:y2="5.1cm" draw:start-shape="id128" draw:start-glue-point="1" draw:end-shape="id129" draw:end-glue-point="3" svg:d="M25200 8900c751 0 501-1900-1800-1900s-2551-1900-1800-1900" svg:viewBox="0 0 4359 3801">
          <text:p/>
        </draw:connector>
        <draw:connector draw:style-name="gr4" draw:text-style-name="P5" draw:layer="layout" draw:type="curve" svg:x1="23cm" svg:y1="5.1cm" svg:x2="24.8cm" svg:y2="5.1cm" draw:start-shape="id129" draw:start-glue-point="1" draw:end-shape="id130" draw:end-glue-point="3" svg:d="M23000 5100h1800" svg:viewBox="0 0 1801 1">
          <text:p/>
        </draw:connector>
        <draw:line draw:style-name="gr5" draw:text-style-name="P5" draw:layer="layout" svg:x1="7.4cm" svg:y1="2.2cm" svg:x2="7.4cm" svg:y2="13.4cm">
          <text:p/>
        </draw:line>
        <draw:frame draw:style-name="gr6" draw:text-style-name="P7" xml:id="id131" draw:id="id131" draw:layer="layout" svg:width="1.6cm" svg:height="0.996cm" svg:x="2.6cm" svg:y="3.2cm">
          <draw:text-box>
            <text:p text:style-name="P6">L</text:p>
          </draw:text-box>
        </draw:frame>
        <draw:connector draw:style-name="gr4" draw:text-style-name="P5" draw:layer="layout" draw:type="curve" svg:x1="4.2cm" svg:y1="3.698cm" svg:x2="9.5cm" svg:y2="7.2cm" draw:start-shape="id131" draw:start-glue-point="1" draw:end-shape="id132" draw:end-glue-point="0" svg:d="M4200 3698c3534 0 5300 1167 5300 3502" svg:viewBox="0 0 5301 3503">
          <text:p/>
        </draw:connector>
        <draw:frame draw:style-name="gr6" draw:text-style-name="P8" draw:layer="layout" svg:width="3.6cm" svg:height="0.996cm" svg:x="1.6cm" svg:y="1.2cm">
          <draw:text-box>
            <text:p><text:span text:style-name="T1">stack</text:span></text:p>
          </draw:text-box>
        </draw:frame>
        <draw:frame draw:style-name="gr6" draw:text-style-name="P8" draw:layer="layout" svg:width="3.6cm" svg:height="0.996cm" svg:x="14cm" svg:y="1.2cm">
          <draw:text-box>
            <text:p><text:span text:style-name="T1">heap</text:span></text:p>
          </draw:text-box>
        </draw:frame>
        <draw:frame draw:style-name="gr6" draw:text-style-name="P8" draw:layer="layout" svg:width="8.4cm" svg:height="0.996cm" svg:x="9cm" svg:y="0.4cm">
          <draw:text-box>
            <text:p><text:span text:style-name="T1">Insert sorted</text:span></text:p>
          </draw:text-box>
        </draw:frame>
        <draw:frame draw:style-name="gr3" draw:text-style-name="P3" xml:id="id132" draw:id="id132" draw:layer="layout" svg:width="1.4cm" svg:height="1cm" svg:x="8.8cm" svg:y="7.2cm">
          <draw:text-box>
            <text:p>12</text:p>
          </draw:text-box>
        </draw:frame>
        <draw:frame draw:style-name="gr3" draw:text-style-name="P3" draw:layer="layout" svg:width="1.4cm" svg:height="1cm" svg:x="26.2cm" svg:y="4.6cm">
          <draw:text-box>
            <text:p>ø</text:p>
          </draw:text-box>
        </draw:frame>
        <draw:connector draw:style-name="gr4" draw:text-style-name="P5" draw:layer="layout" draw:type="curve" svg:x1="10.2cm" svg:y1="7.7cm" svg:x2="13.7cm" svg:y2="6.4cm" draw:start-shape="id132" draw:start-glue-point="1" draw:end-shape="id133" draw:end-glue-point="2" svg:d="M10200 7700c2334 0 3500-433 3500-1300" svg:viewBox="0 0 3501 1301">
          <text:p/>
        </draw:connector>
        <draw:frame draw:style-name="gr3" draw:text-style-name="P3" draw:layer="layout" svg:width="1.4cm" svg:height="1cm" svg:x="10.4cm" svg:y="9.404cm">
          <draw:text-box>
            <text:p>ø</text:p>
          </draw:text-box>
        </draw:frame>
        <draw:frame draw:style-name="gr6" draw:text-style-name="P3" xml:id="id134" draw:id="id134" draw:layer="layout" svg:width="3.401cm" svg:height="0.996cm" svg:x="1.4cm" svg:y="10.6cm">
          <draw:text-box>
            <text:p>newNode</text:p>
          </draw:text-box>
        </draw:frame>
        <draw:frame draw:style-name="gr3" draw:text-style-name="P3" xml:id="id135" draw:id="id135" draw:layer="layout" svg:width="1.4cm" svg:height="1cm" svg:x="9cm" svg:y="9.404cm">
          <draw:text-box>
            <text:p>13</text:p>
          </draw:text-box>
        </draw:frame>
        <draw:connector draw:style-name="gr4" draw:text-style-name="P5" draw:layer="layout" draw:type="curve" svg:x1="4.801cm" svg:y1="11.098cm" svg:x2="9cm" svg:y2="9.904cm" draw:start-shape="id134" draw:start-glue-point="1" draw:end-shape="id135" draw:end-glue-point="3" svg:d="M4801 11098c3148 0 1049-1194 4199-1194" svg:viewBox="0 0 4200 1195">
          <text:p/>
        </draw:connector>
        <draw:frame draw:style-name="gr9" draw:text-style-name="P3" xml:id="id136" draw:id="id136" draw:layer="layout" svg:width="4.693cm" svg:height="0.996cm" svg:x="1.507cm" svg:y="8cm">
          <draw:text-box>
            <text:p>currentNode</text:p>
          </draw:text-box>
        </draw:frame>
        <draw:connector draw:style-name="gr4" draw:text-style-name="P5" draw:layer="layout" draw:type="curve" svg:x1="6.2cm" svg:y1="8.498cm" svg:x2="8.8cm" svg:y2="7.7cm" draw:start-shape="id136" draw:start-glue-point="1" draw:end-shape="id132" draw:end-glue-point="3" svg:d="M6200 8498c1950 0 650-798 2600-798" svg:viewBox="0 0 2601 799">
          <text:p/>
        </draw:connector>
        <draw:frame draw:style-name="gr11" draw:text-style-name="P3" draw:layer="layout" svg:width="19.8cm" svg:height="3.231cm" svg:x="8.2cm" svg:y="12.259cm">
          <draw:text-box>
            <text:p xml:id="id226" text:id="id226">While currentNode.value &lt; newNode.value:</text:p>
            <text:p xml:id="id227" text:id="id227"><text:tab/><text:span text:style-name="T2">previousNode = currentNode</text:span></text:p>
            <text:p xml:id="id228" text:id="id228"><text:span text:style-name="T2"><text:tab/></text:span><text:span text:style-name="T3">currentNode = currentNode.nextNode</text:span></text:p>
            <text:p><text:s text:c="3"/></text:p>
          </draw:text-box>
        </draw:frame>
        <draw:frame draw:style-name="gr13" draw:text-style-name="P3" xml:id="id137" draw:id="id137" draw:layer="layout" svg:width="5.074cm" svg:height="0.996cm" svg:x="1.508cm" svg:y="8.908cm">
          <draw:text-box>
            <text:p>previousNode</text:p>
          </draw:text-box>
        </draw:frame>
        <draw:connector draw:style-name="gr12" draw:text-style-name="P5" xml:id="id229" draw:id="id229" draw:layer="layout" draw:type="curve" svg:x1="6.582cm" svg:y1="9.406cm" svg:x2="9.5cm" svg:y2="8.2cm" draw:start-shape="id137" draw:start-glue-point="1" draw:end-shape="id132" draw:end-glue-point="2" svg:d="M6582 9406c1946 0 2918-402 2918-1206" svg:viewBox="0 0 2919 1207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3" draw:text-style-name="P3" xml:id="id145" draw:id="id145" draw:layer="layout" svg:width="1.4cm" svg:height="1cm" svg:x="13cm" svg:y="5.4cm">
          <draw:text-box>
            <text:p>23</text:p>
          </draw:text-box>
        </draw:frame>
        <draw:frame draw:style-name="gr3" draw:text-style-name="P3" xml:id="id138" draw:id="id138" draw:layer="layout" svg:width="1.4cm" svg:height="1cm" svg:x="17cm" svg:y="7cm">
          <draw:text-box>
            <text:p>58</text:p>
          </draw:text-box>
        </draw:frame>
        <draw:frame draw:style-name="gr3" draw:text-style-name="P3" xml:id="id142" draw:id="id142" draw:layer="layout" svg:width="1.4cm" svg:height="1cm" svg:x="24.8cm" svg:y="4.6cm">
          <draw:text-box>
            <text:p>95</text:p>
          </draw:text-box>
        </draw:frame>
        <draw:frame draw:style-name="gr3" draw:text-style-name="P3" xml:id="id141" draw:id="id141" draw:layer="layout" svg:width="1.4cm" svg:height="1cm" svg:x="21.6cm" svg:y="4.6cm">
          <draw:text-box>
            <text:p>79</text:p>
          </draw:text-box>
        </draw:frame>
        <draw:frame draw:style-name="gr3" draw:text-style-name="P3" xml:id="id139" draw:id="id139" draw:layer="layout" svg:width="1.4cm" svg:height="1cm" svg:x="16.2cm" svg:y="10.8cm">
          <draw:text-box>
            <text:p>70</text:p>
          </draw:text-box>
        </draw:frame>
        <draw:connector draw:style-name="gr4" draw:text-style-name="P5" draw:layer="layout" draw:type="curve" svg:x1="14.4cm" svg:y1="5.9cm" svg:x2="17cm" svg:y2="7.5cm" draw:end-shape="id138" draw:end-glue-point="3" svg:d="M14400 5900c1575 0 275 1600 2600 1600" svg:viewBox="0 0 2601 1601">
          <text:p/>
        </draw:connector>
        <draw:connector draw:style-name="gr4" draw:text-style-name="P5" draw:layer="layout" draw:type="curve" svg:x1="18.4cm" svg:y1="7.5cm" svg:x2="16.2cm" svg:y2="11.3cm" draw:start-shape="id138" draw:start-glue-point="1" draw:end-shape="id139" draw:end-glue-point="3" svg:d="M18400 7500c751 0 501 1900-1100 1900s-1851 1900-1100 1900" svg:viewBox="0 0 3013 3801">
          <text:p/>
        </draw:connector>
        <draw:frame draw:style-name="gr3" draw:text-style-name="P3" xml:id="id140" draw:id="id140" draw:layer="layout" svg:width="1.4cm" svg:height="1cm" svg:x="23.8cm" svg:y="8.4cm">
          <draw:text-box>
            <text:p>78</text:p>
          </draw:text-box>
        </draw:frame>
        <draw:connector draw:style-name="gr4" draw:text-style-name="P5" draw:layer="layout" draw:type="curve" svg:x1="17.6cm" svg:y1="11.3cm" svg:x2="23.8cm" svg:y2="8.9cm" draw:start-shape="id139" draw:start-glue-point="1" draw:end-shape="id140" draw:end-glue-point="3" svg:d="M17600 11300c4650 0 1550-2400 6200-2400" svg:viewBox="0 0 6201 2401">
          <text:p/>
        </draw:connector>
        <draw:connector draw:style-name="gr4" draw:text-style-name="P5" draw:layer="layout" draw:type="curve" svg:x1="25.2cm" svg:y1="8.9cm" svg:x2="21.6cm" svg:y2="5.1cm" draw:start-shape="id140" draw:start-glue-point="1" draw:end-shape="id141" draw:end-glue-point="3" svg:d="M25200 8900c751 0 501-1900-1800-1900s-2551-1900-1800-1900" svg:viewBox="0 0 4359 3801">
          <text:p/>
        </draw:connector>
        <draw:connector draw:style-name="gr4" draw:text-style-name="P5" draw:layer="layout" draw:type="curve" svg:x1="23cm" svg:y1="5.1cm" svg:x2="24.8cm" svg:y2="5.1cm" draw:start-shape="id141" draw:start-glue-point="1" draw:end-shape="id142" draw:end-glue-point="3" svg:d="M23000 5100h1800" svg:viewBox="0 0 1801 1">
          <text:p/>
        </draw:connector>
        <draw:line draw:style-name="gr5" draw:text-style-name="P5" draw:layer="layout" svg:x1="7.4cm" svg:y1="2.2cm" svg:x2="7.4cm" svg:y2="13.4cm">
          <text:p/>
        </draw:line>
        <draw:frame draw:style-name="gr6" draw:text-style-name="P7" xml:id="id143" draw:id="id143" draw:layer="layout" svg:width="1.6cm" svg:height="0.996cm" svg:x="2.6cm" svg:y="3.2cm">
          <draw:text-box>
            <text:p text:style-name="P6">L</text:p>
          </draw:text-box>
        </draw:frame>
        <draw:connector draw:style-name="gr4" draw:text-style-name="P5" draw:layer="layout" draw:type="curve" svg:x1="4.2cm" svg:y1="3.698cm" svg:x2="9.5cm" svg:y2="7.2cm" draw:start-shape="id143" draw:start-glue-point="1" draw:end-shape="id144" draw:end-glue-point="0" svg:d="M4200 3698c3534 0 5300 1167 5300 3502" svg:viewBox="0 0 5301 3503">
          <text:p/>
        </draw:connector>
        <draw:frame draw:style-name="gr6" draw:text-style-name="P8" draw:layer="layout" svg:width="3.6cm" svg:height="0.996cm" svg:x="1.6cm" svg:y="1.2cm">
          <draw:text-box>
            <text:p><text:span text:style-name="T1">stack</text:span></text:p>
          </draw:text-box>
        </draw:frame>
        <draw:frame draw:style-name="gr6" draw:text-style-name="P8" draw:layer="layout" svg:width="3.6cm" svg:height="0.996cm" svg:x="14cm" svg:y="1.2cm">
          <draw:text-box>
            <text:p><text:span text:style-name="T1">heap</text:span></text:p>
          </draw:text-box>
        </draw:frame>
        <draw:frame draw:style-name="gr6" draw:text-style-name="P8" draw:layer="layout" svg:width="8.4cm" svg:height="0.996cm" svg:x="9cm" svg:y="0.4cm">
          <draw:text-box>
            <text:p><text:span text:style-name="T1">Insert sorted</text:span></text:p>
          </draw:text-box>
        </draw:frame>
        <draw:frame draw:style-name="gr3" draw:text-style-name="P3" xml:id="id144" draw:id="id144" draw:layer="layout" svg:width="1.4cm" svg:height="1cm" svg:x="8.8cm" svg:y="7.2cm">
          <draw:text-box>
            <text:p>12</text:p>
          </draw:text-box>
        </draw:frame>
        <draw:frame draw:style-name="gr3" draw:text-style-name="P3" draw:layer="layout" svg:width="1.4cm" svg:height="1cm" svg:x="26.2cm" svg:y="4.6cm">
          <draw:text-box>
            <text:p>ø</text:p>
          </draw:text-box>
        </draw:frame>
        <draw:connector draw:style-name="gr4" draw:text-style-name="P5" draw:layer="layout" draw:type="curve" svg:x1="10.2cm" svg:y1="7.7cm" svg:x2="13.7cm" svg:y2="6.4cm" draw:start-shape="id144" draw:start-glue-point="1" draw:end-shape="id145" draw:end-glue-point="2" svg:d="M10200 7700c2334 0 3500-433 3500-1300" svg:viewBox="0 0 3501 1301">
          <text:p/>
        </draw:connector>
        <draw:frame draw:style-name="gr3" draw:text-style-name="P3" draw:layer="layout" svg:width="1.4cm" svg:height="1cm" svg:x="10.4cm" svg:y="9.404cm">
          <draw:text-box>
            <text:p>ø</text:p>
          </draw:text-box>
        </draw:frame>
        <draw:frame draw:style-name="gr6" draw:text-style-name="P3" xml:id="id146" draw:id="id146" draw:layer="layout" svg:width="3.401cm" svg:height="0.996cm" svg:x="1.4cm" svg:y="10.6cm">
          <draw:text-box>
            <text:p>newNode</text:p>
          </draw:text-box>
        </draw:frame>
        <draw:frame draw:style-name="gr3" draw:text-style-name="P3" xml:id="id147" draw:id="id147" draw:layer="layout" svg:width="1.4cm" svg:height="1cm" svg:x="9cm" svg:y="9.404cm">
          <draw:text-box>
            <text:p>13</text:p>
          </draw:text-box>
        </draw:frame>
        <draw:connector draw:style-name="gr4" draw:text-style-name="P5" draw:layer="layout" draw:type="curve" svg:x1="4.801cm" svg:y1="11.098cm" svg:x2="9cm" svg:y2="9.904cm" draw:start-shape="id146" draw:start-glue-point="1" draw:end-shape="id147" draw:end-glue-point="3" svg:d="M4801 11098c3148 0 1049-1194 4199-1194" svg:viewBox="0 0 4200 1195">
          <text:p/>
        </draw:connector>
        <draw:frame draw:style-name="gr9" draw:text-style-name="P3" xml:id="id148" draw:id="id148" draw:layer="layout" svg:width="4.693cm" svg:height="0.996cm" svg:x="1.507cm" svg:y="8cm">
          <draw:text-box>
            <text:p>currentNode</text:p>
          </draw:text-box>
        </draw:frame>
        <draw:connector draw:style-name="gr12" draw:text-style-name="P5" draw:layer="layout" draw:type="curve" draw:line-skew="-2cm" svg:x1="6.2cm" svg:y1="8.498cm" svg:x2="13cm" svg:y2="5.9cm" draw:start-shape="id148" draw:start-glue-point="1" draw:end-shape="id145" draw:end-glue-point="3" svg:d="M6200 8498c2100 0-1300-2598 6800-2598" svg:viewBox="0 0 6801 2599">
          <text:p/>
        </draw:connector>
        <draw:frame draw:style-name="gr11" draw:text-style-name="P3" draw:layer="layout" svg:width="19.8cm" svg:height="3.231cm" svg:x="8.2cm" svg:y="12.259cm">
          <draw:text-box>
            <text:p>While currentNode.value &lt; newNode.value:</text:p>
            <text:p><text:tab/>previousNode = currentNode</text:p>
            <text:p><text:s text:c="3"/><text:span text:style-name="T2">currentNode = currentNode.nextNode</text:span></text:p>
          </draw:text-box>
        </draw:frame>
        <draw:frame draw:style-name="gr13" draw:text-style-name="P3" xml:id="id149" draw:id="id149" draw:layer="layout" svg:width="5.074cm" svg:height="0.996cm" svg:x="1.508cm" svg:y="8.908cm">
          <draw:text-box>
            <text:p>previousNode</text:p>
          </draw:text-box>
        </draw:frame>
        <draw:connector draw:style-name="gr4" draw:text-style-name="P5" draw:layer="layout" draw:type="curve" svg:x1="6.582cm" svg:y1="9.406cm" svg:x2="9.5cm" svg:y2="8.2cm" draw:start-shape="id149" draw:start-glue-point="1" draw:end-shape="id144" draw:end-glue-point="2" svg:d="M6582 9406c1946 0 2918-402 2918-1206" svg:viewBox="0 0 2919 1207">
          <text:p/>
        </draw:connecto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3" draw:text-style-name="P3" xml:id="id157" draw:id="id157" draw:layer="layout" svg:width="1.4cm" svg:height="1cm" svg:x="13cm" svg:y="5.4cm">
          <draw:text-box>
            <text:p>23</text:p>
          </draw:text-box>
        </draw:frame>
        <draw:frame draw:style-name="gr3" draw:text-style-name="P3" xml:id="id150" draw:id="id150" draw:layer="layout" svg:width="1.4cm" svg:height="1cm" svg:x="17cm" svg:y="7cm">
          <draw:text-box>
            <text:p>58</text:p>
          </draw:text-box>
        </draw:frame>
        <draw:frame draw:style-name="gr3" draw:text-style-name="P3" xml:id="id154" draw:id="id154" draw:layer="layout" svg:width="1.4cm" svg:height="1cm" svg:x="24.8cm" svg:y="4.6cm">
          <draw:text-box>
            <text:p>95</text:p>
          </draw:text-box>
        </draw:frame>
        <draw:frame draw:style-name="gr3" draw:text-style-name="P3" xml:id="id153" draw:id="id153" draw:layer="layout" svg:width="1.4cm" svg:height="1cm" svg:x="21.6cm" svg:y="4.6cm">
          <draw:text-box>
            <text:p>79</text:p>
          </draw:text-box>
        </draw:frame>
        <draw:frame draw:style-name="gr3" draw:text-style-name="P3" xml:id="id151" draw:id="id151" draw:layer="layout" svg:width="1.4cm" svg:height="1cm" svg:x="16.2cm" svg:y="10.8cm">
          <draw:text-box>
            <text:p>70</text:p>
          </draw:text-box>
        </draw:frame>
        <draw:connector draw:style-name="gr4" draw:text-style-name="P5" draw:layer="layout" draw:type="curve" svg:x1="14.4cm" svg:y1="5.9cm" svg:x2="17cm" svg:y2="7.5cm" draw:end-shape="id150" draw:end-glue-point="3" svg:d="M14400 5900c1575 0 275 1600 2600 1600" svg:viewBox="0 0 2601 1601">
          <text:p/>
        </draw:connector>
        <draw:connector draw:style-name="gr4" draw:text-style-name="P5" draw:layer="layout" draw:type="curve" svg:x1="18.4cm" svg:y1="7.5cm" svg:x2="16.2cm" svg:y2="11.3cm" draw:start-shape="id150" draw:start-glue-point="1" draw:end-shape="id151" draw:end-glue-point="3" svg:d="M18400 7500c751 0 501 1900-1100 1900s-1851 1900-1100 1900" svg:viewBox="0 0 3013 3801">
          <text:p/>
        </draw:connector>
        <draw:frame draw:style-name="gr3" draw:text-style-name="P3" xml:id="id152" draw:id="id152" draw:layer="layout" svg:width="1.4cm" svg:height="1cm" svg:x="23.8cm" svg:y="8.4cm">
          <draw:text-box>
            <text:p>78</text:p>
          </draw:text-box>
        </draw:frame>
        <draw:connector draw:style-name="gr4" draw:text-style-name="P5" draw:layer="layout" draw:type="curve" svg:x1="17.6cm" svg:y1="11.3cm" svg:x2="23.8cm" svg:y2="8.9cm" draw:start-shape="id151" draw:start-glue-point="1" draw:end-shape="id152" draw:end-glue-point="3" svg:d="M17600 11300c4650 0 1550-2400 6200-2400" svg:viewBox="0 0 6201 2401">
          <text:p/>
        </draw:connector>
        <draw:connector draw:style-name="gr4" draw:text-style-name="P5" draw:layer="layout" draw:type="curve" svg:x1="25.2cm" svg:y1="8.9cm" svg:x2="21.6cm" svg:y2="5.1cm" draw:start-shape="id152" draw:start-glue-point="1" draw:end-shape="id153" draw:end-glue-point="3" svg:d="M25200 8900c751 0 501-1900-1800-1900s-2551-1900-1800-1900" svg:viewBox="0 0 4359 3801">
          <text:p/>
        </draw:connector>
        <draw:connector draw:style-name="gr4" draw:text-style-name="P5" draw:layer="layout" draw:type="curve" svg:x1="23cm" svg:y1="5.1cm" svg:x2="24.8cm" svg:y2="5.1cm" draw:start-shape="id153" draw:start-glue-point="1" draw:end-shape="id154" draw:end-glue-point="3" svg:d="M23000 5100h1800" svg:viewBox="0 0 1801 1">
          <text:p/>
        </draw:connector>
        <draw:line draw:style-name="gr5" draw:text-style-name="P5" draw:layer="layout" svg:x1="7.4cm" svg:y1="2.2cm" svg:x2="7.4cm" svg:y2="13.4cm">
          <text:p/>
        </draw:line>
        <draw:frame draw:style-name="gr6" draw:text-style-name="P7" xml:id="id155" draw:id="id155" draw:layer="layout" svg:width="1.6cm" svg:height="0.996cm" svg:x="2.6cm" svg:y="3.2cm">
          <draw:text-box>
            <text:p text:style-name="P6">L</text:p>
          </draw:text-box>
        </draw:frame>
        <draw:connector draw:style-name="gr4" draw:text-style-name="P5" draw:layer="layout" draw:type="curve" svg:x1="4.2cm" svg:y1="3.698cm" svg:x2="9.5cm" svg:y2="7.2cm" draw:start-shape="id155" draw:start-glue-point="1" draw:end-shape="id156" draw:end-glue-point="0" svg:d="M4200 3698c3534 0 5300 1167 5300 3502" svg:viewBox="0 0 5301 3503">
          <text:p/>
        </draw:connector>
        <draw:frame draw:style-name="gr6" draw:text-style-name="P8" draw:layer="layout" svg:width="3.6cm" svg:height="0.996cm" svg:x="1.6cm" svg:y="1.2cm">
          <draw:text-box>
            <text:p><text:span text:style-name="T1">stack</text:span></text:p>
          </draw:text-box>
        </draw:frame>
        <draw:frame draw:style-name="gr6" draw:text-style-name="P8" draw:layer="layout" svg:width="3.6cm" svg:height="0.996cm" svg:x="14cm" svg:y="1.2cm">
          <draw:text-box>
            <text:p><text:span text:style-name="T1">heap</text:span></text:p>
          </draw:text-box>
        </draw:frame>
        <draw:frame draw:style-name="gr6" draw:text-style-name="P8" draw:layer="layout" svg:width="8.4cm" svg:height="0.996cm" svg:x="9cm" svg:y="0.4cm">
          <draw:text-box>
            <text:p><text:span text:style-name="T1">Insert sorted</text:span></text:p>
          </draw:text-box>
        </draw:frame>
        <draw:frame draw:style-name="gr3" draw:text-style-name="P3" xml:id="id156" draw:id="id156" draw:layer="layout" svg:width="1.4cm" svg:height="1cm" svg:x="8.8cm" svg:y="7.2cm">
          <draw:text-box>
            <text:p>12</text:p>
          </draw:text-box>
        </draw:frame>
        <draw:frame draw:style-name="gr3" draw:text-style-name="P3" draw:layer="layout" svg:width="1.4cm" svg:height="1cm" svg:x="26.2cm" svg:y="4.6cm">
          <draw:text-box>
            <text:p>ø</text:p>
          </draw:text-box>
        </draw:frame>
        <draw:connector draw:style-name="gr4" draw:text-style-name="P5" draw:layer="layout" draw:type="curve" svg:x1="10.2cm" svg:y1="7.7cm" svg:x2="13.7cm" svg:y2="6.4cm" draw:start-shape="id156" draw:start-glue-point="1" draw:end-shape="id157" draw:end-glue-point="2" svg:d="M10200 7700c2334 0 3500-433 3500-1300" svg:viewBox="0 0 3501 1301">
          <text:p/>
        </draw:connector>
        <draw:frame draw:style-name="gr3" draw:text-style-name="P3" xml:id="id230" draw:id="id230" draw:layer="layout" svg:width="1.4cm" svg:height="1cm" svg:x="10.4cm" svg:y="9.404cm">
          <draw:text-box>
            <text:p>ø</text:p>
          </draw:text-box>
        </draw:frame>
        <draw:frame draw:style-name="gr6" draw:text-style-name="P3" xml:id="id158" draw:id="id158" draw:layer="layout" svg:width="3.401cm" svg:height="0.996cm" svg:x="1.4cm" svg:y="10.6cm">
          <draw:text-box>
            <text:p>newNode</text:p>
          </draw:text-box>
        </draw:frame>
        <draw:frame draw:style-name="gr3" draw:text-style-name="P3" xml:id="id159" draw:id="id159" draw:layer="layout" svg:width="1.4cm" svg:height="1cm" svg:x="9cm" svg:y="9.404cm">
          <draw:text-box>
            <text:p>13</text:p>
          </draw:text-box>
        </draw:frame>
        <draw:connector draw:style-name="gr4" draw:text-style-name="P5" draw:layer="layout" draw:type="curve" svg:x1="4.801cm" svg:y1="11.098cm" svg:x2="9cm" svg:y2="9.904cm" draw:start-shape="id158" draw:start-glue-point="1" draw:end-shape="id159" draw:end-glue-point="3" svg:d="M4801 11098c3148 0 1049-1194 4199-1194" svg:viewBox="0 0 4200 1195">
          <text:p/>
        </draw:connector>
        <draw:frame draw:style-name="gr9" draw:text-style-name="P3" xml:id="id160" draw:id="id160" draw:layer="layout" svg:width="4.693cm" svg:height="0.996cm" svg:x="1.507cm" svg:y="8cm">
          <draw:text-box>
            <text:p>currentNode</text:p>
          </draw:text-box>
        </draw:frame>
        <draw:connector draw:style-name="gr14" draw:text-style-name="P5" draw:layer="layout" draw:type="curve" draw:line-skew="-2cm" svg:x1="6.2cm" svg:y1="8.498cm" svg:x2="13cm" svg:y2="5.9cm" draw:start-shape="id160" draw:start-glue-point="1" draw:end-shape="id157" draw:end-glue-point="3" svg:d="M6200 8498c2100 0-1300-2598 6800-2598" svg:viewBox="0 0 6801 2599">
          <text:p/>
        </draw:connector>
        <draw:frame draw:style-name="gr11" draw:text-style-name="P3" draw:layer="layout" svg:width="19.8cm" svg:height="3.231cm" svg:x="8.2cm" svg:y="11.769cm">
          <draw:text-box>
            <text:p>While currentNode.value &lt; newNode.value:</text:p>
            <text:p><text:tab/>previousNode = currentNode</text:p>
            <text:p><text:s text:c="3"/><text:span text:style-name="T3">currentNode = currentNode.nextNode</text:span></text:p>
            <text:p><text:span text:style-name="T2">newNode.nextNode = currentNode</text:span></text:p>
          </draw:text-box>
        </draw:frame>
        <draw:frame draw:style-name="gr13" draw:text-style-name="P3" xml:id="id161" draw:id="id161" draw:layer="layout" svg:width="5.074cm" svg:height="0.996cm" svg:x="1.508cm" svg:y="8.908cm">
          <draw:text-box>
            <text:p>previousNode</text:p>
          </draw:text-box>
        </draw:frame>
        <draw:connector draw:style-name="gr4" draw:text-style-name="P5" draw:layer="layout" draw:type="curve" svg:x1="6.582cm" svg:y1="9.406cm" svg:x2="9.5cm" svg:y2="8.2cm" draw:start-shape="id161" draw:start-glue-point="1" draw:end-shape="id156" draw:end-glue-point="2" svg:d="M6582 9406c1946 0 2918-402 2918-1206" svg:viewBox="0 0 2919 1207">
          <text:p/>
        </draw:connector>
        <draw:connector draw:style-name="gr12" draw:text-style-name="P5" xml:id="id231" draw:id="id231" draw:layer="layout" draw:type="curve" svg:x1="10.4cm" svg:y1="9.904cm" svg:x2="13.7cm" svg:y2="6.4cm" draw:start-shape="id159" draw:start-glue-point="1" draw:end-shape="id157" draw:end-glue-point="2" svg:d="M10400 9904c2200 0 3300-1168 3300-3504" svg:viewBox="0 0 3301 3505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3" draw:text-style-name="P3" xml:id="id169" draw:id="id169" draw:layer="layout" svg:width="1.4cm" svg:height="1cm" svg:x="13cm" svg:y="5.4cm">
          <draw:text-box>
            <text:p>23</text:p>
          </draw:text-box>
        </draw:frame>
        <draw:frame draw:style-name="gr3" draw:text-style-name="P3" xml:id="id162" draw:id="id162" draw:layer="layout" svg:width="1.4cm" svg:height="1cm" svg:x="17cm" svg:y="7cm">
          <draw:text-box>
            <text:p>58</text:p>
          </draw:text-box>
        </draw:frame>
        <draw:frame draw:style-name="gr3" draw:text-style-name="P3" xml:id="id166" draw:id="id166" draw:layer="layout" svg:width="1.4cm" svg:height="1cm" svg:x="24.8cm" svg:y="4.6cm">
          <draw:text-box>
            <text:p>95</text:p>
          </draw:text-box>
        </draw:frame>
        <draw:frame draw:style-name="gr3" draw:text-style-name="P3" xml:id="id165" draw:id="id165" draw:layer="layout" svg:width="1.4cm" svg:height="1cm" svg:x="21.6cm" svg:y="4.6cm">
          <draw:text-box>
            <text:p>79</text:p>
          </draw:text-box>
        </draw:frame>
        <draw:frame draw:style-name="gr3" draw:text-style-name="P3" xml:id="id163" draw:id="id163" draw:layer="layout" svg:width="1.4cm" svg:height="1cm" svg:x="16.2cm" svg:y="10.8cm">
          <draw:text-box>
            <text:p>70</text:p>
          </draw:text-box>
        </draw:frame>
        <draw:connector draw:style-name="gr4" draw:text-style-name="P5" draw:layer="layout" draw:type="curve" svg:x1="14.4cm" svg:y1="5.9cm" svg:x2="17cm" svg:y2="7.5cm" draw:end-shape="id162" draw:end-glue-point="3" svg:d="M14400 5900c1575 0 275 1600 2600 1600" svg:viewBox="0 0 2601 1601">
          <text:p/>
        </draw:connector>
        <draw:connector draw:style-name="gr4" draw:text-style-name="P5" draw:layer="layout" draw:type="curve" svg:x1="18.4cm" svg:y1="7.5cm" svg:x2="16.2cm" svg:y2="11.3cm" draw:start-shape="id162" draw:start-glue-point="1" draw:end-shape="id163" draw:end-glue-point="3" svg:d="M18400 7500c751 0 501 1900-1100 1900s-1851 1900-1100 1900" svg:viewBox="0 0 3013 3801">
          <text:p/>
        </draw:connector>
        <draw:frame draw:style-name="gr3" draw:text-style-name="P3" xml:id="id164" draw:id="id164" draw:layer="layout" svg:width="1.4cm" svg:height="1cm" svg:x="23.8cm" svg:y="8.4cm">
          <draw:text-box>
            <text:p>78</text:p>
          </draw:text-box>
        </draw:frame>
        <draw:connector draw:style-name="gr4" draw:text-style-name="P5" draw:layer="layout" draw:type="curve" svg:x1="17.6cm" svg:y1="11.3cm" svg:x2="23.8cm" svg:y2="8.9cm" draw:start-shape="id163" draw:start-glue-point="1" draw:end-shape="id164" draw:end-glue-point="3" svg:d="M17600 11300c4650 0 1550-2400 6200-2400" svg:viewBox="0 0 6201 2401">
          <text:p/>
        </draw:connector>
        <draw:connector draw:style-name="gr4" draw:text-style-name="P5" draw:layer="layout" draw:type="curve" svg:x1="25.2cm" svg:y1="8.9cm" svg:x2="21.6cm" svg:y2="5.1cm" draw:start-shape="id164" draw:start-glue-point="1" draw:end-shape="id165" draw:end-glue-point="3" svg:d="M25200 8900c751 0 501-1900-1800-1900s-2551-1900-1800-1900" svg:viewBox="0 0 4359 3801">
          <text:p/>
        </draw:connector>
        <draw:connector draw:style-name="gr4" draw:text-style-name="P5" draw:layer="layout" draw:type="curve" svg:x1="23cm" svg:y1="5.1cm" svg:x2="24.8cm" svg:y2="5.1cm" draw:start-shape="id165" draw:start-glue-point="1" draw:end-shape="id166" draw:end-glue-point="3" svg:d="M23000 5100h1800" svg:viewBox="0 0 1801 1">
          <text:p/>
        </draw:connector>
        <draw:line draw:style-name="gr5" draw:text-style-name="P5" draw:layer="layout" svg:x1="7.4cm" svg:y1="2.2cm" svg:x2="7.4cm" svg:y2="13.4cm">
          <text:p/>
        </draw:line>
        <draw:frame draw:style-name="gr6" draw:text-style-name="P7" xml:id="id167" draw:id="id167" draw:layer="layout" svg:width="1.6cm" svg:height="0.996cm" svg:x="2.6cm" svg:y="3.2cm">
          <draw:text-box>
            <text:p text:style-name="P6">L</text:p>
          </draw:text-box>
        </draw:frame>
        <draw:connector draw:style-name="gr4" draw:text-style-name="P5" draw:layer="layout" draw:type="curve" svg:x1="4.2cm" svg:y1="3.698cm" svg:x2="9.5cm" svg:y2="7.2cm" draw:start-shape="id167" draw:start-glue-point="1" draw:end-shape="id168" draw:end-glue-point="0" svg:d="M4200 3698c3534 0 5300 1167 5300 3502" svg:viewBox="0 0 5301 3503">
          <text:p/>
        </draw:connector>
        <draw:frame draw:style-name="gr6" draw:text-style-name="P8" draw:layer="layout" svg:width="3.6cm" svg:height="0.996cm" svg:x="1.6cm" svg:y="1.2cm">
          <draw:text-box>
            <text:p><text:span text:style-name="T1">stack</text:span></text:p>
          </draw:text-box>
        </draw:frame>
        <draw:frame draw:style-name="gr6" draw:text-style-name="P8" draw:layer="layout" svg:width="3.6cm" svg:height="0.996cm" svg:x="14cm" svg:y="1.2cm">
          <draw:text-box>
            <text:p><text:span text:style-name="T1">heap</text:span></text:p>
          </draw:text-box>
        </draw:frame>
        <draw:frame draw:style-name="gr6" draw:text-style-name="P8" draw:layer="layout" svg:width="8.4cm" svg:height="0.996cm" svg:x="9cm" svg:y="0.4cm">
          <draw:text-box>
            <text:p><text:span text:style-name="T1">Insert sorted</text:span></text:p>
          </draw:text-box>
        </draw:frame>
        <draw:frame draw:style-name="gr3" draw:text-style-name="P3" xml:id="id168" draw:id="id168" draw:layer="layout" svg:width="1.4cm" svg:height="1cm" svg:x="8.8cm" svg:y="7.2cm">
          <draw:text-box>
            <text:p>12</text:p>
          </draw:text-box>
        </draw:frame>
        <draw:frame draw:style-name="gr3" draw:text-style-name="P3" draw:layer="layout" svg:width="1.4cm" svg:height="1cm" svg:x="26.2cm" svg:y="4.6cm">
          <draw:text-box>
            <text:p>ø</text:p>
          </draw:text-box>
        </draw:frame>
        <draw:connector draw:style-name="gr4" draw:text-style-name="P5" xml:id="id232" draw:id="id232" draw:layer="layout" draw:type="curve" svg:x1="10.2cm" svg:y1="7.7cm" svg:x2="13.7cm" svg:y2="6.4cm" draw:start-shape="id168" draw:start-glue-point="1" draw:end-shape="id169" draw:end-glue-point="2" svg:d="M10200 7700c2334 0 3500-433 3500-1300" svg:viewBox="0 0 3501 1301">
          <text:p/>
        </draw:connector>
        <draw:frame draw:style-name="gr6" draw:text-style-name="P3" xml:id="id170" draw:id="id170" draw:layer="layout" svg:width="3.401cm" svg:height="0.996cm" svg:x="1.4cm" svg:y="10.6cm">
          <draw:text-box>
            <text:p>newNode</text:p>
          </draw:text-box>
        </draw:frame>
        <draw:frame draw:style-name="gr3" draw:text-style-name="P3" xml:id="id171" draw:id="id171" draw:layer="layout" svg:width="1.4cm" svg:height="1cm" svg:x="9cm" svg:y="9.404cm">
          <draw:text-box>
            <text:p>13</text:p>
          </draw:text-box>
        </draw:frame>
        <draw:connector draw:style-name="gr4" draw:text-style-name="P5" draw:layer="layout" draw:type="curve" svg:x1="4.801cm" svg:y1="11.098cm" svg:x2="9cm" svg:y2="9.904cm" draw:start-shape="id170" draw:start-glue-point="1" draw:end-shape="id171" draw:end-glue-point="3" svg:d="M4801 11098c3148 0 1049-1194 4199-1194" svg:viewBox="0 0 4200 1195">
          <text:p/>
        </draw:connector>
        <draw:frame draw:style-name="gr9" draw:text-style-name="P3" xml:id="id172" draw:id="id172" draw:layer="layout" svg:width="4.693cm" svg:height="0.996cm" svg:x="1.507cm" svg:y="8cm">
          <draw:text-box>
            <text:p>currentNode</text:p>
          </draw:text-box>
        </draw:frame>
        <draw:connector draw:style-name="gr14" draw:text-style-name="P5" draw:layer="layout" draw:type="curve" draw:line-skew="-2cm" svg:x1="6.2cm" svg:y1="8.498cm" svg:x2="13cm" svg:y2="5.9cm" draw:start-shape="id172" draw:start-glue-point="1" draw:end-shape="id169" draw:end-glue-point="3" svg:d="M6200 8498c2100 0-1300-2598 6800-2598" svg:viewBox="0 0 6801 2599">
          <text:p/>
        </draw:connector>
        <draw:frame draw:style-name="gr15" draw:text-style-name="P3" draw:layer="layout" svg:width="19.8cm" svg:height="3.976cm" svg:x="8.2cm" svg:y="11.769cm">
          <draw:text-box>
            <text:p>While currentNode.value &lt; newNode.value:</text:p>
            <text:p><text:tab/>previousNode = currentNode</text:p>
            <text:p><text:s text:c="3"/><text:span text:style-name="T3">currentNode = currentNode.nextNode</text:span></text:p>
            <text:p><text:span text:style-name="T3">newNode.nextNode = currentNode</text:span></text:p>
            <text:p><text:span text:style-name="T2">previousNode.nextNode = newNode</text:span></text:p>
          </draw:text-box>
        </draw:frame>
        <draw:frame draw:style-name="gr13" draw:text-style-name="P3" xml:id="id173" draw:id="id173" draw:layer="layout" svg:width="5.074cm" svg:height="0.996cm" svg:x="1.508cm" svg:y="8.908cm">
          <draw:text-box>
            <text:p>previousNode</text:p>
          </draw:text-box>
        </draw:frame>
        <draw:connector draw:style-name="gr4" draw:text-style-name="P5" draw:layer="layout" draw:type="curve" svg:x1="6.582cm" svg:y1="9.406cm" svg:x2="8.8cm" svg:y2="7.7cm" draw:start-shape="id173" draw:start-glue-point="1" draw:end-shape="id168" draw:end-glue-point="3" svg:d="M6582 9406c1663 0 555-1706 2218-1706" svg:viewBox="0 0 2219 1707">
          <text:p/>
        </draw:connector>
        <draw:connector draw:style-name="gr16" draw:text-style-name="P5" draw:layer="layout" draw:type="curve" svg:x1="10.4cm" svg:y1="9.904cm" svg:x2="13.7cm" svg:y2="6.4cm" draw:start-shape="id171" draw:start-glue-point="1" draw:end-shape="id169" draw:end-glue-point="2" svg:d="M10400 9904c2200 0 3300-1168 3300-3504" svg:viewBox="0 0 3301 3505">
          <text:p/>
        </draw:connector>
        <draw:connector draw:style-name="gr12" draw:text-style-name="P5" xml:id="id233" draw:id="id233" draw:layer="layout" draw:type="curve" svg:x1="9.5cm" svg:y1="8.2cm" svg:x2="9.7cm" svg:y2="9.404cm" draw:start-shape="id168" draw:start-glue-point="2" draw:end-shape="id171" draw:end-glue-point="0" svg:d="M9500 8200c0 903 200 301 200 1204" svg:viewBox="0 0 201 1205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3" draw:text-style-name="P3" xml:id="id182" draw:id="id182" draw:layer="layout" svg:width="1.4cm" svg:height="1cm" svg:x="13cm" svg:y="5.4cm">
          <draw:text-box>
            <text:p>23</text:p>
          </draw:text-box>
        </draw:frame>
        <draw:frame draw:style-name="gr3" draw:text-style-name="P3" xml:id="id174" draw:id="id174" draw:layer="layout" svg:width="1.4cm" svg:height="1cm" svg:x="17cm" svg:y="7cm">
          <draw:text-box>
            <text:p>58</text:p>
          </draw:text-box>
        </draw:frame>
        <draw:frame draw:style-name="gr3" draw:text-style-name="P3" xml:id="id178" draw:id="id178" draw:layer="layout" svg:width="1.4cm" svg:height="1cm" svg:x="24.8cm" svg:y="4.6cm">
          <draw:text-box>
            <text:p>95</text:p>
          </draw:text-box>
        </draw:frame>
        <draw:frame draw:style-name="gr3" draw:text-style-name="P3" xml:id="id177" draw:id="id177" draw:layer="layout" svg:width="1.4cm" svg:height="1cm" svg:x="21.6cm" svg:y="4.6cm">
          <draw:text-box>
            <text:p>79</text:p>
          </draw:text-box>
        </draw:frame>
        <draw:frame draw:style-name="gr3" draw:text-style-name="P3" xml:id="id175" draw:id="id175" draw:layer="layout" svg:width="1.4cm" svg:height="1cm" svg:x="16.2cm" svg:y="10.8cm">
          <draw:text-box>
            <text:p>70</text:p>
          </draw:text-box>
        </draw:frame>
        <draw:connector draw:style-name="gr4" draw:text-style-name="P5" draw:layer="layout" draw:type="curve" svg:x1="14.4cm" svg:y1="5.9cm" svg:x2="17cm" svg:y2="7.5cm" draw:end-shape="id174" draw:end-glue-point="3" svg:d="M14400 5900c1575 0 275 1600 2600 1600" svg:viewBox="0 0 2601 1601">
          <text:p/>
        </draw:connector>
        <draw:connector draw:style-name="gr4" draw:text-style-name="P5" draw:layer="layout" draw:type="curve" svg:x1="18.4cm" svg:y1="7.5cm" svg:x2="16.2cm" svg:y2="11.3cm" draw:start-shape="id174" draw:start-glue-point="1" draw:end-shape="id175" draw:end-glue-point="3" svg:d="M18400 7500c751 0 501 1900-1100 1900s-1851 1900-1100 1900" svg:viewBox="0 0 3013 3801">
          <text:p/>
        </draw:connector>
        <draw:frame draw:style-name="gr3" draw:text-style-name="P3" xml:id="id176" draw:id="id176" draw:layer="layout" svg:width="1.4cm" svg:height="1cm" svg:x="23.8cm" svg:y="8.4cm">
          <draw:text-box>
            <text:p>78</text:p>
          </draw:text-box>
        </draw:frame>
        <draw:connector draw:style-name="gr4" draw:text-style-name="P5" draw:layer="layout" draw:type="curve" svg:x1="17.6cm" svg:y1="11.3cm" svg:x2="23.8cm" svg:y2="8.9cm" draw:start-shape="id175" draw:start-glue-point="1" draw:end-shape="id176" draw:end-glue-point="3" svg:d="M17600 11300c4650 0 1550-2400 6200-2400" svg:viewBox="0 0 6201 2401">
          <text:p/>
        </draw:connector>
        <draw:connector draw:style-name="gr4" draw:text-style-name="P5" draw:layer="layout" draw:type="curve" svg:x1="25.2cm" svg:y1="8.9cm" svg:x2="21.6cm" svg:y2="5.1cm" draw:start-shape="id176" draw:start-glue-point="1" draw:end-shape="id177" draw:end-glue-point="3" svg:d="M25200 8900c751 0 501-1900-1800-1900s-2551-1900-1800-1900" svg:viewBox="0 0 4359 3801">
          <text:p/>
        </draw:connector>
        <draw:connector draw:style-name="gr4" draw:text-style-name="P5" draw:layer="layout" draw:type="curve" svg:x1="23cm" svg:y1="5.1cm" svg:x2="24.8cm" svg:y2="5.1cm" draw:start-shape="id177" draw:start-glue-point="1" draw:end-shape="id178" draw:end-glue-point="3" svg:d="M23000 5100h1800" svg:viewBox="0 0 1801 1">
          <text:p/>
        </draw:connector>
        <draw:line draw:style-name="gr5" draw:text-style-name="P5" draw:layer="layout" svg:x1="7.4cm" svg:y1="2.2cm" svg:x2="7.4cm" svg:y2="13.4cm">
          <text:p/>
        </draw:line>
        <draw:frame draw:style-name="gr6" draw:text-style-name="P7" xml:id="id179" draw:id="id179" draw:layer="layout" svg:width="1.6cm" svg:height="0.996cm" svg:x="2.6cm" svg:y="3.2cm">
          <draw:text-box>
            <text:p text:style-name="P6">L</text:p>
          </draw:text-box>
        </draw:frame>
        <draw:connector draw:style-name="gr4" draw:text-style-name="P5" draw:layer="layout" draw:type="curve" svg:x1="4.2cm" svg:y1="3.698cm" svg:x2="9.5cm" svg:y2="7.2cm" draw:start-shape="id179" draw:start-glue-point="1" draw:end-shape="id180" draw:end-glue-point="0" svg:d="M4200 3698c3534 0 5300 1167 5300 3502" svg:viewBox="0 0 5301 3503">
          <text:p/>
        </draw:connector>
        <draw:frame draw:style-name="gr6" draw:text-style-name="P8" draw:layer="layout" svg:width="3.6cm" svg:height="0.996cm" svg:x="1.6cm" svg:y="1.2cm">
          <draw:text-box>
            <text:p><text:span text:style-name="T1">stack</text:span></text:p>
          </draw:text-box>
        </draw:frame>
        <draw:frame draw:style-name="gr6" draw:text-style-name="P8" draw:layer="layout" svg:width="3.6cm" svg:height="0.996cm" svg:x="14cm" svg:y="1.2cm">
          <draw:text-box>
            <text:p><text:span text:style-name="T1">heap</text:span></text:p>
          </draw:text-box>
        </draw:frame>
        <draw:frame draw:style-name="gr6" draw:text-style-name="P8" draw:layer="layout" svg:width="8.4cm" svg:height="0.996cm" svg:x="9cm" svg:y="0.4cm">
          <draw:text-box>
            <text:p><text:span text:style-name="T1">Insert sorted</text:span></text:p>
          </draw:text-box>
        </draw:frame>
        <draw:frame draw:style-name="gr3" draw:text-style-name="P3" xml:id="id180" draw:id="id180" draw:layer="layout" svg:width="1.4cm" svg:height="1cm" svg:x="8.8cm" svg:y="7.2cm">
          <draw:text-box>
            <text:p>12</text:p>
          </draw:text-box>
        </draw:frame>
        <draw:frame draw:style-name="gr3" draw:text-style-name="P3" draw:layer="layout" svg:width="1.4cm" svg:height="1cm" svg:x="26.2cm" svg:y="4.6cm">
          <draw:text-box>
            <text:p>ø</text:p>
          </draw:text-box>
        </draw:frame>
        <draw:frame draw:style-name="gr3" draw:text-style-name="P3" xml:id="id181" draw:id="id181" draw:layer="layout" svg:width="1.4cm" svg:height="1cm" svg:x="9cm" svg:y="9.404cm">
          <draw:text-box>
            <text:p>13</text:p>
          </draw:text-box>
        </draw:frame>
        <draw:frame draw:style-name="gr15" draw:text-style-name="P3" draw:layer="layout" svg:width="19.8cm" svg:height="3.976cm" svg:x="8.2cm" svg:y="11.769cm">
          <draw:text-box>
            <text:p>While currentNode.value &lt; newNode.value:</text:p>
            <text:p><text:tab/>previousNode = currentNode</text:p>
            <text:p><text:s text:c="3"/><text:span text:style-name="T3">currentNode = currentNode.nextNode</text:span></text:p>
            <text:p><text:span text:style-name="T3">newNode.nextNode = currentNode</text:span></text:p>
            <text:p><text:span text:style-name="T3">previousNode.nextNode = newNode</text:span></text:p>
          </draw:text-box>
        </draw:frame>
        <draw:connector draw:style-name="gr16" draw:text-style-name="P5" draw:layer="layout" draw:type="curve" svg:x1="10.4cm" svg:y1="9.904cm" svg:x2="13.7cm" svg:y2="6.4cm" draw:start-shape="id181" draw:start-glue-point="1" draw:end-shape="id182" draw:end-glue-point="2" svg:d="M10400 9904c2200 0 3300-1168 3300-3504" svg:viewBox="0 0 3301 3505">
          <text:p/>
        </draw:connector>
        <draw:connector draw:style-name="gr16" draw:text-style-name="P5" draw:layer="layout" draw:type="curve" svg:x1="10.2cm" svg:y1="7.7cm" svg:x2="9.7cm" svg:y2="9.404cm" draw:start-shape="id180" draw:start-glue-point="1" draw:end-shape="id181" draw:end-glue-point="0" svg:d="M10200 7700c751 0 627 551 314 752s-814 49-814 952" svg:viewBox="0 0 1060 1705">
          <text:p/>
        </draw:connecto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7" draw:text-style-name="P3" xml:id="id184" draw:id="id184" draw:layer="layout" svg:width="1.4cm" svg:height="1cm" svg:x="21.6cm" svg:y="4.4cm">
          <draw:text-box>
            <text:p>95</text:p>
          </draw:text-box>
        </draw:frame>
        <draw:frame draw:style-name="gr3" draw:text-style-name="P3" xml:id="id183" draw:id="id183" draw:layer="layout" svg:width="1.4cm" svg:height="1cm" svg:x="18.4cm" svg:y="4.4cm">
          <draw:text-box>
            <text:p>79</text:p>
          </draw:text-box>
        </draw:frame>
        <draw:connector draw:style-name="gr4" draw:text-style-name="P5" draw:layer="layout" draw:type="curve" svg:x1="16.099cm" svg:y1="4.47cm" svg:x2="18.4cm" svg:y2="4.9cm" draw:end-shape="id183" draw:end-glue-point="3" svg:d="M16099 4470c1350 0 200 430 2301 430" svg:viewBox="0 0 2302 431">
          <text:p/>
        </draw:connector>
        <draw:connector draw:style-name="gr4" draw:text-style-name="P5" draw:layer="layout" draw:type="curve" svg:x1="19.8cm" svg:y1="4.9cm" svg:x2="21.6cm" svg:y2="4.9cm" draw:start-shape="id183" draw:start-glue-point="1" draw:end-shape="id184" draw:end-glue-point="3" svg:d="M19800 4900h1800" svg:viewBox="0 0 1801 1">
          <text:p/>
        </draw:connector>
        <draw:line draw:style-name="gr5" draw:text-style-name="P5" draw:layer="layout" svg:x1="7.4cm" svg:y1="2.2cm" svg:x2="7.4cm" svg:y2="13.4cm">
          <text:p/>
        </draw:line>
        <draw:frame draw:style-name="gr6" draw:text-style-name="P7" xml:id="id185" draw:id="id185" draw:layer="layout" svg:width="1.6cm" svg:height="0.996cm" svg:x="2.6cm" svg:y="3.2cm">
          <draw:text-box>
            <text:p text:style-name="P6">L</text:p>
          </draw:text-box>
        </draw:frame>
        <draw:connector draw:style-name="gr4" draw:text-style-name="P5" draw:layer="layout" draw:type="curve" svg:x1="4.2cm" svg:y1="3.698cm" svg:x2="9.7cm" svg:y2="3.8cm" draw:start-shape="id185" draw:start-glue-point="1" draw:end-shape="id186" draw:end-glue-point="0" svg:d="M4200 3698c3600 0 3000-200 3475-362s2025-287 2025 464" svg:viewBox="0 0 5501 588">
          <text:p/>
        </draw:connector>
        <draw:frame draw:style-name="gr6" draw:text-style-name="P8" draw:layer="layout" svg:width="3.6cm" svg:height="0.996cm" svg:x="1.6cm" svg:y="1.2cm">
          <draw:text-box>
            <text:p><text:span text:style-name="T1">stack</text:span></text:p>
          </draw:text-box>
        </draw:frame>
        <draw:frame draw:style-name="gr6" draw:text-style-name="P8" draw:layer="layout" svg:width="3.6cm" svg:height="0.996cm" svg:x="14cm" svg:y="1.2cm">
          <draw:text-box>
            <text:p><text:span text:style-name="T1">heap</text:span></text:p>
          </draw:text-box>
        </draw:frame>
        <draw:frame draw:style-name="gr6" draw:text-style-name="P8" draw:layer="layout" svg:width="8.4cm" svg:height="0.996cm" svg:x="9cm" svg:y="0.4cm">
          <draw:text-box>
            <text:p><text:span text:style-name="T1">Insert sorted</text:span></text:p>
          </draw:text-box>
        </draw:frame>
        <draw:frame draw:style-name="gr3" draw:text-style-name="P3" xml:id="id186" draw:id="id186" draw:layer="layout" svg:width="1.4cm" svg:height="1cm" svg:x="9cm" svg:y="3.8cm">
          <draw:text-box>
            <text:p>12</text:p>
          </draw:text-box>
        </draw:frame>
        <draw:frame draw:style-name="gr17" draw:text-style-name="P9" draw:layer="layout" svg:width="1.4cm" svg:height="1cm" svg:x="23cm" svg:y="4.4cm">
          <draw:text-box>
            <text:p><text:span text:style-name="T2">ø</text:span></text:p>
          </draw:text-box>
        </draw:frame>
        <draw:frame draw:style-name="gr15" draw:text-style-name="P3" draw:layer="layout" svg:width="19.8cm" svg:height="3.976cm" svg:x="7.4cm" svg:y="9.824cm">
          <draw:text-box>
            <text:p>While currentNode.value &lt; newNode.value:</text:p>
            <text:p><text:tab/>previousNode = currentNode</text:p>
            <text:p><text:s text:c="3"/><text:span text:style-name="T2">currentNode = currentNode.nextNode</text:span></text:p>
            <text:p><text:span text:style-name="T3">newNode.nextNode = currentNode</text:span></text:p>
            <text:p><text:span text:style-name="T3">previousNode.nextNode = newNode</text:span></text:p>
          </draw:text-box>
        </draw:frame>
        <draw:connector draw:style-name="gr16" draw:text-style-name="P5" draw:layer="layout" draw:type="curve" svg:x1="10.4cm" svg:y1="4.3cm" svg:x2="14.297cm" svg:y2="4.647cm" draw:start-shape="id186" draw:start-glue-point="1" svg:d="M10400 4300c3298 0 1350 347 3897 347" svg:viewBox="0 0 3898 348">
          <text:p/>
        </draw:connector>
        <draw:frame draw:style-name="gr6" draw:text-style-name="P3" xml:id="id187" draw:id="id187" draw:layer="layout" svg:width="3.401cm" svg:height="0.996cm" svg:x="2.599cm" svg:y="6.8cm">
          <draw:text-box>
            <text:p>newNode</text:p>
          </draw:text-box>
        </draw:frame>
        <draw:frame draw:style-name="gr3" draw:text-style-name="P3" xml:id="id188" draw:id="id188" draw:layer="layout" svg:width="2.2cm" svg:height="1cm" svg:x="20.8cm" svg:y="6.6cm">
          <draw:text-box>
            <text:p>100</text:p>
          </draw:text-box>
        </draw:frame>
        <draw:frame draw:style-name="gr3" draw:text-style-name="P3" draw:layer="layout" svg:width="1.4cm" svg:height="1cm" svg:x="23cm" svg:y="6.6cm">
          <draw:text-box>
            <text:p>ø</text:p>
          </draw:text-box>
        </draw:frame>
        <draw:connector draw:style-name="gr4" draw:text-style-name="P5" draw:layer="layout" draw:type="curve" svg:x1="6cm" svg:y1="7.298cm" svg:x2="20.8cm" svg:y2="7.1cm" draw:start-shape="id187" draw:start-glue-point="1" draw:end-shape="id188" draw:end-glue-point="3" svg:d="M6000 7298c11100 0 3700-198 14800-198" svg:viewBox="0 0 14801 199">
          <text:p/>
        </draw:connector>
        <draw:frame draw:style-name="gr9" draw:text-style-name="P3" xml:id="id189" draw:id="id189" draw:layer="layout" svg:width="4.693cm" svg:height="0.996cm" svg:x="2cm" svg:y="5.4cm">
          <draw:text-box>
            <text:p>currentNode</text:p>
          </draw:text-box>
        </draw:frame>
        <draw:connector draw:style-name="gr4" draw:text-style-name="P5" draw:layer="layout" draw:type="curve" svg:x1="6.693cm" svg:y1="5.898cm" svg:x2="22.3cm" svg:y2="5.4cm" draw:start-shape="id189" draw:start-glue-point="1" draw:end-shape="id184" draw:end-glue-point="2" svg:d="M6693 5898c11179 0 9316 1 10423 64s5184 189 5184-562" svg:viewBox="0 0 15608 612">
          <text:p/>
        </draw:connector>
        <draw:frame draw:style-name="gr18" draw:text-style-name="P3" draw:layer="layout" svg:width="1.645cm" svg:height="0.996cm" svg:x="14.601cm" svg:y="4.2cm">
          <draw:text-box>
            <text:p>...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7" draw:text-style-name="P3" xml:id="id191" draw:id="id191" draw:layer="layout" svg:width="1.4cm" svg:height="1cm" svg:x="21.6cm" svg:y="4.4cm">
          <draw:text-box>
            <text:p>95</text:p>
          </draw:text-box>
        </draw:frame>
        <draw:frame draw:style-name="gr3" draw:text-style-name="P3" xml:id="id190" draw:id="id190" draw:layer="layout" svg:width="1.4cm" svg:height="1cm" svg:x="18.4cm" svg:y="4.4cm">
          <draw:text-box>
            <text:p>79</text:p>
          </draw:text-box>
        </draw:frame>
        <draw:connector draw:style-name="gr4" draw:text-style-name="P5" draw:layer="layout" draw:type="curve" svg:x1="16.099cm" svg:y1="4.47cm" svg:x2="18.4cm" svg:y2="4.9cm" draw:end-shape="id190" draw:end-glue-point="3" svg:d="M16099 4470c1350 0 200 430 2301 430" svg:viewBox="0 0 2302 431">
          <text:p/>
        </draw:connector>
        <draw:connector draw:style-name="gr4" draw:text-style-name="P5" draw:layer="layout" draw:type="curve" svg:x1="19.8cm" svg:y1="4.9cm" svg:x2="21.6cm" svg:y2="4.9cm" draw:start-shape="id190" draw:start-glue-point="1" draw:end-shape="id191" draw:end-glue-point="3" svg:d="M19800 4900h1800" svg:viewBox="0 0 1801 1">
          <text:p/>
        </draw:connector>
        <draw:line draw:style-name="gr5" draw:text-style-name="P5" draw:layer="layout" svg:x1="7.4cm" svg:y1="2.2cm" svg:x2="7.4cm" svg:y2="13.4cm">
          <text:p/>
        </draw:line>
        <draw:frame draw:style-name="gr6" draw:text-style-name="P7" xml:id="id192" draw:id="id192" draw:layer="layout" svg:width="1.6cm" svg:height="0.996cm" svg:x="2.6cm" svg:y="3.2cm">
          <draw:text-box>
            <text:p text:style-name="P6">L</text:p>
          </draw:text-box>
        </draw:frame>
        <draw:connector draw:style-name="gr4" draw:text-style-name="P5" draw:layer="layout" draw:type="curve" svg:x1="4.2cm" svg:y1="3.698cm" svg:x2="9.7cm" svg:y2="3.8cm" draw:start-shape="id192" draw:start-glue-point="1" draw:end-shape="id193" draw:end-glue-point="0" svg:d="M4200 3698c3600 0 3000-200 3475-362s2025-287 2025 464" svg:viewBox="0 0 5501 588">
          <text:p/>
        </draw:connector>
        <draw:frame draw:style-name="gr6" draw:text-style-name="P8" draw:layer="layout" svg:width="3.6cm" svg:height="0.996cm" svg:x="1.6cm" svg:y="1.2cm">
          <draw:text-box>
            <text:p><text:span text:style-name="T1">stack</text:span></text:p>
          </draw:text-box>
        </draw:frame>
        <draw:frame draw:style-name="gr6" draw:text-style-name="P8" draw:layer="layout" svg:width="3.6cm" svg:height="0.996cm" svg:x="14cm" svg:y="1.2cm">
          <draw:text-box>
            <text:p><text:span text:style-name="T1">heap</text:span></text:p>
          </draw:text-box>
        </draw:frame>
        <draw:frame draw:style-name="gr6" draw:text-style-name="P8" draw:layer="layout" svg:width="8.4cm" svg:height="0.996cm" svg:x="9cm" svg:y="0.4cm">
          <draw:text-box>
            <text:p><text:span text:style-name="T1">Insert sorted</text:span></text:p>
          </draw:text-box>
        </draw:frame>
        <draw:frame draw:style-name="gr3" draw:text-style-name="P3" xml:id="id193" draw:id="id193" draw:layer="layout" svg:width="1.4cm" svg:height="1cm" svg:x="9cm" svg:y="3.8cm">
          <draw:text-box>
            <text:p>12</text:p>
          </draw:text-box>
        </draw:frame>
        <draw:frame draw:style-name="gr19" draw:text-style-name="P3" draw:layer="layout" svg:width="19.8cm" svg:height="6.211cm" svg:x="7cm" svg:y="8.589cm">
          <draw:text-box>
            <text:p>While currentNode.value &lt; newNode.value:</text:p>
            <text:p><text:tab/>previousNode = currentNode</text:p>
            <text:p><text:tab/><text:span text:style-name="T2">if currentNode.nextNode not NULL:</text:span></text:p>
            <text:p><text:s text:c="3"/><text:tab/><text:tab/><text:span text:style-name="T4">currentNode = currentNode.nextNode</text:span></text:p>
            <text:p><text:span text:style-name="T3"><text:tab/></text:span><text:span text:style-name="T3"><text:tab/></text:span><text:span text:style-name="T3">newNode.nextNode = currentNode</text:span></text:p>
            <text:p><text:span text:style-name="T3"><text:tab/></text:span><text:span text:style-name="T3"><text:tab/></text:span><text:span text:style-name="T3">previousNode.nextNode = newNode</text:span></text:p>
            <text:p><text:span text:style-name="T3"><text:tab/></text:span><text:span text:style-name="T2">else:</text:span></text:p>
            <text:p><text:span text:style-name="T2"><text:tab/></text:span><text:span text:style-name="T2"><text:tab/></text:span><text:span text:style-name="T2">currentNode.nextNode = newNode</text:span></text:p>
          </draw:text-box>
        </draw:frame>
        <draw:connector draw:style-name="gr16" draw:text-style-name="P5" draw:layer="layout" draw:type="curve" svg:x1="10.4cm" svg:y1="4.3cm" svg:x2="14.297cm" svg:y2="4.647cm" draw:start-shape="id193" draw:start-glue-point="1" svg:d="M10400 4300c3298 0 1350 347 3897 347" svg:viewBox="0 0 3898 348">
          <text:p/>
        </draw:connector>
        <draw:frame draw:style-name="gr6" draw:text-style-name="P3" xml:id="id194" draw:id="id194" draw:layer="layout" svg:width="3.401cm" svg:height="0.996cm" svg:x="2.599cm" svg:y="6.8cm">
          <draw:text-box>
            <text:p>newNode</text:p>
          </draw:text-box>
        </draw:frame>
        <draw:frame draw:style-name="gr3" draw:text-style-name="P3" xml:id="id195" draw:id="id195" draw:layer="layout" svg:width="2.2cm" svg:height="1cm" svg:x="20.8cm" svg:y="6.6cm">
          <draw:text-box>
            <text:p>100</text:p>
          </draw:text-box>
        </draw:frame>
        <draw:frame draw:style-name="gr3" draw:text-style-name="P3" draw:layer="layout" svg:width="1.4cm" svg:height="1cm" svg:x="23cm" svg:y="6.6cm">
          <draw:text-box>
            <text:p>ø</text:p>
          </draw:text-box>
        </draw:frame>
        <draw:connector draw:style-name="gr4" draw:text-style-name="P5" draw:layer="layout" draw:type="curve" svg:x1="6cm" svg:y1="7.298cm" svg:x2="20.8cm" svg:y2="7.1cm" draw:start-shape="id194" draw:start-glue-point="1" draw:end-shape="id195" draw:end-glue-point="3" svg:d="M6000 7298c11100 0 3700-198 14800-198" svg:viewBox="0 0 14801 199">
          <text:p/>
        </draw:connector>
        <draw:frame draw:style-name="gr9" draw:text-style-name="P3" xml:id="id196" draw:id="id196" draw:layer="layout" svg:width="4.693cm" svg:height="0.996cm" svg:x="2cm" svg:y="5.4cm">
          <draw:text-box>
            <text:p>currentNode</text:p>
          </draw:text-box>
        </draw:frame>
        <draw:connector draw:style-name="gr4" draw:text-style-name="P5" draw:layer="layout" draw:type="curve" svg:x1="6.693cm" svg:y1="5.898cm" svg:x2="22.3cm" svg:y2="5.4cm" draw:start-shape="id196" draw:start-glue-point="1" draw:end-shape="id191" draw:end-glue-point="2" svg:d="M6693 5898c11179 0 9316 1 10423 64s5184 189 5184-562" svg:viewBox="0 0 15608 612">
          <text:p/>
        </draw:connector>
        <draw:connector draw:style-name="gr12" draw:text-style-name="P5" draw:layer="layout" draw:type="curve" svg:x1="23cm" svg:y1="4.9cm" svg:x2="21.9cm" svg:y2="6.6cm" draw:start-shape="id191" draw:start-glue-point="1" draw:end-shape="id195" draw:end-glue-point="0" svg:d="M23000 4900c751 0 627 550 164 750s-1264 50-1264 950" svg:viewBox="0 0 1638 1701">
          <text:p/>
        </draw:connector>
        <draw:frame draw:style-name="gr18" draw:text-style-name="P3" draw:layer="layout" svg:width="1.645cm" svg:height="0.996cm" svg:x="14.6cm" svg:y="4.2cm">
          <draw:text-box>
            <text:p>...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3" draw:text-style-name="P3" xml:id="id198" draw:id="id198" draw:layer="layout" svg:width="1.4cm" svg:height="1cm" svg:x="21.6cm" svg:y="4.4cm">
          <draw:text-box>
            <text:p>95</text:p>
          </draw:text-box>
        </draw:frame>
        <draw:frame draw:style-name="gr3" draw:text-style-name="P3" xml:id="id197" draw:id="id197" draw:layer="layout" svg:width="1.4cm" svg:height="1cm" svg:x="18.4cm" svg:y="4.4cm">
          <draw:text-box>
            <text:p>79</text:p>
          </draw:text-box>
        </draw:frame>
        <draw:connector draw:style-name="gr4" draw:text-style-name="P5" draw:layer="layout" draw:type="curve" svg:x1="16.099cm" svg:y1="4.47cm" svg:x2="18.4cm" svg:y2="4.9cm" draw:end-shape="id197" draw:end-glue-point="3" svg:d="M16099 4470c1350 0 200 430 2301 430" svg:viewBox="0 0 2302 431">
          <text:p/>
        </draw:connector>
        <draw:connector draw:style-name="gr4" draw:text-style-name="P5" draw:layer="layout" draw:type="curve" svg:x1="19.8cm" svg:y1="4.9cm" svg:x2="21.6cm" svg:y2="4.9cm" draw:start-shape="id197" draw:start-glue-point="1" draw:end-shape="id198" draw:end-glue-point="3" svg:d="M19800 4900h1800" svg:viewBox="0 0 1801 1">
          <text:p/>
        </draw:connector>
        <draw:line draw:style-name="gr5" draw:text-style-name="P5" draw:layer="layout" svg:x1="7.4cm" svg:y1="2.2cm" svg:x2="7.4cm" svg:y2="13.4cm">
          <text:p/>
        </draw:line>
        <draw:frame draw:style-name="gr6" draw:text-style-name="P7" xml:id="id199" draw:id="id199" draw:layer="layout" svg:width="1.6cm" svg:height="0.996cm" svg:x="2.6cm" svg:y="3.2cm">
          <draw:text-box>
            <text:p text:style-name="P6">L</text:p>
          </draw:text-box>
        </draw:frame>
        <draw:connector draw:style-name="gr4" draw:text-style-name="P5" draw:layer="layout" draw:type="curve" svg:x1="4.2cm" svg:y1="3.698cm" svg:x2="9.7cm" svg:y2="3.8cm" draw:start-shape="id199" draw:start-glue-point="1" draw:end-shape="id200" draw:end-glue-point="0" svg:d="M4200 3698c3600 0 3000-200 3475-362s2025-287 2025 464" svg:viewBox="0 0 5501 588">
          <text:p/>
        </draw:connector>
        <draw:frame draw:style-name="gr6" draw:text-style-name="P8" draw:layer="layout" svg:width="3.6cm" svg:height="0.996cm" svg:x="1.6cm" svg:y="1.2cm">
          <draw:text-box>
            <text:p><text:span text:style-name="T1">stack</text:span></text:p>
          </draw:text-box>
        </draw:frame>
        <draw:frame draw:style-name="gr6" draw:text-style-name="P8" draw:layer="layout" svg:width="3.6cm" svg:height="0.996cm" svg:x="14cm" svg:y="1.2cm">
          <draw:text-box>
            <text:p><text:span text:style-name="T1">heap</text:span></text:p>
          </draw:text-box>
        </draw:frame>
        <draw:frame draw:style-name="gr6" draw:text-style-name="P8" draw:layer="layout" svg:width="8.4cm" svg:height="0.996cm" svg:x="9cm" svg:y="0.4cm">
          <draw:text-box>
            <text:p><text:span text:style-name="T1">Insert </text:span><text:span text:style-name="T1">sorted</text:span></text:p>
          </draw:text-box>
        </draw:frame>
        <draw:frame draw:style-name="gr3" draw:text-style-name="P3" xml:id="id200" draw:id="id200" draw:layer="layout" svg:width="1.4cm" svg:height="1cm" svg:x="9cm" svg:y="3.8cm">
          <draw:text-box>
            <text:p>12</text:p>
          </draw:text-box>
        </draw:frame>
        <draw:frame draw:style-name="gr19" draw:text-style-name="P3" draw:layer="layout" svg:width="19.8cm" svg:height="6.211cm" svg:x="7cm" svg:y="8.589cm">
          <draw:text-box>
            <text:p>While currentNode.value &lt; newNode.value:</text:p>
            <text:p><text:tab/>previousNode = currentNode</text:p>
            <text:p><text:tab/><text:span text:style-name="T3">if </text:span><text:span text:style-name="T3">currentNo</text:span><text:span text:style-name="T3">de.nextNo</text:span><text:span text:style-name="T3">de not </text:span><text:span text:style-name="T3">NULL:</text:span></text:p>
            <text:p><text:s text:c="3"/><text:tab/><text:tab/><text:span text:style-name="T4">currentNo</text:span><text:span text:style-name="T4">de = </text:span><text:span text:style-name="T4">currentNo</text:span><text:span text:style-name="T4">de.nextNo</text:span><text:span text:style-name="T4">de</text:span></text:p>
            <text:p><text:span text:style-name="T3"><text:tab/></text:span><text:span text:style-name="T3"><text:tab/></text:span><text:span text:style-name="T3">newNode.n</text:span><text:span text:style-name="T3">extNode = </text:span><text:span text:style-name="T3">currentNo</text:span><text:span text:style-name="T3">de</text:span></text:p>
            <text:p><text:span text:style-name="T3"><text:tab/></text:span><text:span text:style-name="T3"><text:tab/></text:span><text:span text:style-name="T3">previousN</text:span><text:span text:style-name="T3">ode.nextN</text:span><text:span text:style-name="T3">ode = </text:span><text:span text:style-name="T3">newNode</text:span></text:p>
            <text:p><text:span text:style-name="T3"><text:tab/></text:span><text:span text:style-name="T3">else:</text:span></text:p>
            <text:p><text:span text:style-name="T3"><text:tab/></text:span><text:span text:style-name="T3"><text:tab/></text:span><text:span text:style-name="T3">currentNo</text:span><text:span text:style-name="T3">de.nextNo</text:span><text:span text:style-name="T3">de = </text:span><text:span text:style-name="T3">newNode</text:span></text:p>
          </draw:text-box>
        </draw:frame>
        <draw:connector draw:style-name="gr16" draw:text-style-name="P5" draw:layer="layout" draw:type="curve" svg:x1="10.4cm" svg:y1="4.3cm" svg:x2="14.297cm" svg:y2="4.647cm" draw:start-shape="id200" draw:start-glue-point="1" svg:d="M10400 4300c3298 0 1350 347 3897 347" svg:viewBox="0 0 3898 348">
          <text:p/>
        </draw:connector>
        <draw:frame draw:style-name="gr3" draw:text-style-name="P3" xml:id="id201" draw:id="id201" draw:layer="layout" svg:width="2.2cm" svg:height="1cm" svg:x="20.8cm" svg:y="6.6cm">
          <draw:text-box>
            <text:p>100</text:p>
          </draw:text-box>
        </draw:frame>
        <draw:frame draw:style-name="gr3" draw:text-style-name="P3" draw:layer="layout" svg:width="1.4cm" svg:height="1cm" svg:x="23cm" svg:y="6.6cm">
          <draw:text-box>
            <text:p>ø</text:p>
          </draw:text-box>
        </draw:frame>
        <draw:connector draw:style-name="gr16" draw:text-style-name="P5" draw:layer="layout" draw:type="curve" svg:x1="23cm" svg:y1="4.9cm" svg:x2="21.9cm" svg:y2="6.6cm" draw:start-shape="id198" draw:start-glue-point="1" draw:end-shape="id201" draw:end-glue-point="0" svg:d="M23000 4900c751 0 627 550 164 750s-1264 50-1264 950" svg:viewBox="0 0 1638 1701">
          <text:p/>
        </draw:connector>
        <draw:frame draw:style-name="gr18" draw:text-style-name="P3" draw:layer="layout" svg:width="1.645cm" svg:height="0.996cm" svg:x="14.6cm" svg:y="4.2cm">
          <draw:text-box>
            <text:p>...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.4cm" svg:height="1cm" svg:x="13cm" svg:y="5.4cm">
          <draw:text-box>
            <text:p>79</text:p>
          </draw:text-box>
        </draw:frame>
        <draw:frame draw:style-name="gr3" draw:text-style-name="P3" xml:id="id203" draw:id="id203" draw:layer="layout" svg:width="1.4cm" svg:height="1cm" svg:x="17cm" svg:y="7cm">
          <draw:text-box>
            <text:p>58</text:p>
          </draw:text-box>
        </draw:frame>
        <draw:frame draw:style-name="gr3" draw:text-style-name="P3" xml:id="id202" draw:id="id202" draw:layer="layout" svg:width="1.4cm" svg:height="1cm" svg:x="13cm" svg:y="5.4cm">
          <draw:text-box>
            <text:p>79</text:p>
          </draw:text-box>
        </draw:frame>
        <draw:frame draw:style-name="gr3" draw:text-style-name="P3" xml:id="id207" draw:id="id207" draw:layer="layout" svg:width="1.4cm" svg:height="1cm" svg:x="24.8cm" svg:y="4.6cm">
          <draw:text-box>
            <text:p>95</text:p>
          </draw:text-box>
        </draw:frame>
        <draw:frame draw:style-name="gr3" draw:text-style-name="P3" xml:id="id206" draw:id="id206" draw:layer="layout" svg:width="1.4cm" svg:height="1cm" svg:x="21.6cm" svg:y="4.6cm">
          <draw:text-box>
            <text:p>78</text:p>
          </draw:text-box>
        </draw:frame>
        <draw:frame draw:style-name="gr3" draw:text-style-name="P3" xml:id="id204" draw:id="id204" draw:layer="layout" svg:width="1.4cm" svg:height="1cm" svg:x="16.2cm" svg:y="10.8cm">
          <draw:text-box>
            <text:p>70</text:p>
          </draw:text-box>
        </draw:frame>
        <draw:connector draw:style-name="gr4" draw:text-style-name="P5" draw:layer="layout" draw:type="curve" svg:x1="14.4cm" svg:y1="5.9cm" svg:x2="17cm" svg:y2="7.5cm" draw:start-shape="id202" draw:start-glue-point="1" draw:end-shape="id203" draw:end-glue-point="3" svg:d="M14400 5900c1950 0 650 1600 2600 1600" svg:viewBox="0 0 2601 1601">
          <text:p/>
        </draw:connector>
        <draw:connector draw:style-name="gr4" draw:text-style-name="P5" draw:layer="layout" draw:type="curve" svg:x1="18.4cm" svg:y1="7.5cm" svg:x2="16.2cm" svg:y2="11.3cm" draw:start-shape="id203" draw:start-glue-point="1" draw:end-shape="id204" draw:end-glue-point="3" svg:d="M18400 7500c751 0 501 1900-1100 1900s-1851 1900-1100 1900" svg:viewBox="0 0 3013 3801">
          <text:p/>
        </draw:connector>
        <draw:frame draw:style-name="gr3" draw:text-style-name="P3" xml:id="id205" draw:id="id205" draw:layer="layout" svg:width="1.4cm" svg:height="1cm" svg:x="23.8cm" svg:y="8.4cm">
          <draw:text-box>
            <text:p>12</text:p>
          </draw:text-box>
        </draw:frame>
        <draw:connector draw:style-name="gr4" draw:text-style-name="P5" draw:layer="layout" draw:type="curve" svg:x1="17.6cm" svg:y1="11.3cm" svg:x2="23.8cm" svg:y2="8.9cm" draw:start-shape="id204" draw:start-glue-point="1" draw:end-shape="id205" draw:end-glue-point="3" svg:d="M17600 11300c4650 0 1550-2400 6200-2400" svg:viewBox="0 0 6201 2401">
          <text:p/>
        </draw:connector>
        <draw:connector draw:style-name="gr4" draw:text-style-name="P5" draw:layer="layout" draw:type="curve" svg:x1="25.2cm" svg:y1="8.9cm" svg:x2="21.6cm" svg:y2="5.1cm" draw:start-shape="id205" draw:start-glue-point="1" draw:end-shape="id206" draw:end-glue-point="3" svg:d="M25200 8900c751 0 501-1900-1800-1900s-2551-1900-1800-1900" svg:viewBox="0 0 4359 3801">
          <text:p/>
        </draw:connector>
        <draw:connector draw:style-name="gr4" draw:text-style-name="P5" draw:layer="layout" draw:type="curve" svg:x1="23cm" svg:y1="5.1cm" svg:x2="24.8cm" svg:y2="5.1cm" draw:start-shape="id206" draw:start-glue-point="1" draw:end-shape="id207" draw:end-glue-point="3" svg:d="M23000 5100h1800" svg:viewBox="0 0 1801 1">
          <text:p/>
        </draw:connector>
        <draw:line draw:style-name="gr5" draw:text-style-name="P5" draw:layer="layout" svg:x1="7.4cm" svg:y1="2.2cm" svg:x2="7.4cm" svg:y2="13.4cm">
          <text:p/>
        </draw:line>
        <draw:frame draw:style-name="gr6" draw:text-style-name="P7" xml:id="id208" draw:id="id208" draw:layer="layout" svg:width="1.6cm" svg:height="0.996cm" svg:x="2.6cm" svg:y="3.2cm">
          <draw:text-box>
            <text:p text:style-name="P6">L</text:p>
          </draw:text-box>
        </draw:frame>
        <draw:connector draw:style-name="gr4" draw:text-style-name="P5" draw:layer="layout" draw:type="curve" svg:x1="4.2cm" svg:y1="3.698cm" svg:x2="13cm" svg:y2="5.9cm" draw:start-shape="id208" draw:start-glue-point="1" draw:end-shape="id202" draw:end-glue-point="3" svg:d="M4200 3698c6600 0 2200 2202 8800 2202" svg:viewBox="0 0 8801 2203">
          <text:p/>
        </draw:connector>
        <draw:frame draw:style-name="gr6" draw:text-style-name="P8" draw:layer="layout" svg:width="3.6cm" svg:height="0.996cm" svg:x="1.6cm" svg:y="1.2cm">
          <draw:text-box>
            <text:p><text:span text:style-name="T1">st</text:span><text:span text:style-name="T1">ac</text:span><text:span text:style-name="T1">k</text:span></text:p>
          </draw:text-box>
        </draw:frame>
        <draw:frame draw:style-name="gr6" draw:text-style-name="P8" draw:layer="layout" svg:width="3.6cm" svg:height="0.996cm" svg:x="14cm" svg:y="1.2cm">
          <draw:text-box>
            <text:p><text:span text:style-name="T1">he</text:span><text:span text:style-name="T1">ap</text:span></text:p>
          </draw:text-box>
        </draw:frame>
        <draw:frame draw:style-name="gr3" draw:text-style-name="P3" draw:layer="layout" svg:width="1.4cm" svg:height="1cm" svg:x="26.2cm" svg:y="4.6cm">
          <draw:text-box>
            <text:p>ø</text:p>
          </draw:text-box>
        </draw:frame>
        <draw:frame draw:style-name="gr7" draw:text-style-name="P12" draw:layer="layout" svg:width="2.2cm" svg:height="1.4cm" svg:x="12.6cm" svg:y="6.4cm">
          <draw:text-box>
            <text:p text:style-name="P11"><text:span text:style-name="T5">he</text:span><text:span text:style-name="T5">ad</text:span></text:p>
          </draw:text-box>
        </draw:frame>
        <draw:frame draw:style-name="gr8" draw:text-style-name="P12" draw:layer="layout" svg:width="2.2cm" svg:height="1cm" svg:x="25.2cm" svg:y="5.6cm">
          <draw:text-box>
            <text:p text:style-name="P11"><text:span text:style-name="T5">ta</text:span><text:span text:style-name="T5">il</text:span></text:p>
          </draw:text-box>
        </draw:frame>
        <draw:frame draw:style-name="gr20" draw:text-style-name="P13" draw:layer="layout" svg:width="6.979cm" svg:height="0.996cm" svg:x="9.262cm" svg:y="13.344cm">
          <draw:text-box>
            <text:p text:style-name="P11"><text:span text:style-name="T5">{p</text:span><text:span text:style-name="T5">ay</text:span><text:span text:style-name="T5">lo</text:span><text:span text:style-name="T5">ad</text:span><text:span text:style-name="T5">|</text:span><text:span text:style-name="T5">ne</text:span><text:span text:style-name="T5">xt</text:span><text:span text:style-name="T5">re</text:span><text:span text:style-name="T5">f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.4cm" svg:height="1cm" svg:x="13cm" svg:y="5.4cm">
          <draw:text-box>
            <text:p>79</text:p>
          </draw:text-box>
        </draw:frame>
        <draw:frame draw:style-name="gr3" draw:text-style-name="P3" xml:id="id210" draw:id="id210" draw:layer="layout" svg:width="1.4cm" svg:height="1cm" svg:x="17cm" svg:y="7cm">
          <draw:text-box>
            <text:p>58</text:p>
          </draw:text-box>
        </draw:frame>
        <draw:frame draw:style-name="gr3" draw:text-style-name="P3" xml:id="id209" draw:id="id209" draw:layer="layout" svg:width="1.4cm" svg:height="1cm" svg:x="13cm" svg:y="5.4cm">
          <draw:text-box>
            <text:p>79</text:p>
          </draw:text-box>
        </draw:frame>
        <draw:frame draw:style-name="gr3" draw:text-style-name="P3" xml:id="id214" draw:id="id214" draw:layer="layout" svg:width="1.4cm" svg:height="1cm" svg:x="24.8cm" svg:y="4.6cm">
          <draw:text-box>
            <text:p>95</text:p>
          </draw:text-box>
        </draw:frame>
        <draw:frame draw:style-name="gr3" draw:text-style-name="P3" xml:id="id213" draw:id="id213" draw:layer="layout" svg:width="1.4cm" svg:height="1cm" svg:x="21.6cm" svg:y="4.6cm">
          <draw:text-box>
            <text:p>78</text:p>
          </draw:text-box>
        </draw:frame>
        <draw:frame draw:style-name="gr3" draw:text-style-name="P3" xml:id="id211" draw:id="id211" draw:layer="layout" svg:width="1.4cm" svg:height="1cm" svg:x="16.2cm" svg:y="10.8cm">
          <draw:text-box>
            <text:p>70</text:p>
          </draw:text-box>
        </draw:frame>
        <draw:connector draw:style-name="gr4" draw:text-style-name="P5" draw:layer="layout" draw:type="curve" svg:x1="14.4cm" svg:y1="5.9cm" svg:x2="17cm" svg:y2="7.5cm" draw:start-shape="id209" draw:start-glue-point="1" draw:end-shape="id210" draw:end-glue-point="3" svg:d="M14400 5900c1950 0 650 1600 2600 1600" svg:viewBox="0 0 2601 1601">
          <text:p/>
        </draw:connector>
        <draw:connector draw:style-name="gr4" draw:text-style-name="P5" draw:layer="layout" draw:type="curve" draw:line-skew="-0.475cm" svg:x1="17.7cm" svg:y1="8cm" svg:x2="16.2cm" svg:y2="11.3cm" draw:start-shape="id210" draw:start-glue-point="2" draw:end-shape="id211" draw:end-glue-point="3" svg:d="M17700 8000c0 1387-1001 1156-1564 1634s-687 1666 64 1666" svg:viewBox="0 0 2026 3301">
          <text:p/>
        </draw:connector>
        <draw:frame draw:style-name="gr3" draw:text-style-name="P3" xml:id="id212" draw:id="id212" draw:layer="layout" svg:width="1.4cm" svg:height="1cm" svg:x="23.8cm" svg:y="8.4cm">
          <draw:text-box>
            <text:p>12</text:p>
          </draw:text-box>
        </draw:frame>
        <draw:connector draw:style-name="gr4" draw:text-style-name="P5" draw:layer="layout" draw:type="curve" svg:x1="17.6cm" svg:y1="11.3cm" svg:x2="23.8cm" svg:y2="8.9cm" draw:start-shape="id211" draw:start-glue-point="1" draw:end-shape="id212" draw:end-glue-point="3" svg:d="M17600 11300c4650 0 1550-2400 6200-2400" svg:viewBox="0 0 6201 2401">
          <text:p/>
        </draw:connector>
        <draw:connector draw:style-name="gr4" draw:text-style-name="P5" draw:layer="layout" draw:type="curve" draw:line-skew="0cm -0.485cm" svg:x1="25.2cm" svg:y1="8.9cm" svg:x2="22.3cm" svg:y2="5.6cm" draw:start-shape="id212" draw:start-glue-point="1" draw:end-shape="id213" draw:end-glue-point="2" svg:d="M25200 8900c751 0 627-1193-286-1675s-2614-253-2614-1625" svg:viewBox="0 0 3391 3301">
          <text:p/>
        </draw:connector>
        <draw:connector draw:style-name="gr4" draw:text-style-name="P5" draw:layer="layout" draw:type="curve" svg:x1="23cm" svg:y1="5.1cm" svg:x2="24.8cm" svg:y2="5.1cm" draw:start-shape="id213" draw:start-glue-point="1" draw:end-shape="id214" draw:end-glue-point="3" svg:d="M23000 5100h1800" svg:viewBox="0 0 1801 1">
          <text:p/>
        </draw:connector>
        <draw:line draw:style-name="gr5" draw:text-style-name="P5" draw:layer="layout" svg:x1="7.4cm" svg:y1="2.2cm" svg:x2="7.4cm" svg:y2="13.4cm">
          <text:p/>
        </draw:line>
        <draw:frame draw:style-name="gr6" draw:text-style-name="P7" xml:id="id215" draw:id="id215" draw:layer="layout" svg:width="1.6cm" svg:height="0.996cm" svg:x="2.6cm" svg:y="3.2cm">
          <draw:text-box>
            <text:p text:style-name="P6">L</text:p>
          </draw:text-box>
        </draw:frame>
        <draw:connector draw:style-name="gr4" draw:text-style-name="P5" draw:layer="layout" draw:type="curve" svg:x1="4.2cm" svg:y1="3.698cm" svg:x2="11.6cm" svg:y2="5.9cm" draw:start-shape="id215" draw:start-glue-point="1" draw:end-shape="id216" draw:end-glue-point="3" svg:d="M4200 3698c5550 0 1850 2202 7400 2202" svg:viewBox="0 0 7401 2203">
          <text:p/>
        </draw:connector>
        <draw:frame draw:style-name="gr6" draw:text-style-name="P8" draw:layer="layout" svg:width="3.6cm" svg:height="0.996cm" svg:x="1.6cm" svg:y="1.2cm">
          <draw:text-box>
            <text:p><text:span text:style-name="T1">stack</text:span></text:p>
          </draw:text-box>
        </draw:frame>
        <draw:frame draw:style-name="gr6" draw:text-style-name="P8" draw:layer="layout" svg:width="3.6cm" svg:height="0.996cm" svg:x="14cm" svg:y="1.2cm">
          <draw:text-box>
            <text:p><text:span text:style-name="T1">heap</text:span></text:p>
          </draw:text-box>
        </draw:frame>
        <draw:frame draw:style-name="gr3" draw:text-style-name="P3" draw:layer="layout" svg:width="1.4cm" svg:height="1cm" svg:x="26.2cm" svg:y="4.6cm">
          <draw:text-box>
            <text:p>ø</text:p>
          </draw:text-box>
        </draw:frame>
        <draw:frame draw:style-name="gr3" draw:text-style-name="P9" xml:id="id216" draw:id="id216" draw:layer="layout" svg:width="1.4cm" svg:height="1cm" svg:x="11.6cm" svg:y="5.4cm">
          <draw:text-box>
            <text:p><text:span text:style-name="T2">ø</text:span></text:p>
          </draw:text-box>
        </draw:frame>
        <draw:connector draw:style-name="gr12" draw:text-style-name="P5" draw:layer="layout" draw:type="curve" svg:x1="17.7cm" svg:y1="7cm" svg:x2="13.7cm" svg:y2="5.4cm" draw:start-shape="id210" draw:start-glue-point="0" draw:end-shape="id209" draw:end-glue-point="0" svg:d="M17700 7000c0-3151-4000-2351-4000-1600" svg:viewBox="0 0 4001 2280">
          <text:p/>
        </draw:connector>
        <draw:connector draw:style-name="gr12" draw:text-style-name="P5" draw:layer="layout" draw:type="curve" svg:x1="16.9cm" svg:y1="10.8cm" svg:x2="18.4cm" svg:y2="7.5cm" draw:start-shape="id211" draw:start-glue-point="0" draw:end-shape="id210" draw:end-glue-point="1" svg:d="M16900 10800c0-2100 1001-1750 1564-2050s687-1250-64-1250" svg:viewBox="0 0 2026 3301">
          <text:p/>
        </draw:connector>
        <draw:connector draw:style-name="gr12" draw:text-style-name="P5" draw:layer="layout" draw:type="curve" svg:x1="24.5cm" svg:y1="9.4cm" svg:x2="16.9cm" svg:y2="11.8cm" draw:start-shape="id212" draw:start-glue-point="2" draw:end-shape="id211" draw:end-glue-point="2" svg:d="M24500 9400c0 4351-7600 3151-7600 2400" svg:viewBox="0 0 7601 3142">
          <text:p/>
        </draw:connector>
        <draw:connector draw:style-name="gr12" draw:text-style-name="P5" draw:layer="layout" draw:type="curve" draw:line-skew="0cm 0.648cm" svg:x1="21.6cm" svg:y1="5.1cm" svg:x2="24.5cm" svg:y2="8.4cm" draw:start-shape="id213" draw:start-glue-point="3" draw:end-shape="id212" draw:end-glue-point="0" svg:d="M21600 5100c-751 0-627 1274 286 1817s2614 355 2614 1483" svg:viewBox="0 0 3391 3301">
          <text:p/>
        </draw:connector>
        <draw:connector draw:style-name="gr12" draw:text-style-name="P5" draw:layer="layout" draw:type="curve" svg:x1="25.5cm" svg:y1="4.6cm" svg:x2="22.3cm" svg:y2="4.6cm" draw:start-shape="id214" draw:start-glue-point="0" draw:end-shape="id213" draw:end-glue-point="0" svg:d="M25500 4600c0-751-3200-751-3200 0" svg:viewBox="0 0 3201 564">
          <text:p/>
        </draw:connector>
        <draw:frame draw:style-name="gr6" draw:text-style-name="P8" draw:layer="layout" svg:width="8.4cm" svg:height="0.996cm" svg:x="9cm" svg:y="0.4cm">
          <draw:text-box>
            <text:p><text:span text:style-name="T1">Doubly Linked List</text:span></text:p>
          </draw:text-box>
        </draw:frame>
        <draw:frame draw:style-name="gr20" draw:text-style-name="P15" draw:layer="layout" svg:width="10.027cm" svg:height="0.996cm" svg:x="8.68cm" svg:y="13.613cm">
          <draw:text-box>
            <text:p xml:id="id234" text:id="id234" text:style-name="P14"><text:span text:style-name="T6">{backref|payload|nextref}</text:span></text:p>
          </draw:text-box>
        </draw:frame>
        <draw:frame draw:style-name="gr7" draw:text-style-name="P12" draw:layer="layout" svg:width="2.2cm" svg:height="1.4cm" svg:x="11.957cm" svg:y="6.212cm">
          <draw:text-box>
            <text:p text:style-name="P11"><text:span text:style-name="T5">head</text:span></text:p>
          </draw:text-box>
        </draw:frame>
        <draw:frame draw:style-name="gr8" draw:text-style-name="P12" draw:layer="layout" svg:width="2.2cm" svg:height="1cm" svg:x="25.2cm" svg:y="5.6cm">
          <draw:text-box>
            <text:p text:style-name="P11"><text:span text:style-name="T5">tai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.4cm" svg:height="1cm" svg:x="13cm" svg:y="5.4cm">
          <draw:text-box>
            <text:p>79</text:p>
          </draw:text-box>
        </draw:frame>
        <draw:frame draw:style-name="gr3" draw:text-style-name="P3" xml:id="id218" draw:id="id218" draw:layer="layout" svg:width="1.4cm" svg:height="1cm" svg:x="17cm" svg:y="7cm">
          <draw:text-box>
            <text:p>58</text:p>
          </draw:text-box>
        </draw:frame>
        <draw:frame draw:style-name="gr3" draw:text-style-name="P3" xml:id="id217" draw:id="id217" draw:layer="layout" svg:width="1.4cm" svg:height="1cm" svg:x="13cm" svg:y="5.4cm">
          <draw:text-box>
            <text:p>79</text:p>
          </draw:text-box>
        </draw:frame>
        <draw:frame draw:style-name="gr3" draw:text-style-name="P3" xml:id="id222" draw:id="id222" draw:layer="layout" svg:width="1.4cm" svg:height="1cm" svg:x="24.8cm" svg:y="4.6cm">
          <draw:text-box>
            <text:p>95</text:p>
          </draw:text-box>
        </draw:frame>
        <draw:frame draw:style-name="gr3" draw:text-style-name="P3" xml:id="id221" draw:id="id221" draw:layer="layout" svg:width="1.4cm" svg:height="1cm" svg:x="21.6cm" svg:y="4.6cm">
          <draw:text-box>
            <text:p>78</text:p>
          </draw:text-box>
        </draw:frame>
        <draw:frame draw:style-name="gr3" draw:text-style-name="P3" xml:id="id219" draw:id="id219" draw:layer="layout" svg:width="1.4cm" svg:height="1cm" svg:x="16.2cm" svg:y="10.8cm">
          <draw:text-box>
            <text:p>70</text:p>
          </draw:text-box>
        </draw:frame>
        <draw:connector draw:style-name="gr4" draw:text-style-name="P5" draw:layer="layout" draw:type="curve" svg:x1="14.4cm" svg:y1="5.9cm" svg:x2="17cm" svg:y2="7.5cm" draw:start-shape="id217" draw:start-glue-point="1" draw:end-shape="id218" draw:end-glue-point="3" svg:d="M14400 5900c1950 0 650 1600 2600 1600" svg:viewBox="0 0 2601 1601">
          <text:p/>
        </draw:connector>
        <draw:connector draw:style-name="gr4" draw:text-style-name="P5" draw:layer="layout" draw:type="curve" svg:x1="18.4cm" svg:y1="7.5cm" svg:x2="16.2cm" svg:y2="11.3cm" draw:start-shape="id218" draw:start-glue-point="1" draw:end-shape="id219" draw:end-glue-point="3" svg:d="M18400 7500c751 0 501 1900-1100 1900s-1851 1900-1100 1900" svg:viewBox="0 0 3013 3801">
          <text:p/>
        </draw:connector>
        <draw:frame draw:style-name="gr3" draw:text-style-name="P3" xml:id="id220" draw:id="id220" draw:layer="layout" svg:width="1.4cm" svg:height="1cm" svg:x="23.8cm" svg:y="8.4cm">
          <draw:text-box>
            <text:p>12</text:p>
          </draw:text-box>
        </draw:frame>
        <draw:connector draw:style-name="gr4" draw:text-style-name="P5" draw:layer="layout" draw:type="curve" svg:x1="17.6cm" svg:y1="11.3cm" svg:x2="23.8cm" svg:y2="8.9cm" draw:start-shape="id219" draw:start-glue-point="1" draw:end-shape="id220" draw:end-glue-point="3" svg:d="M17600 11300c4650 0 1550-2400 6200-2400" svg:viewBox="0 0 6201 2401">
          <text:p/>
        </draw:connector>
        <draw:connector draw:style-name="gr4" draw:text-style-name="P5" draw:layer="layout" draw:type="curve" svg:x1="25.2cm" svg:y1="8.9cm" svg:x2="21.6cm" svg:y2="5.1cm" draw:start-shape="id220" draw:start-glue-point="1" draw:end-shape="id221" draw:end-glue-point="3" svg:d="M25200 8900c751 0 501-1900-1800-1900s-2551-1900-1800-1900" svg:viewBox="0 0 4359 3801">
          <text:p/>
        </draw:connector>
        <draw:connector draw:style-name="gr4" draw:text-style-name="P5" draw:layer="layout" draw:type="curve" svg:x1="23cm" svg:y1="5.1cm" svg:x2="24.8cm" svg:y2="5.1cm" draw:start-shape="id221" draw:start-glue-point="1" draw:end-shape="id222" draw:end-glue-point="3" svg:d="M23000 5100h1800" svg:viewBox="0 0 1801 1">
          <text:p/>
        </draw:connector>
        <draw:line draw:style-name="gr5" draw:text-style-name="P5" draw:layer="layout" svg:x1="7.4cm" svg:y1="2.2cm" svg:x2="7.4cm" svg:y2="13.4cm">
          <text:p/>
        </draw:line>
        <draw:frame draw:style-name="gr6" draw:text-style-name="P7" xml:id="id223" draw:id="id223" draw:layer="layout" svg:width="1.6cm" svg:height="0.996cm" svg:x="2.6cm" svg:y="3.2cm">
          <draw:text-box>
            <text:p text:style-name="P6">L</text:p>
          </draw:text-box>
        </draw:frame>
        <draw:connector draw:style-name="gr4" draw:text-style-name="P5" draw:layer="layout" draw:type="curve" svg:x1="4.2cm" svg:y1="3.698cm" svg:x2="13cm" svg:y2="5.9cm" draw:start-shape="id223" draw:start-glue-point="1" draw:end-shape="id217" svg:d="M4200 3698c6600 0 2200 2202 8800 2202" svg:viewBox="0 0 8801 2203">
          <text:p/>
        </draw:connector>
        <draw:frame draw:style-name="gr6" draw:text-style-name="P8" draw:layer="layout" svg:width="3.6cm" svg:height="0.996cm" svg:x="1.6cm" svg:y="1.2cm">
          <draw:text-box>
            <text:p><text:span text:style-name="T1">stack</text:span></text:p>
          </draw:text-box>
        </draw:frame>
        <draw:frame draw:style-name="gr6" draw:text-style-name="P8" draw:layer="layout" svg:width="3.6cm" svg:height="0.996cm" svg:x="14cm" svg:y="1.2cm">
          <draw:text-box>
            <text:p><text:span text:style-name="T1">heap</text:span></text:p>
          </draw:text-box>
        </draw:frame>
        <draw:frame draw:style-name="gr7" draw:text-style-name="P16" draw:layer="layout" svg:width="2.2cm" svg:height="1.4cm" svg:x="12.6cm" svg:y="6.4cm">
          <draw:text-box>
            <text:p><text:span text:style-name="T7">head</text:span></text:p>
          </draw:text-box>
        </draw:frame>
        <draw:frame draw:style-name="gr8" draw:text-style-name="P16" draw:layer="layout" svg:width="2.2cm" svg:height="1cm" svg:x="25.2cm" svg:y="5.6cm">
          <draw:text-box>
            <text:p><text:span text:style-name="T7">tail</text:span></text:p>
          </draw:text-box>
        </draw:frame>
        <draw:frame draw:style-name="gr6" draw:text-style-name="P8" draw:layer="layout" svg:width="8.4cm" svg:height="0.996cm" svg:x="9cm" svg:y="0.4cm">
          <draw:text-box>
            <text:p><text:span text:style-name="T1">Circular Linked List</text:span></text:p>
          </draw:text-box>
        </draw:frame>
        <draw:connector draw:style-name="gr12" draw:text-style-name="P5" draw:layer="layout" draw:type="curve" draw:line-skew="0.534cm -0.917cm" svg:x1="26.2cm" svg:y1="5.1cm" svg:x2="13.7cm" svg:y2="5.4cm" draw:start-shape="id222" draw:start-glue-point="1" draw:end-shape="id217" draw:end-glue-point="0" svg:d="M26200 5100c1552 0 1294-959-2219-1716s-10281-1311-10281 2016" svg:viewBox="0 0 13407 2592">
          <text:p/>
        </draw:connector>
        <draw:frame draw:style-name="gr20" draw:text-style-name="P13" draw:layer="layout" svg:width="6.979cm" svg:height="0.996cm" svg:x="9.263cm" svg:y="13.344cm">
          <draw:text-box>
            <text:p text:style-name="P11"><text:span text:style-name="T5">{payload|nextref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3" svg:font-family="'Noto Mono'" style:font-adornments="Regular" style:font-pitch="fixed"/>
    <style:font-face style:name="Noto Mono2" svg:font-family="'Noto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" svg:font-family="'Noto Mono'" style:font-family-generic="roman" style:font-pitch="variable"/>
    <style:font-face style:name="Noto Mono1" svg:font-family="'Noto Mono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Mono3" fo:font-family="'Noto Mono'" style:font-style-name="Regular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cm" draw:marker-start-width="0.2cm" draw:marker-end-width="0.2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6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2:07:08.317215578</meta:creation-date>
    <dc:date>2021-02-17T10:25:02.873061694</dc:date>
    <meta:editing-duration>PT3H15M50S</meta:editing-duration>
    <meta:editing-cycles>57</meta:editing-cycles>
    <meta:generator>LibreOffice/6.4.6.2$Linux_X86_64 LibreOffice_project/40$Build-2</meta:generator>
    <meta:document-statistic meta:object-count="668"/>
  </office:meta>
</office:document-meta>
</file>